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58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6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</style:style>
    <style:style style:name="ce163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6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order-left="none" fo:border-right="none" fo:border-top="0.06pt solid #000000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able-cell-properties fo:border-bottom="none" fo:border-left="none" fo:border-right="0.06pt solid #000000" fo:border-top="0.06pt solid #000000"/>
    </style:style>
    <style:style style:name="ce176" style:family="table-cell" style:parent-style-name="Default">
      <style:table-cell-properties fo:border-bottom="none" fo:border-left="none" fo:border-right="0.06pt solid #000000" fo:border-top="none"/>
    </style:style>
    <style:style style:name="ce177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179" style:family="table-cell" style:parent-style-name="Default" style:data-style-name="N113">
      <style:table-cell-properties fo:border-bottom="none" fo:border-left="none" fo:border-right="0.06pt solid #000000" fo:border-top="none"/>
      <style:text-properties fo:color="#ff0000"/>
    </style:style>
    <style:style style:name="ce18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8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0000"/>
    </style:style>
    <style:style style:name="ce18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1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color="#ff0000"/>
    </style:style>
    <style:style style:name="ce19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3">
      <style:table-cell-properties fo:border="none"/>
    </style:style>
    <style:style style:name="ce194" style:family="table-cell" style:parent-style-name="Default" style:data-style-name="N113">
      <style:table-cell-properties fo:border="none"/>
      <style:text-properties fo:font-weight="normal" style:font-weight-asian="normal" style:font-weight-complex="normal"/>
    </style:style>
    <style:style style:name="ce195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 style:data-style-name="N113">
      <style:table-cell-properties fo:border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0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05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/>
    </style:style>
    <style:style style:name="ce20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0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1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1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1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1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13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3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8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cm"/>
      <style:text-properties fo:color="#ff0000" fo:font-weight="normal" style:font-weight-asian="normal" style:font-weight-complex="normal"/>
    </style:style>
    <style:style style:name="ce17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5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3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Границы №1" table:style-name="ta1">
        <office:forms form:automatic-focus="false" form:apply-design-mode="false"/>
        <table:table-column table:style-name="co1" table:number-columns-repeated="3" table:default-cell-style-name="ce135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6" table:default-cell-style-name="ce167"/>
        <table:table-column table:style-name="co1" table:number-columns-repeated="2" table:default-cell-style-name="ce162"/>
        <table:table-column table:style-name="co1" table:default-cell-style-name="ce177"/>
        <table:table-column table:style-name="co1" table:number-columns-repeated="8" table:default-cell-style-name="ce167"/>
        <table:table-column table:style-name="co1" table:number-columns-repeated="2" table:default-cell-style-name="ce162"/>
        <table:table-column table:style-name="co1" table:default-cell-style-name="ce177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11" table:number-rows-spanned="1">
            <text:p>BONN</text:p>
          </table:table-cell>
          <table:covered-table-cell table:number-columns-repeated="4" table:style-name="ce161"/>
          <table:covered-table-cell table:style-name="ce171"/>
          <table:covered-table-cell table:number-columns-repeated="4" table:style-name="ce161"/>
          <table:covered-table-cell table:style-name="ce174"/>
          <table:table-cell table:style-name="ce183" office:value-type="string" calcext:value-type="string" table:number-columns-spanned="11" table:number-rows-spanned="1">
            <text:p>WJC1</text:p>
          </table:table-cell>
          <table:covered-table-cell table:number-columns-repeated="9" table:style-name="ce161"/>
          <table:covered-table-cell table:style-name="ce17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 table:number-columns-spanned="2" table:number-rows-spanned="1">
            <text:p>fmin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a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particleswarm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simulannealbnd</text:p>
          </table:table-cell>
          <table:covered-table-cell table:style-name="ce173"/>
          <table:table-cell table:style-name="ce176" office:value-type="string" calcext:value-type="string">
            <text:p>GlobalSearch + fminsearch</text:p>
          </table:table-cell>
          <table:table-cell table:style-name="ce15" office:value-type="string" calcext:value-type="string" table:number-columns-spanned="2" table:number-rows-spanned="1">
            <text:p>fmin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ga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particleswarm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simulannealbnd</text:p>
          </table:table-cell>
          <table:covered-table-cell table:style-name="ce15"/>
          <table:table-cell table:style-name="ce176" office:value-type="string" calcext:value-type="string">
            <text:p>GlobalSearch + fminsearch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 table:number-columns-spanned="1" table:number-rows-spanned="17">
            <text:p>x</text:p>
          </table:table-cell>
          <table:table-cell table:number-columns-repeated="2" office:value-type="float" office:value="14.951109762608" calcext:value-type="float">
            <text:p>14.951</text:p>
          </table:table-cell>
          <table:table-cell table:style-name="ce162" office:value-type="float" office:value="14.8857554101621" calcext:value-type="float">
            <text:p>14.886</text:p>
          </table:table-cell>
          <table:table-cell office:value-type="float" office:value="14.9321369784318" calcext:value-type="float">
            <text:p>14.932</text:p>
          </table:table-cell>
          <table:table-cell table:style-name="ce162" office:value-type="float" office:value="14.8169528121212" calcext:value-type="float">
            <text:p>14.817</text:p>
          </table:table-cell>
          <table:table-cell office:value-type="float" office:value="15.4744881447307" calcext:value-type="float">
            <text:p>15.474</text:p>
          </table:table-cell>
          <table:table-cell table:style-name="ce162" office:value-type="float" office:value="14.9575919581995" calcext:value-type="float">
            <text:p>14.958</text:p>
          </table:table-cell>
          <table:table-cell office:value-type="float" office:value="15.1732884610417" calcext:value-type="float">
            <text:p>15.173</text:p>
          </table:table-cell>
          <table:table-cell office:value-type="float" office:value="15.2580882516619" calcext:value-type="float">
            <text:p>15.258</text:p>
          </table:table-cell>
          <table:table-cell office:value-type="float" office:value="15.1948841475038" calcext:value-type="float">
            <text:p>15.195</text:p>
          </table:table-cell>
          <table:table-cell office:value-type="float" office:value="14.9992253073031" calcext:value-type="float">
            <text:p>14.999</text:p>
          </table:table-cell>
          <table:table-cell table:style-name="ce162" office:value-type="float" office:value="14.548690731301" calcext:value-type="float">
            <text:p>14.549</text:p>
          </table:table-cell>
          <table:table-cell office:value-type="float" office:value="14.548690731301" calcext:value-type="float">
            <text:p>14.549</text:p>
          </table:table-cell>
          <table:table-cell table:style-name="ce162" office:value-type="float" office:value="14.3274345075428" calcext:value-type="float">
            <text:p>14.327</text:p>
          </table:table-cell>
          <table:table-cell office:value-type="float" office:value="14.3759317753278" calcext:value-type="float">
            <text:p>14.376</text:p>
          </table:table-cell>
          <table:table-cell table:style-name="ce162" office:value-type="float" office:value="14.5691782430284" calcext:value-type="float">
            <text:p>14.569</text:p>
          </table:table-cell>
          <table:table-cell office:value-type="float" office:value="14.5363567969946" calcext:value-type="float">
            <text:p>14.536</text:p>
          </table:table-cell>
          <table:table-cell table:style-name="ce162" office:value-type="float" office:value="14.5519185841118" calcext:value-type="float">
            <text:p>14.552</text:p>
          </table:table-cell>
          <table:table-cell office:value-type="float" office:value="14.6942727998583" calcext:value-type="float">
            <text:p>14.694</text:p>
          </table:table-cell>
          <table:table-cell office:value-type="float" office:value="14.3148178847097" calcext:value-type="float">
            <text:p>14.315</text:p>
          </table:table-cell>
          <table:table-cell office:value-type="float" office:value="15.115043456399" calcext:value-type="float">
            <text:p>15.115</text:p>
          </table:table-cell>
          <table:table-cell office:value-type="float" office:value="14.3759432132799" calcext:value-type="float">
            <text:p>14.376</text:p>
          </table:table-cell>
        </table:table-row>
        <table:table-row table:style-name="ro1">
          <table:table-cell office:value-type="string" calcext:value-type="string">
            <text:p>2200/hc</text:p>
          </table:table-cell>
          <table:table-cell office:value-type="string" calcext:value-type="string">
            <text:p>2500/hc</text:p>
          </table:table-cell>
          <table:table-cell/>
          <table:covered-table-cell/>
          <table:table-cell table:number-columns-repeated="2" office:value-type="float" office:value="2359.46125326553" calcext:value-type="float">
            <text:p>2359.461</text:p>
          </table:table-cell>
          <table:table-cell office:value-type="float" office:value="2391.33384509271" calcext:value-type="float">
            <text:p>2391.334</text:p>
          </table:table-cell>
          <table:table-cell office:value-type="float" office:value="2460.64962362882" calcext:value-type="float">
            <text:p>2460.650</text:p>
          </table:table-cell>
          <table:table-cell office:value-type="float" office:value="2384.0351221333" calcext:value-type="float">
            <text:p>2384.035</text:p>
          </table:table-cell>
          <table:table-cell office:value-type="float" office:value="2267.60702708031" calcext:value-type="float">
            <text:p>2267.607</text:p>
          </table:table-cell>
          <table:table-cell office:value-type="float" office:value="2380.0215420561" calcext:value-type="float">
            <text:p>2380.022</text:p>
          </table:table-cell>
          <table:table-cell office:value-type="float" office:value="2354.06379588613" calcext:value-type="float">
            <text:p>2354.064</text:p>
          </table:table-cell>
          <table:table-cell office:value-type="float" office:value="2288.44861057172" calcext:value-type="float">
            <text:p>2288.449</text:p>
          </table:table-cell>
          <table:table-cell office:value-type="float" office:value="2372.54282210844" calcext:value-type="float">
            <text:p>2372.543</text:p>
          </table:table-cell>
          <table:table-cell office:value-type="float" office:value="2488.59281466714" calcext:value-type="float">
            <text:p>2488.593</text:p>
          </table:table-cell>
          <table:table-cell table:number-columns-repeated="2" office:value-type="float" office:value="2352.78995395158" calcext:value-type="float">
            <text:p>2352.790</text:p>
          </table:table-cell>
          <table:table-cell office:value-type="float" office:value="2398.27697140724" calcext:value-type="float">
            <text:p>2398.277</text:p>
          </table:table-cell>
          <table:table-cell office:value-type="float" office:value="2419.52294779269" calcext:value-type="float">
            <text:p>2419.523</text:p>
          </table:table-cell>
          <table:table-cell office:value-type="float" office:value="2292.07602048415" calcext:value-type="float">
            <text:p>2292.076</text:p>
          </table:table-cell>
          <table:table-cell office:value-type="float" office:value="2304.0839151561" calcext:value-type="float">
            <text:p>2304.084</text:p>
          </table:table-cell>
          <table:table-cell office:value-type="float" office:value="2309.10334609221" calcext:value-type="float">
            <text:p>2309.103</text:p>
          </table:table-cell>
          <table:table-cell office:value-type="float" office:value="2200.01091155946" calcext:value-type="float">
            <text:p>2200.011</text:p>
          </table:table-cell>
          <table:table-cell office:value-type="float" office:value="2323.51547435879" calcext:value-type="float">
            <text:p>2323.515</text:p>
          </table:table-cell>
          <table:table-cell office:value-type="float" office:value="2468.34790830858" calcext:value-type="float">
            <text:p>2468.348</text:p>
          </table:table-cell>
          <table:table-cell office:value-type="float" office:value="2419.52431647376" calcext:value-type="float">
            <text:p>2419.52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/>
          <table:covered-table-cell/>
          <table:table-cell table:number-columns-repeated="2" office:value-type="float" office:value="4.50992736211589" calcext:value-type="float">
            <text:p>4.510</text:p>
          </table:table-cell>
          <table:table-cell office:value-type="float" office:value="5.46243968058037" calcext:value-type="float">
            <text:p>5.462</text:p>
          </table:table-cell>
          <table:table-cell office:value-type="float" office:value="5.41208367019213" calcext:value-type="float">
            <text:p>5.412</text:p>
          </table:table-cell>
          <table:table-cell office:value-type="float" office:value="4.45323845361539" calcext:value-type="float">
            <text:p>4.453</text:p>
          </table:table-cell>
          <table:table-cell office:value-type="float" office:value="5.38592867500527" calcext:value-type="float">
            <text:p>5.386</text:p>
          </table:table-cell>
          <table:table-cell office:value-type="float" office:value="4.52764955567987" calcext:value-type="float">
            <text:p>4.528</text:p>
          </table:table-cell>
          <table:table-cell office:value-type="float" office:value="6" calcext:value-type="float">
            <text:p>6.000</text:p>
          </table:table-cell>
          <table:table-cell office:value-type="float" office:value="5.066337124925" calcext:value-type="float">
            <text:p>5.066</text:p>
          </table:table-cell>
          <table:table-cell office:value-type="float" office:value="4.86778710423168" calcext:value-type="float">
            <text:p>4.868</text:p>
          </table:table-cell>
          <table:table-cell office:value-type="float" office:value="5.5166097684267" calcext:value-type="float">
            <text:p>5.517</text:p>
          </table:table-cell>
          <table:table-cell table:number-columns-repeated="2" office:value-type="float" office:value="4.52698328392631" calcext:value-type="float">
            <text:p>4.527</text:p>
          </table:table-cell>
          <table:table-cell office:value-type="float" office:value="5.07607300065341" calcext:value-type="float">
            <text:p>5.076</text:p>
          </table:table-cell>
          <table:table-cell office:value-type="float" office:value="5.36846524151556" calcext:value-type="float">
            <text:p>5.368</text:p>
          </table:table-cell>
          <table:table-cell office:value-type="float" office:value="4.35909454697649" calcext:value-type="float">
            <text:p>4.359</text:p>
          </table:table-cell>
          <table:table-cell office:value-type="float" office:value="5.12453112074099" calcext:value-type="float">
            <text:p>5.125</text:p>
          </table:table-cell>
          <table:table-cell office:value-type="float" office:value="5.99757260426078" calcext:value-type="float">
            <text:p>5.998</text:p>
          </table:table-cell>
          <table:table-cell office:value-type="float" office:value="4.96680167965622" calcext:value-type="float">
            <text:p>4.967</text:p>
          </table:table-cell>
          <table:table-cell office:value-type="float" office:value="3.51895411047151" calcext:value-type="float">
            <text:p>3.519</text:p>
          </table:table-cell>
          <table:table-cell office:value-type="float" office:value="5.04621244599804" calcext:value-type="float">
            <text:p>5.046</text:p>
          </table:table-cell>
          <table:table-cell office:value-type="float" office:value="5.36848131684817" calcext:value-type="float">
            <text:p>5.368</text:p>
          </table:table-cell>
        </table:table-row>
        <table:table-row table:style-name="ro1">
          <table:table-cell office:value-type="string" calcext:value-type="string">
            <text:p>1100/hc</text:p>
          </table:table-cell>
          <table:table-cell office:value-type="string" calcext:value-type="string">
            <text:p>1300/hc</text:p>
          </table:table-cell>
          <table:table-cell/>
          <table:covered-table-cell/>
          <table:table-cell table:number-columns-repeated="2" office:value-type="float" office:value="1177.49877123843" calcext:value-type="float">
            <text:p>1177.499</text:p>
          </table:table-cell>
          <table:table-cell office:value-type="float" office:value="1119.41050796722" calcext:value-type="float">
            <text:p>1119.411</text:p>
          </table:table-cell>
          <table:table-cell office:value-type="float" office:value="1110.50873929279" calcext:value-type="float">
            <text:p>1110.509</text:p>
          </table:table-cell>
          <table:table-cell office:value-type="float" office:value="1162.43934147006" calcext:value-type="float">
            <text:p>1162.439</text:p>
          </table:table-cell>
          <table:table-cell office:value-type="float" office:value="1105.75826732096" calcext:value-type="float">
            <text:p>1105.758</text:p>
          </table:table-cell>
          <table:table-cell office:value-type="float" office:value="1232.53190693807" calcext:value-type="float">
            <text:p>1232.532</text:p>
          </table:table-cell>
          <table:table-cell office:value-type="float" office:value="1137.96604927167" calcext:value-type="float">
            <text:p>1137.966</text:p>
          </table:table-cell>
          <table:table-cell office:value-type="float" office:value="1181.56798124249" calcext:value-type="float">
            <text:p>1181.568</text:p>
          </table:table-cell>
          <table:table-cell office:value-type="float" office:value="1249.01238775783" calcext:value-type="float">
            <text:p>1249.012</text:p>
          </table:table-cell>
          <table:table-cell office:value-type="float" office:value="1121.66936312247" calcext:value-type="float">
            <text:p>1121.669</text:p>
          </table:table-cell>
          <table:table-cell table:number-columns-repeated="2" office:value-type="float" office:value="1211.18551354223" calcext:value-type="float">
            <text:p>1211.186</text:p>
          </table:table-cell>
          <table:table-cell office:value-type="float" office:value="1228.87192525127" calcext:value-type="float">
            <text:p>1228.872</text:p>
          </table:table-cell>
          <table:table-cell office:value-type="float" office:value="1250.83896918003" calcext:value-type="float">
            <text:p>1250.839</text:p>
          </table:table-cell>
          <table:table-cell office:value-type="float" office:value="1196.28034874187" calcext:value-type="float">
            <text:p>1196.280</text:p>
          </table:table-cell>
          <table:table-cell office:value-type="float" office:value="1211.09756351636" calcext:value-type="float">
            <text:p>1211.098</text:p>
          </table:table-cell>
          <table:table-cell office:value-type="float" office:value="1101.63564521961" calcext:value-type="float">
            <text:p>1101.636</text:p>
          </table:table-cell>
          <table:table-cell office:value-type="float" office:value="1142.5322489453" calcext:value-type="float">
            <text:p>1142.532</text:p>
          </table:table-cell>
          <table:table-cell office:value-type="float" office:value="1255.00227293237" calcext:value-type="float">
            <text:p>1255.002</text:p>
          </table:table-cell>
          <table:table-cell office:value-type="float" office:value="1263.00551677066" calcext:value-type="float">
            <text:p>1263.006</text:p>
          </table:table-cell>
          <table:table-cell office:value-type="float" office:value="1250.84406877577" calcext:value-type="float">
            <text:p>1250.844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/>
          <table:covered-table-cell/>
          <table:table-cell table:number-columns-repeated="2" office:value-type="float" office:value="1.99626218962559" calcext:value-type="float">
            <text:p>1.996</text:p>
          </table:table-cell>
          <table:table-cell office:value-type="float" office:value="2.20959315096721" calcext:value-type="float">
            <text:p>2.210</text:p>
          </table:table-cell>
          <table:table-cell office:value-type="float" office:value="2.48698794661126" calcext:value-type="float">
            <text:p>2.487</text:p>
          </table:table-cell>
          <table:table-cell office:value-type="float" office:value="2.35093498191687" calcext:value-type="float">
            <text:p>2.351</text:p>
          </table:table-cell>
          <table:table-cell office:value-type="float" office:value="1.94544836723281" calcext:value-type="float">
            <text:p>1.945</text:p>
          </table:table-cell>
          <table:table-cell office:value-type="float" office:value="1.89928893926546" calcext:value-type="float">
            <text:p>1.899</text:p>
          </table:table-cell>
          <table:table-cell office:value-type="float" office:value="2.13424883462401" calcext:value-type="float">
            <text:p>2.134</text:p>
          </table:table-cell>
          <table:table-cell office:value-type="float" office:value="2.03436721047168" calcext:value-type="float">
            <text:p>2.034</text:p>
          </table:table-cell>
          <table:table-cell office:value-type="float" office:value="1.80441162687531" calcext:value-type="float">
            <text:p>1.804</text:p>
          </table:table-cell>
          <table:table-cell table:style-name="ce179" office:value-type="float" office:value="2.51797524804901" calcext:value-type="float">
            <text:p>2.518</text:p>
          </table:table-cell>
          <table:table-cell table:number-columns-repeated="2" office:value-type="float" office:value="2.00857704125241" calcext:value-type="float">
            <text:p>2.009</text:p>
          </table:table-cell>
          <table:table-cell office:value-type="float" office:value="2.00693286735687" calcext:value-type="float">
            <text:p>2.007</text:p>
          </table:table-cell>
          <table:table-cell office:value-type="float" office:value="1.84958448397908" calcext:value-type="float">
            <text:p>1.850</text:p>
          </table:table-cell>
          <table:table-cell office:value-type="float" office:value="2.37954954189856" calcext:value-type="float">
            <text:p>2.380</text:p>
          </table:table-cell>
          <table:table-cell office:value-type="float" office:value="2.43179893873277" calcext:value-type="float">
            <text:p>2.432</text:p>
          </table:table-cell>
          <table:table-cell office:value-type="float" office:value="1.52249886423821" calcext:value-type="float">
            <text:p>1.522</text:p>
          </table:table-cell>
          <table:table-cell office:value-type="float" office:value="2.25310429058186" calcext:value-type="float">
            <text:p>2.253</text:p>
          </table:table-cell>
          <table:table-cell office:value-type="float" office:value="1.54081485392476" calcext:value-type="float">
            <text:p>1.541</text:p>
          </table:table-cell>
          <table:table-cell office:value-type="float" office:value="1.88299985164409" calcext:value-type="float">
            <text:p>1.883</text:p>
          </table:table-cell>
          <table:table-cell office:value-type="float" office:value="1.84958671863003" calcext:value-type="float">
            <text:p>1.850</text:p>
          </table:table-cell>
        </table:table-row>
        <table:table-row table:style-name="ro1">
          <table:table-cell office:value-type="string" calcext:value-type="string">
            <text:p>2100/hc</text:p>
          </table:table-cell>
          <table:table-cell office:value-type="string" calcext:value-type="string">
            <text:p>2300/hc</text:p>
          </table:table-cell>
          <table:table-cell/>
          <table:covered-table-cell/>
          <table:table-cell table:number-columns-repeated="2" office:value-type="float" office:value="2250.77100195023" calcext:value-type="float">
            <text:p>2250.771</text:p>
          </table:table-cell>
          <table:table-cell office:value-type="float" office:value="2237.25722191244" calcext:value-type="float">
            <text:p>2237.257</text:p>
          </table:table-cell>
          <table:table-cell office:value-type="float" office:value="2158.71620477854" calcext:value-type="float">
            <text:p>2158.716</text:p>
          </table:table-cell>
          <table:table-cell office:value-type="float" office:value="2180.7057840389" calcext:value-type="float">
            <text:p>2180.706</text:p>
          </table:table-cell>
          <table:table-cell office:value-type="float" office:value="2299.11387962826" calcext:value-type="float">
            <text:p>2299.114</text:p>
          </table:table-cell>
          <table:table-cell office:value-type="float" office:value="2169.25789650533" calcext:value-type="float">
            <text:p>2169.258</text:p>
          </table:table-cell>
          <table:table-cell office:value-type="float" office:value="2258.58311862845" calcext:value-type="float">
            <text:p>2258.583</text:p>
          </table:table-cell>
          <table:table-cell office:value-type="float" office:value="2170.03450852447" calcext:value-type="float">
            <text:p>2170.035</text:p>
          </table:table-cell>
          <table:table-cell office:value-type="float" office:value="2212.50021954718" calcext:value-type="float">
            <text:p>2212.500</text:p>
          </table:table-cell>
          <table:table-cell office:value-type="float" office:value="2198.89110922657" calcext:value-type="float">
            <text:p>2198.891</text:p>
          </table:table-cell>
          <table:table-cell table:number-columns-repeated="2" office:value-type="float" office:value="2207.69653558578" calcext:value-type="float">
            <text:p>2207.697</text:p>
          </table:table-cell>
          <table:table-cell office:value-type="float" office:value="2298.86645617643" calcext:value-type="float">
            <text:p>2298.866</text:p>
          </table:table-cell>
          <table:table-cell office:value-type="float" office:value="2299.27715422691" calcext:value-type="float">
            <text:p>2299.277</text:p>
          </table:table-cell>
          <table:table-cell office:value-type="float" office:value="2162.98260111049" calcext:value-type="float">
            <text:p>2162.983</text:p>
          </table:table-cell>
          <table:table-cell office:value-type="float" office:value="2170.29702362857" calcext:value-type="float">
            <text:p>2170.297</text:p>
          </table:table-cell>
          <table:table-cell office:value-type="float" office:value="2243.50430623886" calcext:value-type="float">
            <text:p>2243.504</text:p>
          </table:table-cell>
          <table:table-cell office:value-type="float" office:value="2149.98866062869" calcext:value-type="float">
            <text:p>2149.989</text:p>
          </table:table-cell>
          <table:table-cell office:value-type="float" office:value="2230.47078196025" calcext:value-type="float">
            <text:p>2230.471</text:p>
          </table:table-cell>
          <table:table-cell office:value-type="float" office:value="2172.59494137049" calcext:value-type="float">
            <text:p>2172.595</text:p>
          </table:table-cell>
          <table:table-cell office:value-type="float" office:value="2299.27894315433" calcext:value-type="float">
            <text:p>2299.27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/>
          <table:covered-table-cell/>
          <table:table-cell table:number-columns-repeated="2" office:value-type="float" office:value="21.1810056641432" calcext:value-type="float">
            <text:p>21.181</text:p>
          </table:table-cell>
          <table:table-cell office:value-type="float" office:value="18.6457232144004" calcext:value-type="float">
            <text:p>18.646</text:p>
          </table:table-cell>
          <table:table-cell office:value-type="float" office:value="18.296129414429" calcext:value-type="float">
            <text:p>18.296</text:p>
          </table:table-cell>
          <table:table-cell office:value-type="float" office:value="19.3461481581995" calcext:value-type="float">
            <text:p>19.346</text:p>
          </table:table-cell>
          <table:table-cell office:value-type="float" office:value="19.8314532214939" calcext:value-type="float">
            <text:p>19.831</text:p>
          </table:table-cell>
          <table:table-cell office:value-type="float" office:value="18.0006762132198" calcext:value-type="float">
            <text:p>18.001</text:p>
          </table:table-cell>
          <table:table-cell office:value-type="float" office:value="18.1524852479299" calcext:value-type="float">
            <text:p>18.152</text:p>
          </table:table-cell>
          <table:table-cell office:value-type="float" office:value="18.9415191008523" calcext:value-type="float">
            <text:p>18.942</text:p>
          </table:table-cell>
          <table:table-cell office:value-type="float" office:value="18.1666195643847" calcext:value-type="float">
            <text:p>18.167</text:p>
          </table:table-cell>
          <table:table-cell office:value-type="float" office:value="18.270257984567" calcext:value-type="float">
            <text:p>18.270</text:p>
          </table:table-cell>
          <table:table-cell table:number-columns-repeated="2" office:value-type="float" office:value="20.6811853788104" calcext:value-type="float">
            <text:p>20.681</text:p>
          </table:table-cell>
          <table:table-cell office:value-type="float" office:value="19.2373255285713" calcext:value-type="float">
            <text:p>19.237</text:p>
          </table:table-cell>
          <table:table-cell office:value-type="float" office:value="18.5438845545265" calcext:value-type="float">
            <text:p>18.544</text:p>
          </table:table-cell>
          <table:table-cell office:value-type="float" office:value="19.999867020312" calcext:value-type="float">
            <text:p>20.000</text:p>
          </table:table-cell>
          <table:table-cell office:value-type="float" office:value="19.191324227079" calcext:value-type="float">
            <text:p>19.191</text:p>
          </table:table-cell>
          <table:table-cell office:value-type="float" office:value="18.6534117298473" calcext:value-type="float">
            <text:p>18.653</text:p>
          </table:table-cell>
          <table:table-cell office:value-type="float" office:value="19.5418992077131" calcext:value-type="float">
            <text:p>19.542</text:p>
          </table:table-cell>
          <table:table-cell office:value-type="float" office:value="18.8758572010454" calcext:value-type="float">
            <text:p>18.876</text:p>
          </table:table-cell>
          <table:table-cell office:value-type="float" office:value="18.756024475713" calcext:value-type="float">
            <text:p>18.756</text:p>
          </table:table-cell>
          <table:table-cell office:value-type="float" office:value="18.5438825023139" calcext:value-type="float">
            <text:p>18.544</text:p>
          </table:table-cell>
        </table:table-row>
        <table:table-row table:style-name="ro1">
          <table:table-cell office:value-type="string" calcext:value-type="string">
            <text:p>1500/hc</text:p>
          </table:table-cell>
          <table:table-cell office:value-type="string" calcext:value-type="string">
            <text:p>1800/hc</text:p>
          </table:table-cell>
          <table:table-cell/>
          <table:covered-table-cell/>
          <table:table-cell table:number-columns-repeated="2" office:value-type="float" office:value="1507.13751029137" calcext:value-type="float">
            <text:p>1507.138</text:p>
          </table:table-cell>
          <table:table-cell office:value-type="float" office:value="1560.69905909875" calcext:value-type="float">
            <text:p>1560.699</text:p>
          </table:table-cell>
          <table:table-cell office:value-type="float" office:value="1508.15386700551" calcext:value-type="float">
            <text:p>1508.154</text:p>
          </table:table-cell>
          <table:table-cell office:value-type="float" office:value="1580.66291807757" calcext:value-type="float">
            <text:p>1580.663</text:p>
          </table:table-cell>
          <table:table-cell office:value-type="float" office:value="1656.09836669233" calcext:value-type="float">
            <text:p>1656.098</text:p>
          </table:table-cell>
          <table:table-cell office:value-type="float" office:value="1557.61528528186" calcext:value-type="float">
            <text:p>1557.615</text:p>
          </table:table-cell>
          <table:table-cell office:value-type="float" office:value="1544.85475551671" calcext:value-type="float">
            <text:p>1544.855</text:p>
          </table:table-cell>
          <table:table-cell office:value-type="float" office:value="1653.84642962006" calcext:value-type="float">
            <text:p>1653.846</text:p>
          </table:table-cell>
          <table:table-cell office:value-type="float" office:value="1662.02947324834" calcext:value-type="float">
            <text:p>1662.029</text:p>
          </table:table-cell>
          <table:table-cell office:value-type="float" office:value="1519.11147714714" calcext:value-type="float">
            <text:p>1519.111</text:p>
          </table:table-cell>
          <table:table-cell table:number-columns-repeated="2" office:value-type="float" office:value="1644.87321742845" calcext:value-type="float">
            <text:p>1644.873</text:p>
          </table:table-cell>
          <table:table-cell office:value-type="float" office:value="1730.28133588743" calcext:value-type="float">
            <text:p>1730.281</text:p>
          </table:table-cell>
          <table:table-cell office:value-type="float" office:value="1771.23851501655" calcext:value-type="float">
            <text:p>1771.239</text:p>
          </table:table-cell>
          <table:table-cell office:value-type="float" office:value="1799.97995727438" calcext:value-type="float">
            <text:p>1799.980</text:p>
          </table:table-cell>
          <table:table-cell office:value-type="float" office:value="1689.03199752858" calcext:value-type="float">
            <text:p>1689.032</text:p>
          </table:table-cell>
          <table:table-cell office:value-type="float" office:value="1753.01770360451" calcext:value-type="float">
            <text:p>1753.018</text:p>
          </table:table-cell>
          <table:table-cell office:value-type="float" office:value="1799.08380906435" calcext:value-type="float">
            <text:p>1799.084</text:p>
          </table:table-cell>
          <table:table-cell office:value-type="float" office:value="1647.31084084563" calcext:value-type="float">
            <text:p>1647.311</text:p>
          </table:table-cell>
          <table:table-cell office:value-type="float" office:value="1547.38794814625" calcext:value-type="float">
            <text:p>1547.388</text:p>
          </table:table-cell>
          <table:table-cell office:value-type="float" office:value="1771.2379604976" calcext:value-type="float">
            <text:p>1771.23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table:number-columns-repeated="2" office:value-type="float" office:value="10.5828583247301" calcext:value-type="float">
            <text:p>10.583</text:p>
          </table:table-cell>
          <table:table-cell office:value-type="float" office:value="10.0688371567767" calcext:value-type="float">
            <text:p>10.069</text:p>
          </table:table-cell>
          <table:table-cell office:value-type="float" office:value="10.1526718451405" calcext:value-type="float">
            <text:p>10.153</text:p>
          </table:table-cell>
          <table:table-cell office:value-type="float" office:value="11.4764822582541" calcext:value-type="float">
            <text:p>11.476</text:p>
          </table:table-cell>
          <table:table-cell office:value-type="float" office:value="10.4203622044121" calcext:value-type="float">
            <text:p>10.420</text:p>
          </table:table-cell>
          <table:table-cell office:value-type="float" office:value="10.3322373312115" calcext:value-type="float">
            <text:p>10.332</text:p>
          </table:table-cell>
          <table:table-cell office:value-type="float" office:value="10.5169749431748" calcext:value-type="float">
            <text:p>10.517</text:p>
          </table:table-cell>
          <table:table-cell office:value-type="float" office:value="11.4967952985064" calcext:value-type="float">
            <text:p>11.497</text:p>
          </table:table-cell>
          <table:table-cell office:value-type="float" office:value="11.8107580989927" calcext:value-type="float">
            <text:p>11.811</text:p>
          </table:table-cell>
          <table:table-cell office:value-type="float" office:value="10.1445521792485" calcext:value-type="float">
            <text:p>10.145</text:p>
          </table:table-cell>
          <table:table-cell table:number-columns-repeated="2" office:value-type="float" office:value="10.431178500949" calcext:value-type="float">
            <text:p>10.431</text:p>
          </table:table-cell>
          <table:table-cell office:value-type="float" office:value="11.1047187687412" calcext:value-type="float">
            <text:p>11.105</text:p>
          </table:table-cell>
          <table:table-cell office:value-type="float" office:value="11.4325768410075" calcext:value-type="float">
            <text:p>11.433</text:p>
          </table:table-cell>
          <table:table-cell office:value-type="float" office:value="10.2664978707698" calcext:value-type="float">
            <text:p>10.266</text:p>
          </table:table-cell>
          <table:table-cell office:value-type="float" office:value="11.1485930096543" calcext:value-type="float">
            <text:p>11.149</text:p>
          </table:table-cell>
          <table:table-cell office:value-type="float" office:value="11.6519455281795" calcext:value-type="float">
            <text:p>11.652</text:p>
          </table:table-cell>
          <table:table-cell office:value-type="float" office:value="10.1223686224994" calcext:value-type="float">
            <text:p>10.122</text:p>
          </table:table-cell>
          <table:table-cell office:value-type="float" office:value="11.1483801241408" calcext:value-type="float">
            <text:p>11.148</text:p>
          </table:table-cell>
          <table:table-cell office:value-type="float" office:value="11.6249601260787" calcext:value-type="float">
            <text:p>11.625</text:p>
          </table:table-cell>
          <table:table-cell office:value-type="float" office:value="11.4325757088482" calcext:value-type="float">
            <text:p>11.433</text:p>
          </table:table-cell>
        </table:table-row>
        <table:table-row table:style-name="ro1">
          <table:table-cell office:value-type="string" calcext:value-type="string">
            <text:p>2000/hc</text:p>
          </table:table-cell>
          <table:table-cell office:value-type="string" calcext:value-type="string">
            <text:p>2200/hc</text:p>
          </table:table-cell>
          <table:table-cell/>
          <table:covered-table-cell/>
          <table:table-cell table:number-columns-repeated="2" office:value-type="float" office:value="2114.19292472285" calcext:value-type="float">
            <text:p>2114.193</text:p>
          </table:table-cell>
          <table:table-cell office:value-type="float" office:value="2199.68031619813" calcext:value-type="float">
            <text:p>2199.680</text:p>
          </table:table-cell>
          <table:table-cell office:value-type="float" office:value="2001.80872761607" calcext:value-type="float">
            <text:p>2001.809</text:p>
          </table:table-cell>
          <table:table-cell office:value-type="float" office:value="2114.59975395291" calcext:value-type="float">
            <text:p>2114.600</text:p>
          </table:table-cell>
          <table:table-cell office:value-type="float" office:value="2105.42410037016" calcext:value-type="float">
            <text:p>2105.424</text:p>
          </table:table-cell>
          <table:table-cell office:value-type="float" office:value="2192.78642792871" calcext:value-type="float">
            <text:p>2192.786</text:p>
          </table:table-cell>
          <table:table-cell office:value-type="float" office:value="2193.11442686387" calcext:value-type="float">
            <text:p>2193.114</text:p>
          </table:table-cell>
          <table:table-cell office:value-type="float" office:value="2044.81519107612" calcext:value-type="float">
            <text:p>2044.815</text:p>
          </table:table-cell>
          <table:table-cell office:value-type="float" office:value="2081.62621166748" calcext:value-type="float">
            <text:p>2081.626</text:p>
          </table:table-cell>
          <table:table-cell table:style-name="ce179" office:value-type="float" office:value="2014.67209551214" calcext:value-type="float">
            <text:p>2014.672</text:p>
          </table:table-cell>
          <table:table-cell table:number-columns-repeated="2" office:value-type="float" office:value="2029.94016066097" calcext:value-type="float">
            <text:p>2029.940</text:p>
          </table:table-cell>
          <table:table-cell office:value-type="float" office:value="2153.34779033567" calcext:value-type="float">
            <text:p>2153.348</text:p>
          </table:table-cell>
          <table:table-cell office:value-type="float" office:value="2195.4920538129" calcext:value-type="float">
            <text:p>2195.492</text:p>
          </table:table-cell>
          <table:table-cell office:value-type="float" office:value="2171.61848134362" calcext:value-type="float">
            <text:p>2171.618</text:p>
          </table:table-cell>
          <table:table-cell office:value-type="float" office:value="2135.17098784428" calcext:value-type="float">
            <text:p>2135.171</text:p>
          </table:table-cell>
          <table:table-cell office:value-type="float" office:value="2040.4097466273" calcext:value-type="float">
            <text:p>2040.410</text:p>
          </table:table-cell>
          <table:table-cell office:value-type="float" office:value="2058.21488944094" calcext:value-type="float">
            <text:p>2058.215</text:p>
          </table:table-cell>
          <table:table-cell office:value-type="float" office:value="2145.89634372866" calcext:value-type="float">
            <text:p>2145.896</text:p>
          </table:table-cell>
          <table:table-cell office:value-type="float" office:value="2024.97074273673" calcext:value-type="float">
            <text:p>2024.971</text:p>
          </table:table-cell>
          <table:table-cell table:style-name="ce179" office:value-type="float" office:value="2195.49342442815" calcext:value-type="float">
            <text:p>2195.49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/>
          <table:covered-table-cell/>
          <table:table-cell table:number-columns-repeated="2" office:value-type="float" office:value="27.4695005163585" calcext:value-type="float">
            <text:p>27.470</text:p>
          </table:table-cell>
          <table:table-cell office:value-type="float" office:value="27.3303241569783" calcext:value-type="float">
            <text:p>27.330</text:p>
          </table:table-cell>
          <table:table-cell office:value-type="float" office:value="27.9624402451864" calcext:value-type="float">
            <text:p>27.962</text:p>
          </table:table-cell>
          <table:table-cell office:value-type="float" office:value="29.8693164363418" calcext:value-type="float">
            <text:p>29.869</text:p>
          </table:table-cell>
          <table:table-cell office:value-type="float" office:value="25.9895631123683" calcext:value-type="float">
            <text:p>25.990</text:p>
          </table:table-cell>
          <table:table-cell office:value-type="float" office:value="27.6481107054465" calcext:value-type="float">
            <text:p>27.648</text:p>
          </table:table-cell>
          <table:table-cell office:value-type="float" office:value="26.2668076184139" calcext:value-type="float">
            <text:p>26.267</text:p>
          </table:table-cell>
          <table:table-cell office:value-type="float" office:value="25.9205623094259" calcext:value-type="float">
            <text:p>25.921</text:p>
          </table:table-cell>
          <table:table-cell office:value-type="float" office:value="26.0486471930027" calcext:value-type="float">
            <text:p>26.049</text:p>
          </table:table-cell>
          <table:table-cell office:value-type="float" office:value="27.997159346593" calcext:value-type="float">
            <text:p>27.997</text:p>
          </table:table-cell>
          <table:table-cell table:number-columns-repeated="2" office:value-type="float" office:value="27.3606518583053" calcext:value-type="float">
            <text:p>27.361</text:p>
          </table:table-cell>
          <table:table-cell office:value-type="float" office:value="27.5860218231376" calcext:value-type="float">
            <text:p>27.586</text:p>
          </table:table-cell>
          <table:table-cell office:value-type="float" office:value="28.4930509547639" calcext:value-type="float">
            <text:p>28.493</text:p>
          </table:table-cell>
          <table:table-cell office:value-type="float" office:value="26.9930688131585" calcext:value-type="float">
            <text:p>26.993</text:p>
          </table:table-cell>
          <table:table-cell office:value-type="float" office:value="29.3020193043661" calcext:value-type="float">
            <text:p>29.302</text:p>
          </table:table-cell>
          <table:table-cell office:value-type="float" office:value="26.5153287497797" calcext:value-type="float">
            <text:p>26.515</text:p>
          </table:table-cell>
          <table:table-cell office:value-type="float" office:value="25.7589362902329" calcext:value-type="float">
            <text:p>25.759</text:p>
          </table:table-cell>
          <table:table-cell office:value-type="float" office:value="26.5053823168792" calcext:value-type="float">
            <text:p>26.505</text:p>
          </table:table-cell>
          <table:table-cell office:value-type="float" office:value="25.2628577009669" calcext:value-type="float">
            <text:p>25.263</text:p>
          </table:table-cell>
          <table:table-cell office:value-type="float" office:value="28.4930550919202" calcext:value-type="float">
            <text:p>28.493</text:p>
          </table:table-cell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100/hc</text:p>
          </table:table-cell>
          <table:table-cell/>
          <table:covered-table-cell/>
          <table:table-cell table:number-columns-repeated="2" office:value-type="float" office:value="1988.21288472039" calcext:value-type="float">
            <text:p>1988.213</text:p>
          </table:table-cell>
          <table:table-cell office:value-type="float" office:value="1993.57249067853" calcext:value-type="float">
            <text:p>1993.572</text:p>
          </table:table-cell>
          <table:table-cell office:value-type="float" office:value="1946.73809347463" calcext:value-type="float">
            <text:p>1946.738</text:p>
          </table:table-cell>
          <table:table-cell office:value-type="float" office:value="1968.84688287171" calcext:value-type="float">
            <text:p>1968.847</text:p>
          </table:table-cell>
          <table:table-cell office:value-type="float" office:value="2026.08189106141" calcext:value-type="float">
            <text:p>2026.082</text:p>
          </table:table-cell>
          <table:table-cell office:value-type="float" office:value="1992.56345915108" calcext:value-type="float">
            <text:p>1992.563</text:p>
          </table:table-cell>
          <table:table-cell office:value-type="float" office:value="2014.48946915563" calcext:value-type="float">
            <text:p>2014.489</text:p>
          </table:table-cell>
          <table:table-cell office:value-type="float" office:value="1984.48409543284" calcext:value-type="float">
            <text:p>1984.484</text:p>
          </table:table-cell>
          <table:table-cell office:value-type="float" office:value="2033.47992451201" calcext:value-type="float">
            <text:p>2033.480</text:p>
          </table:table-cell>
          <table:table-cell office:value-type="float" office:value="1950.10609834421" calcext:value-type="float">
            <text:p>1950.106</text:p>
          </table:table-cell>
          <table:table-cell table:number-columns-repeated="2" office:value-type="float" office:value="1992.6961798554" calcext:value-type="float">
            <text:p>1992.696</text:p>
          </table:table-cell>
          <table:table-cell office:value-type="float" office:value="2088.29232173186" calcext:value-type="float">
            <text:p>2088.292</text:p>
          </table:table-cell>
          <table:table-cell office:value-type="float" office:value="2051.05443450324" calcext:value-type="float">
            <text:p>2051.054</text:p>
          </table:table-cell>
          <table:table-cell office:value-type="float" office:value="2029.82319383524" calcext:value-type="float">
            <text:p>2029.823</text:p>
          </table:table-cell>
          <table:table-cell office:value-type="float" office:value="1931.8149844423" calcext:value-type="float">
            <text:p>1931.815</text:p>
          </table:table-cell>
          <table:table-cell office:value-type="float" office:value="2066.88611037613" calcext:value-type="float">
            <text:p>2066.886</text:p>
          </table:table-cell>
          <table:table-cell office:value-type="float" office:value="2024.75124975757" calcext:value-type="float">
            <text:p>2024.751</text:p>
          </table:table-cell>
          <table:table-cell office:value-type="float" office:value="1937.01892895599" calcext:value-type="float">
            <text:p>1937.019</text:p>
          </table:table-cell>
          <table:table-cell office:value-type="float" office:value="2057.34945756973" calcext:value-type="float">
            <text:p>2057.349</text:p>
          </table:table-cell>
          <table:table-cell office:value-type="float" office:value="2051.05493844829" calcext:value-type="float">
            <text:p>2051.05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.5</text:p>
          </table:table-cell>
          <table:table-cell/>
          <table:covered-table-cell/>
          <table:table-cell table:number-columns-repeated="2" office:value-type="float" office:value="1.74802192286366" calcext:value-type="float">
            <text:p>1.748</text:p>
          </table:table-cell>
          <table:table-cell office:value-type="float" office:value="2.46669532818763" calcext:value-type="float">
            <text:p>2.467</text:p>
          </table:table-cell>
          <table:table-cell office:value-type="float" office:value="2.49715159006831" calcext:value-type="float">
            <text:p>2.497</text:p>
          </table:table-cell>
          <table:table-cell office:value-type="float" office:value="1.44633224104389" calcext:value-type="float">
            <text:p>1.446</text:p>
          </table:table-cell>
          <table:table-cell office:value-type="float" office:value="1.84751810901636" calcext:value-type="float">
            <text:p>1.848</text:p>
          </table:table-cell>
          <table:table-cell office:value-type="float" office:value="2.10303016483595" calcext:value-type="float">
            <text:p>2.103</text:p>
          </table:table-cell>
          <table:table-cell office:value-type="float" office:value="2.3635781956679" calcext:value-type="float">
            <text:p>2.364</text:p>
          </table:table-cell>
          <table:table-cell office:value-type="float" office:value="2.15732212189424" calcext:value-type="float">
            <text:p>2.157</text:p>
          </table:table-cell>
          <table:table-cell office:value-type="float" office:value="2.19409389740386" calcext:value-type="float">
            <text:p>2.194</text:p>
          </table:table-cell>
          <table:table-cell table:style-name="ce179" office:value-type="float" office:value="2.53435850879884" calcext:value-type="float">
            <text:p>2.534</text:p>
          </table:table-cell>
          <table:table-cell table:number-columns-repeated="2" office:value-type="float" office:value="1.75288237156155" calcext:value-type="float">
            <text:p>1.753</text:p>
          </table:table-cell>
          <table:table-cell office:value-type="float" office:value="2.15027029104408" calcext:value-type="float">
            <text:p>2.150</text:p>
          </table:table-cell>
          <table:table-cell office:value-type="float" office:value="2.16197107817093" calcext:value-type="float">
            <text:p>2.162</text:p>
          </table:table-cell>
          <table:table-cell office:value-type="float" office:value="2.38533793390205" calcext:value-type="float">
            <text:p>2.385</text:p>
          </table:table-cell>
          <table:table-cell office:value-type="float" office:value="1.90684469578907" calcext:value-type="float">
            <text:p>1.907</text:p>
          </table:table-cell>
          <table:table-cell office:value-type="float" office:value="2.15445847758504" calcext:value-type="float">
            <text:p>2.154</text:p>
          </table:table-cell>
          <table:table-cell office:value-type="float" office:value="2.30117953467436" calcext:value-type="float">
            <text:p>2.301</text:p>
          </table:table-cell>
          <table:table-cell office:value-type="float" office:value="1.92085698437414" calcext:value-type="float">
            <text:p>1.921</text:p>
          </table:table-cell>
          <table:table-cell office:value-type="float" office:value="2.07255275445558" calcext:value-type="float">
            <text:p>2.073</text:p>
          </table:table-cell>
          <table:table-cell office:value-type="float" office:value="2.16197352073405" calcext:value-type="float">
            <text:p>2.162</text:p>
          </table:table-cell>
        </table:table-row>
        <table:table-row table:style-name="ro1">
          <table:table-cell office:value-type="string" calcext:value-type="string">
            <text:p>1400/hc</text:p>
          </table:table-cell>
          <table:table-cell office:value-type="string" calcext:value-type="string">
            <text:p>1500/hc</text:p>
          </table:table-cell>
          <table:table-cell/>
          <table:covered-table-cell/>
          <table:table-cell table:number-columns-repeated="2" office:value-type="float" office:value="1489.81772264807" calcext:value-type="float">
            <text:p>1489.818</text:p>
          </table:table-cell>
          <table:table-cell office:value-type="float" office:value="1454.91376516629" calcext:value-type="float">
            <text:p>1454.914</text:p>
          </table:table-cell>
          <table:table-cell office:value-type="float" office:value="1419.57879201557" calcext:value-type="float">
            <text:p>1419.579</text:p>
          </table:table-cell>
          <table:table-cell office:value-type="float" office:value="1481.50424865197" calcext:value-type="float">
            <text:p>1481.504</text:p>
          </table:table-cell>
          <table:table-cell office:value-type="float" office:value="1407.5171725121" calcext:value-type="float">
            <text:p>1407.517</text:p>
          </table:table-cell>
          <table:table-cell office:value-type="float" office:value="1442.40654673844" calcext:value-type="float">
            <text:p>1442.407</text:p>
          </table:table-cell>
          <table:table-cell office:value-type="float" office:value="1411.60114038442" calcext:value-type="float">
            <text:p>1411.601</text:p>
          </table:table-cell>
          <table:table-cell office:value-type="float" office:value="1452.97841685412" calcext:value-type="float">
            <text:p>1452.978</text:p>
          </table:table-cell>
          <table:table-cell office:value-type="float" office:value="1434.84820598257" calcext:value-type="float">
            <text:p>1434.848</text:p>
          </table:table-cell>
          <table:table-cell office:value-type="float" office:value="1418.51553064161" calcext:value-type="float">
            <text:p>1418.516</text:p>
          </table:table-cell>
          <table:table-cell table:number-columns-repeated="2" office:value-type="float" office:value="1528.64056233306" calcext:value-type="float">
            <text:p>1528.641</text:p>
          </table:table-cell>
          <table:table-cell office:value-type="float" office:value="1499.93032991221" calcext:value-type="float">
            <text:p>1499.930</text:p>
          </table:table-cell>
          <table:table-cell office:value-type="float" office:value="1481.86941076822" calcext:value-type="float">
            <text:p>1481.869</text:p>
          </table:table-cell>
          <table:table-cell office:value-type="float" office:value="1499.33104677993" calcext:value-type="float">
            <text:p>1499.331</text:p>
          </table:table-cell>
          <table:table-cell office:value-type="float" office:value="1478.51174643145" calcext:value-type="float">
            <text:p>1478.512</text:p>
          </table:table-cell>
          <table:table-cell office:value-type="float" office:value="1474.26015497523" calcext:value-type="float">
            <text:p>1474.260</text:p>
          </table:table-cell>
          <table:table-cell office:value-type="float" office:value="1479.10463868198" calcext:value-type="float">
            <text:p>1479.105</text:p>
          </table:table-cell>
          <table:table-cell office:value-type="float" office:value="1488.24168876347" calcext:value-type="float">
            <text:p>1488.242</text:p>
          </table:table-cell>
          <table:table-cell office:value-type="float" office:value="1472.22112133744" calcext:value-type="float">
            <text:p>1472.221</text:p>
          </table:table-cell>
          <table:table-cell office:value-type="float" office:value="1481.8691734716" calcext:value-type="float">
            <text:p>1481.86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  <table:covered-table-cell/>
          <table:table-cell table:number-columns-repeated="2" office:value-type="float" office:value="5.06540514209308" calcext:value-type="float">
            <text:p>5.065</text:p>
          </table:table-cell>
          <table:table-cell office:value-type="float" office:value="4.42818590963739" calcext:value-type="float">
            <text:p>4.428</text:p>
          </table:table-cell>
          <table:table-cell office:value-type="float" office:value="4.67776121874574" calcext:value-type="float">
            <text:p>4.678</text:p>
          </table:table-cell>
          <table:table-cell office:value-type="float" office:value="5.45007092964347" calcext:value-type="float">
            <text:p>5.450</text:p>
          </table:table-cell>
          <table:table-cell office:value-type="float" office:value="5.92880953763428" calcext:value-type="float">
            <text:p>5.929</text:p>
          </table:table-cell>
          <table:table-cell office:value-type="float" office:value="4.93206748429334" calcext:value-type="float">
            <text:p>4.932</text:p>
          </table:table-cell>
          <table:table-cell office:value-type="float" office:value="5.06923504829729" calcext:value-type="float">
            <text:p>5.069</text:p>
          </table:table-cell>
          <table:table-cell office:value-type="float" office:value="5.07874521015666" calcext:value-type="float">
            <text:p>5.079</text:p>
          </table:table-cell>
          <table:table-cell office:value-type="float" office:value="5.02651944587444" calcext:value-type="float">
            <text:p>5.027</text:p>
          </table:table-cell>
          <table:table-cell office:value-type="float" office:value="4.68448798406093" calcext:value-type="float">
            <text:p>4.684</text:p>
          </table:table-cell>
          <table:table-cell table:number-columns-repeated="2" office:value-type="float" office:value="5.01674849161348" calcext:value-type="float">
            <text:p>5.017</text:p>
          </table:table-cell>
          <table:table-cell office:value-type="float" office:value="4.33802049373021" calcext:value-type="float">
            <text:p>4.338</text:p>
          </table:table-cell>
          <table:table-cell office:value-type="float" office:value="4.38221267515074" calcext:value-type="float">
            <text:p>4.382</text:p>
          </table:table-cell>
          <table:table-cell office:value-type="float" office:value="4.3454789556342" calcext:value-type="float">
            <text:p>4.345</text:p>
          </table:table-cell>
          <table:table-cell office:value-type="float" office:value="5.01996535067376" calcext:value-type="float">
            <text:p>5.020</text:p>
          </table:table-cell>
          <table:table-cell office:value-type="float" office:value="4.74242053529789" calcext:value-type="float">
            <text:p>4.742</text:p>
          </table:table-cell>
          <table:table-cell office:value-type="float" office:value="4.70322685926458" calcext:value-type="float">
            <text:p>4.703</text:p>
          </table:table-cell>
          <table:table-cell office:value-type="float" office:value="4.59814527842507" calcext:value-type="float">
            <text:p>4.598</text:p>
          </table:table-cell>
          <table:table-cell office:value-type="float" office:value="5.13043166708545" calcext:value-type="float">
            <text:p>5.130</text:p>
          </table:table-cell>
          <table:table-cell office:value-type="float" office:value="4.38221227446383" calcext:value-type="float">
            <text:p>4.382</text:p>
          </table:table-cell>
        </table:table-row>
        <table:table-row table:style-name="ro1">
          <table:table-cell office:value-type="string" calcext:value-type="string">
            <text:p>700/hc</text:p>
          </table:table-cell>
          <table:table-cell office:value-type="string" calcext:value-type="string">
            <text:p>800/hc</text:p>
          </table:table-cell>
          <table:table-cell/>
          <table:covered-table-cell/>
          <table:table-cell table:number-columns-repeated="2" office:value-type="float" office:value="748.301789357835" calcext:value-type="float">
            <text:p>748.302</text:p>
          </table:table-cell>
          <table:table-cell office:value-type="float" office:value="735.834575364326" calcext:value-type="float">
            <text:p>735.835</text:p>
          </table:table-cell>
          <table:table-cell office:value-type="float" office:value="722.787555292816" calcext:value-type="float">
            <text:p>722.788</text:p>
          </table:table-cell>
          <table:table-cell office:value-type="float" office:value="708.997695477765" calcext:value-type="float">
            <text:p>708.998</text:p>
          </table:table-cell>
          <table:table-cell office:value-type="float" office:value="753.956373077492" calcext:value-type="float">
            <text:p>753.956</text:p>
          </table:table-cell>
          <table:table-cell office:value-type="float" office:value="721.428300111802" calcext:value-type="float">
            <text:p>721.428</text:p>
          </table:table-cell>
          <table:table-cell office:value-type="float" office:value="727.802029157929" calcext:value-type="float">
            <text:p>727.802</text:p>
          </table:table-cell>
          <table:table-cell office:value-type="float" office:value="758.556746152415" calcext:value-type="float">
            <text:p>758.557</text:p>
          </table:table-cell>
          <table:table-cell office:value-type="float" office:value="747.670296737223" calcext:value-type="float">
            <text:p>747.670</text:p>
          </table:table-cell>
          <table:table-cell office:value-type="float" office:value="723.926428002704" calcext:value-type="float">
            <text:p>723.926</text:p>
          </table:table-cell>
          <table:table-cell table:number-columns-repeated="2" office:value-type="float" office:value="749.546015523971" calcext:value-type="float">
            <text:p>749.546</text:p>
          </table:table-cell>
          <table:table-cell office:value-type="float" office:value="732.579703574327" calcext:value-type="float">
            <text:p>732.580</text:p>
          </table:table-cell>
          <table:table-cell office:value-type="float" office:value="726.102215043607" calcext:value-type="float">
            <text:p>726.102</text:p>
          </table:table-cell>
          <table:table-cell office:value-type="float" office:value="759.236622233955" calcext:value-type="float">
            <text:p>759.237</text:p>
          </table:table-cell>
          <table:table-cell office:value-type="float" office:value="719.807196340101" calcext:value-type="float">
            <text:p>719.807</text:p>
          </table:table-cell>
          <table:table-cell office:value-type="float" office:value="743.281921009064" calcext:value-type="float">
            <text:p>743.282</text:p>
          </table:table-cell>
          <table:table-cell office:value-type="float" office:value="759.989018492883" calcext:value-type="float">
            <text:p>759.989</text:p>
          </table:table-cell>
          <table:table-cell office:value-type="float" office:value="760.879992621421" calcext:value-type="float">
            <text:p>760.880</text:p>
          </table:table-cell>
          <table:table-cell office:value-type="float" office:value="744.346930383803" calcext:value-type="float">
            <text:p>744.347</text:p>
          </table:table-cell>
          <table:table-cell office:value-type="float" office:value="726.10229594286" calcext:value-type="float">
            <text:p>726.102</text:p>
          </table:table-cell>
        </table:table-row>
        <table:table-row table:style-name="ro1">
          <table:table-cell office:value-type="string" calcext:value-type="string">
            <text:p>500/hc</text:p>
          </table:table-cell>
          <table:table-cell office:value-type="string" calcext:value-type="string">
            <text:p>600/hc</text:p>
          </table:table-cell>
          <table:table-cell/>
          <table:covered-table-cell/>
          <table:table-cell table:number-columns-repeated="2" office:value-type="float" office:value="565.25932359062" calcext:value-type="float">
            <text:p>565.259</text:p>
          </table:table-cell>
          <table:table-cell table:style-name="ce162" office:value-type="float" office:value="554.607547078296" calcext:value-type="float">
            <text:p>554.608</text:p>
          </table:table-cell>
          <table:table-cell table:style-name="ce162" office:value-type="float" office:value="554.350867625346" calcext:value-type="float">
            <text:p>554.351</text:p>
          </table:table-cell>
          <table:table-cell table:style-name="ce162" office:value-type="float" office:value="571.510913239314" calcext:value-type="float">
            <text:p>571.511</text:p>
          </table:table-cell>
          <table:table-cell table:style-name="ce162" office:value-type="float" office:value="569.508356291956" calcext:value-type="float">
            <text:p>569.508</text:p>
          </table:table-cell>
          <table:table-cell table:style-name="ce162" office:value-type="float" office:value="558.519709342194" calcext:value-type="float">
            <text:p>558.520</text:p>
          </table:table-cell>
          <table:table-cell table:style-name="ce162" office:value-type="float" office:value="570.477359347833" calcext:value-type="float">
            <text:p>570.477</text:p>
          </table:table-cell>
          <table:table-cell office:value-type="float" office:value="591.811422406207" calcext:value-type="float">
            <text:p>591.811</text:p>
          </table:table-cell>
          <table:table-cell office:value-type="float" office:value="592.99895878928" calcext:value-type="float">
            <text:p>592.999</text:p>
          </table:table-cell>
          <table:table-cell office:value-type="float" office:value="554.577779091827" calcext:value-type="float">
            <text:p>554.578</text:p>
          </table:table-cell>
          <table:table-cell table:number-columns-repeated="2" table:style-name="ce162" office:value-type="float" office:value="563.132645454315" calcext:value-type="float">
            <text:p>563.133</text:p>
          </table:table-cell>
          <table:table-cell table:style-name="ce162" office:value-type="float" office:value="567.82416396178" calcext:value-type="float">
            <text:p>567.824</text:p>
          </table:table-cell>
          <table:table-cell table:style-name="ce162" office:value-type="float" office:value="570.735321305391" calcext:value-type="float">
            <text:p>570.735</text:p>
          </table:table-cell>
          <table:table-cell table:style-name="ce162" office:value-type="float" office:value="559.238861270696" calcext:value-type="float">
            <text:p>559.239</text:p>
          </table:table-cell>
          <table:table-cell table:style-name="ce162" office:value-type="float" office:value="572.065686324426" calcext:value-type="float">
            <text:p>572.066</text:p>
          </table:table-cell>
          <table:table-cell table:style-name="ce162" office:value-type="float" office:value="582.921222534551" calcext:value-type="float">
            <text:p>582.921</text:p>
          </table:table-cell>
          <table:table-cell table:style-name="ce162" office:value-type="float" office:value="562.789405097013" calcext:value-type="float">
            <text:p>562.789</text:p>
          </table:table-cell>
          <table:table-cell office:value-type="float" office:value="581.519606695915" calcext:value-type="float">
            <text:p>581.520</text:p>
          </table:table-cell>
          <table:table-cell office:value-type="float" office:value="595.400299275138" calcext:value-type="float">
            <text:p>595.400</text:p>
          </table:table-cell>
          <table:table-cell office:value-type="float" office:value="570.735363027404" calcext:value-type="float">
            <text:p>570.735</text:p>
          </table:table-cell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5.50463373544656" calcext:value-type="float">
            <text:p>5.505</text:p>
          </table:table-cell>
          <table:table-cell table:style-name="ce163" office:value-type="float" office:value="5.50463373544656" calcext:value-type="float">
            <text:p>5.505</text:p>
          </table:table-cell>
          <table:table-cell table:style-name="ce169" office:value-type="float" office:value="3.89738596410207" calcext:value-type="float">
            <text:p>3.897</text:p>
          </table:table-cell>
          <table:table-cell table:style-name="ce169" office:value-type="float" office:value="3.5620206698409" calcext:value-type="float">
            <text:p>3.562</text:p>
          </table:table-cell>
          <table:table-cell table:style-name="ce169" office:value-type="float" office:value="6.1547295782746" calcext:value-type="float">
            <text:p>6.155</text:p>
          </table:table-cell>
          <table:table-cell table:style-name="ce169" office:value-type="float" office:value="6.39972254868416" calcext:value-type="float">
            <text:p>6.400</text:p>
          </table:table-cell>
          <table:table-cell table:style-name="ce169" office:value-type="float" office:value="4.47911548028062" calcext:value-type="float">
            <text:p>4.479</text:p>
          </table:table-cell>
          <table:table-cell table:style-name="ce169" office:value-type="float" office:value="4.34477093945414" calcext:value-type="float">
            <text:p>4.345</text:p>
          </table:table-cell>
          <table:table-cell table:style-name="ce163" office:value-type="float" office:value="7.54158224244985" calcext:value-type="float">
            <text:p>7.542</text:p>
          </table:table-cell>
          <table:table-cell table:style-name="ce163" office:value-type="float" office:value="6.45900801339197" calcext:value-type="float">
            <text:p>6.459</text:p>
          </table:table-cell>
          <table:table-cell table:style-name="ce180" office:value-type="float" office:value="3.49797647882008" calcext:value-type="float">
            <text:p>3.498</text:p>
          </table:table-cell>
          <table:table-cell table:number-columns-repeated="2" table:style-name="ce169" office:value-type="float" office:value="4.20630693030354" calcext:value-type="float">
            <text:p>4.206</text:p>
          </table:table-cell>
          <table:table-cell table:style-name="ce169" office:value-type="float" office:value="3.66566777693157" calcext:value-type="float">
            <text:p>3.666</text:p>
          </table:table-cell>
          <table:table-cell table:style-name="ce169" office:value-type="float" office:value="3.45391851774008" calcext:value-type="float">
            <text:p>3.454</text:p>
          </table:table-cell>
          <table:table-cell table:style-name="ce169" office:value-type="float" office:value="3.90012048268806" calcext:value-type="float">
            <text:p>3.900</text:p>
          </table:table-cell>
          <table:table-cell table:style-name="ce169" office:value-type="float" office:value="4.32504970371786" calcext:value-type="float">
            <text:p>4.325</text:p>
          </table:table-cell>
          <table:table-cell table:style-name="ce169" office:value-type="float" office:value="4.17533315582899" calcext:value-type="float">
            <text:p>4.175</text:p>
          </table:table-cell>
          <table:table-cell table:style-name="ce169" office:value-type="float" office:value="4.31237487835255" calcext:value-type="float">
            <text:p>4.312</text:p>
          </table:table-cell>
          <table:table-cell table:style-name="ce163" office:value-type="float" office:value="7.42399573059873" calcext:value-type="float">
            <text:p>7.424</text:p>
          </table:table-cell>
          <table:table-cell table:style-name="ce163" office:value-type="float" office:value="6.36169046852799" calcext:value-type="float">
            <text:p>6.362</text:p>
          </table:table-cell>
          <table:table-cell table:style-name="ce180" office:value-type="float" office:value="3.45157171397485" calcext:value-type="float">
            <text:p>3.4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s</text:p>
          </table:table-cell>
          <table:table-cell table:number-columns-repeated="2" office:value-type="float" office:value="2.71772523330062" calcext:value-type="float">
            <text:p>2.718</text:p>
          </table:table-cell>
          <table:table-cell office:value-type="float" office:value="2.73785129304689" calcext:value-type="float">
            <text:p>2.738</text:p>
          </table:table-cell>
          <table:table-cell office:value-type="float" office:value="2.74575462322422" calcext:value-type="float">
            <text:p>2.746</text:p>
          </table:table-cell>
          <table:table-cell office:value-type="float" office:value="2.71086302240867" calcext:value-type="float">
            <text:p>2.711</text:p>
          </table:table-cell>
          <table:table-cell office:value-type="float" office:value="2.74467835898213" calcext:value-type="float">
            <text:p>2.745</text:p>
          </table:table-cell>
          <table:table-cell office:value-type="float" office:value="2.73642076629114" calcext:value-type="float">
            <text:p>2.736</text:p>
          </table:table-cell>
          <table:table-cell office:value-type="float" office:value="2.728259944507" calcext:value-type="float">
            <text:p>2.728</text:p>
          </table:table-cell>
          <table:table-cell office:value-type="float" office:value="2.69291824287984" calcext:value-type="float">
            <text:p>2.693</text:p>
          </table:table-cell>
          <table:table-cell office:value-type="float" office:value="2.69331513474539" calcext:value-type="float">
            <text:p>2.693</text:p>
          </table:table-cell>
          <table:table-cell office:value-type="float" office:value="2.74858244414271" calcext:value-type="float">
            <text:p>2.749</text:p>
          </table:table-cell>
          <table:table-cell table:number-columns-repeated="2" office:value-type="float" office:value="2.7060785567747" calcext:value-type="float">
            <text:p>2.706</text:p>
          </table:table-cell>
          <table:table-cell office:value-type="float" office:value="2.69974118847829" calcext:value-type="float">
            <text:p>2.700</text:p>
          </table:table-cell>
          <table:table-cell office:value-type="float" office:value="2.70008264626558" calcext:value-type="float">
            <text:p>2.700</text:p>
          </table:table-cell>
          <table:table-cell office:value-type="float" office:value="2.71445529927717" calcext:value-type="float">
            <text:p>2.714</text:p>
          </table:table-cell>
          <table:table-cell office:value-type="float" office:value="2.69531601414339" calcext:value-type="float">
            <text:p>2.695</text:p>
          </table:table-cell>
          <table:table-cell office:value-type="float" office:value="2.68880397901683" calcext:value-type="float">
            <text:p>2.689</text:p>
          </table:table-cell>
          <table:table-cell office:value-type="float" office:value="2.71357555082445" calcext:value-type="float">
            <text:p>2.714</text:p>
          </table:table-cell>
          <table:table-cell office:value-type="float" office:value="2.6422864828609" calcext:value-type="float">
            <text:p>2.642</text:p>
          </table:table-cell>
          <table:table-cell office:value-type="float" office:value="2.68477440801275" calcext:value-type="float">
            <text:p>2.685</text:p>
          </table:table-cell>
          <table:table-cell office:value-type="float" office:value="2.7000850710421" calcext:value-type="float">
            <text:p>2.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s</text:p>
          </table:table-cell>
          <table:table-cell table:number-columns-repeated="2" office:value-type="float" office:value="-23.7224183485395" calcext:value-type="float">
            <text:p>-23.722</text:p>
          </table:table-cell>
          <table:table-cell office:value-type="float" office:value="-23.7994456593428" calcext:value-type="float">
            <text:p>-23.799</text:p>
          </table:table-cell>
          <table:table-cell office:value-type="float" office:value="-23.7975948760792" calcext:value-type="float">
            <text:p>-23.798</text:p>
          </table:table-cell>
          <table:table-cell office:value-type="float" office:value="-23.6517445770008" calcext:value-type="float">
            <text:p>-23.652</text:p>
          </table:table-cell>
          <table:table-cell office:value-type="float" office:value="-23.7671550591098" calcext:value-type="float">
            <text:p>-23.767</text:p>
          </table:table-cell>
          <table:table-cell office:value-type="float" office:value="-23.7996811051985" calcext:value-type="float">
            <text:p>-23.800</text:p>
          </table:table-cell>
          <table:table-cell office:value-type="float" office:value="-23.7113416812966" calcext:value-type="float">
            <text:p>-23.711</text:p>
          </table:table-cell>
          <table:table-cell office:value-type="float" office:value="-23.5266999206205" calcext:value-type="float">
            <text:p>-23.527</text:p>
          </table:table-cell>
          <table:table-cell office:value-type="float" office:value="-23.5746794841253" calcext:value-type="float">
            <text:p>-23.575</text:p>
          </table:table-cell>
          <table:table-cell office:value-type="float" office:value="-23.8668646238634" calcext:value-type="float">
            <text:p>-23.867</text:p>
          </table:table-cell>
          <table:table-cell table:number-columns-repeated="2" office:value-type="float" office:value="-23.7632072893099" calcext:value-type="float">
            <text:p>-23.763</text:p>
          </table:table-cell>
          <table:table-cell office:value-type="float" office:value="-23.7517619277179" calcext:value-type="float">
            <text:p>-23.752</text:p>
          </table:table-cell>
          <table:table-cell office:value-type="float" office:value="-23.7541596695951" calcext:value-type="float">
            <text:p>-23.754</text:p>
          </table:table-cell>
          <table:table-cell office:value-type="float" office:value="-23.7927706820496" calcext:value-type="float">
            <text:p>-23.793</text:p>
          </table:table-cell>
          <table:table-cell office:value-type="float" office:value="-23.6580358452918" calcext:value-type="float">
            <text:p>-23.658</text:p>
          </table:table-cell>
          <table:table-cell office:value-type="float" office:value="-23.6882739703539" calcext:value-type="float">
            <text:p>-23.688</text:p>
          </table:table-cell>
          <table:table-cell office:value-type="float" office:value="-23.7547463452328" calcext:value-type="float">
            <text:p>-23.755</text:p>
          </table:table-cell>
          <table:table-cell office:value-type="float" office:value="-23.3703258825605" calcext:value-type="float">
            <text:p>-23.370</text:p>
          </table:table-cell>
          <table:table-cell office:value-type="float" office:value="-23.6414310245992" calcext:value-type="float">
            <text:p>-23.641</text:p>
          </table:table-cell>
          <table:table-cell office:value-type="float" office:value="-23.7539781982572" calcext:value-type="float">
            <text:p>-23.7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t</text:p>
          </table:table-cell>
          <table:table-cell table:number-columns-repeated="2" office:value-type="float" office:value="1.77476453140506" calcext:value-type="float">
            <text:p>1.775</text:p>
          </table:table-cell>
          <table:table-cell office:value-type="float" office:value="1.77639490999805" calcext:value-type="float">
            <text:p>1.776</text:p>
          </table:table-cell>
          <table:table-cell office:value-type="float" office:value="1.77924793261245" calcext:value-type="float">
            <text:p>1.779</text:p>
          </table:table-cell>
          <table:table-cell office:value-type="float" office:value="1.77456438378982" calcext:value-type="float">
            <text:p>1.775</text:p>
          </table:table-cell>
          <table:table-cell office:value-type="float" office:value="1.78508072249333" calcext:value-type="float">
            <text:p>1.785</text:p>
          </table:table-cell>
          <table:table-cell office:value-type="float" office:value="1.77841956139349" calcext:value-type="float">
            <text:p>1.778</text:p>
          </table:table-cell>
          <table:table-cell office:value-type="float" office:value="1.78555403580923" calcext:value-type="float">
            <text:p>1.786</text:p>
          </table:table-cell>
          <table:table-cell office:value-type="float" office:value="1.77992394201854" calcext:value-type="float">
            <text:p>1.780</text:p>
          </table:table-cell>
          <table:table-cell office:value-type="float" office:value="1.77943385473465" calcext:value-type="float">
            <text:p>1.779</text:p>
          </table:table-cell>
          <table:table-cell office:value-type="float" office:value="1.77998999523688" calcext:value-type="float">
            <text:p>1.780</text:p>
          </table:table-cell>
          <table:table-cell table:number-columns-repeated="2" office:value-type="float" office:value="1.75563359120859" calcext:value-type="float">
            <text:p>1.756</text:p>
          </table:table-cell>
          <table:table-cell office:value-type="float" office:value="1.75292232589057" calcext:value-type="float">
            <text:p>1.753</text:p>
          </table:table-cell>
          <table:table-cell office:value-type="float" office:value="1.75370190986236" calcext:value-type="float">
            <text:p>1.754</text:p>
          </table:table-cell>
          <table:table-cell office:value-type="float" office:value="1.7567501462545" calcext:value-type="float">
            <text:p>1.757</text:p>
          </table:table-cell>
          <table:table-cell office:value-type="float" office:value="1.75966907551634" calcext:value-type="float">
            <text:p>1.760</text:p>
          </table:table-cell>
          <table:table-cell office:value-type="float" office:value="1.75588419028061" calcext:value-type="float">
            <text:p>1.756</text:p>
          </table:table-cell>
          <table:table-cell office:value-type="float" office:value="1.760302060825" calcext:value-type="float">
            <text:p>1.760</text:p>
          </table:table-cell>
          <table:table-cell office:value-type="float" office:value="1.74056003419916" calcext:value-type="float">
            <text:p>1.741</text:p>
          </table:table-cell>
          <table:table-cell office:value-type="float" office:value="1.77234177232407" calcext:value-type="float">
            <text:p>1.772</text:p>
          </table:table-cell>
          <table:table-cell office:value-type="float" office:value="1.75370380473833" calcext:value-type="float">
            <text:p>1.7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t</text:p>
          </table:table-cell>
          <table:table-cell table:number-columns-repeated="2" office:value-type="float" office:value="5.42833905149169" calcext:value-type="float">
            <text:p>5.428</text:p>
          </table:table-cell>
          <table:table-cell office:value-type="float" office:value="5.42250615910786" calcext:value-type="float">
            <text:p>5.423</text:p>
          </table:table-cell>
          <table:table-cell office:value-type="float" office:value="5.39846400736736" calcext:value-type="float">
            <text:p>5.398</text:p>
          </table:table-cell>
          <table:table-cell office:value-type="float" office:value="5.39722128714219" calcext:value-type="float">
            <text:p>5.397</text:p>
          </table:table-cell>
          <table:table-cell office:value-type="float" office:value="5.38992889386566" calcext:value-type="float">
            <text:p>5.390</text:p>
          </table:table-cell>
          <table:table-cell office:value-type="float" office:value="5.39790770113817" calcext:value-type="float">
            <text:p>5.398</text:p>
          </table:table-cell>
          <table:table-cell office:value-type="float" office:value="5.37741368803832" calcext:value-type="float">
            <text:p>5.377</text:p>
          </table:table-cell>
          <table:table-cell office:value-type="float" office:value="5.41850482726073" calcext:value-type="float">
            <text:p>5.419</text:p>
          </table:table-cell>
          <table:table-cell office:value-type="float" office:value="5.41839125144592" calcext:value-type="float">
            <text:p>5.418</text:p>
          </table:table-cell>
          <table:table-cell office:value-type="float" office:value="5.38898877831372" calcext:value-type="float">
            <text:p>5.389</text:p>
          </table:table-cell>
          <table:table-cell table:number-columns-repeated="2" office:value-type="float" office:value="5.41544781269225" calcext:value-type="float">
            <text:p>5.415</text:p>
          </table:table-cell>
          <table:table-cell office:value-type="float" office:value="5.41285391005588" calcext:value-type="float">
            <text:p>5.413</text:p>
          </table:table-cell>
          <table:table-cell office:value-type="float" office:value="5.42816443168605" calcext:value-type="float">
            <text:p>5.428</text:p>
          </table:table-cell>
          <table:table-cell office:value-type="float" office:value="5.42729595013599" calcext:value-type="float">
            <text:p>5.427</text:p>
          </table:table-cell>
          <table:table-cell office:value-type="float" office:value="5.38914319280752" calcext:value-type="float">
            <text:p>5.389</text:p>
          </table:table-cell>
          <table:table-cell office:value-type="float" office:value="5.41540590656912" calcext:value-type="float">
            <text:p>5.415</text:p>
          </table:table-cell>
          <table:table-cell office:value-type="float" office:value="5.4146520316321" calcext:value-type="float">
            <text:p>5.415</text:p>
          </table:table-cell>
          <table:table-cell office:value-type="float" office:value="5.47713824759419" calcext:value-type="float">
            <text:p>5.477</text:p>
          </table:table-cell>
          <table:table-cell office:value-type="float" office:value="5.33035344634371" calcext:value-type="float">
            <text:p>5.330</text:p>
          </table:table-cell>
          <table:table-cell office:value-type="float" office:value="5.4281764600436" calcext:value-type="float">
            <text:p>5.428</text:p>
          </table:table-cell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3151182624435" calcext:value-type="float">
            <text:p>2.232</text:p>
          </table:table-cell>
          <table:table-cell table:style-name="ce165" office:value-type="float" office:value="2.23151182624435" calcext:value-type="float">
            <text:p>2.232</text:p>
          </table:table-cell>
          <table:table-cell table:style-name="ce165" office:value-type="float" office:value="2.23944394438091" calcext:value-type="float">
            <text:p>2.239</text:p>
          </table:table-cell>
          <table:table-cell table:style-name="ce165" office:value-type="float" office:value="2.26913036720417" calcext:value-type="float">
            <text:p>2.269</text:p>
          </table:table-cell>
          <table:table-cell table:style-name="ce165" office:value-type="float" office:value="2.2662964530638" calcext:value-type="float">
            <text:p>2.266</text:p>
          </table:table-cell>
          <table:table-cell table:style-name="ce165" office:value-type="float" office:value="2.28425985606316" calcext:value-type="float">
            <text:p>2.284</text:p>
          </table:table-cell>
          <table:table-cell table:style-name="ce165" office:value-type="float" office:value="2.26901170145702" calcext:value-type="float">
            <text:p>2.269</text:p>
          </table:table-cell>
          <table:table-cell table:style-name="ce165" office:value-type="float" office:value="2.29920708200428" calcext:value-type="float">
            <text:p>2.299</text:p>
          </table:table-cell>
          <table:table-cell table:style-name="ce165" office:value-type="float" office:value="2.24706318592466" calcext:value-type="float">
            <text:p>2.247</text:p>
          </table:table-cell>
          <table:table-cell table:style-name="ce165" office:value-type="float" office:value="2.2467530995694" calcext:value-type="float">
            <text:p>2.247</text:p>
          </table:table-cell>
          <table:table-cell table:style-name="ce181" office:value-type="float" office:value="2.28065713427242" calcext:value-type="float">
            <text:p>2.281</text:p>
          </table:table-cell>
          <table:table-cell table:number-columns-repeated="2" table:style-name="ce165" office:value-type="float" office:value="2.22904016357769" calcext:value-type="float">
            <text:p>2.229</text:p>
          </table:table-cell>
          <table:table-cell table:style-name="ce165" office:value-type="float" office:value="2.22954638180921" calcext:value-type="float">
            <text:p>2.230</text:p>
          </table:table-cell>
          <table:table-cell table:style-name="ce165" office:value-type="float" office:value="2.21338661246944" calcext:value-type="float">
            <text:p>2.213</text:p>
          </table:table-cell>
          <table:table-cell table:style-name="ce165" office:value-type="float" office:value="2.21696318880458" calcext:value-type="float">
            <text:p>2.217</text:p>
          </table:table-cell>
          <table:table-cell table:style-name="ce165" office:value-type="float" office:value="2.26204186930416" calcext:value-type="float">
            <text:p>2.262</text:p>
          </table:table-cell>
          <table:table-cell table:style-name="ce165" office:value-type="float" office:value="2.22930493784635" calcext:value-type="float">
            <text:p>2.229</text:p>
          </table:table-cell>
          <table:table-cell table:style-name="ce165" office:value-type="float" office:value="2.23400250752468" calcext:value-type="float">
            <text:p>2.234</text:p>
          </table:table-cell>
          <table:table-cell table:style-name="ce165" office:value-type="float" office:value="2.15012224911192" calcext:value-type="float">
            <text:p>2.150</text:p>
          </table:table-cell>
          <table:table-cell table:style-name="ce165" office:value-type="float" office:value="2.3423028098911" calcext:value-type="float">
            <text:p>2.342</text:p>
          </table:table-cell>
          <table:table-cell table:style-name="ce181" office:value-type="float" office:value="2.21337509151074" calcext:value-type="float">
            <text:p>2.213</text:p>
          </table:table-cell>
        </table:table-row>
      </table:table>
      <table:table table:name="Границы №2" table:style-name="ta1">
        <table:table-column table:style-name="co2" table:number-columns-repeated="11" table:default-cell-style-name="ce135"/>
        <table:table-column table:style-name="co1" table:number-columns-repeated="4" table:default-cell-style-name="ce135"/>
        <table:table-column table:style-name="co1" table:number-columns-repeated="8" table:default-cell-style-name="Default"/>
        <table:table-column table:style-name="co1" table:number-columns-repeated="1001" table:default-cell-style-name="ce135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74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171"/>
          <table:covered-table-cell table:style-name="ce174"/>
          <table:table-cell table:number-columns-repeated="8"/>
          <table:table-cell table:style-name="ce166" table:number-columns-repeated="2"/>
          <table:table-cell table:style-name="ce173"/>
          <table:table-cell table:number-columns-repeated="998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 table:style-name="ce4"/>
          <table:table-cell table:style-name="ce4" office:value-type="string" calcext:value-type="string">
            <text:p>fminsearch</text:p>
          </table:table-cell>
          <table:table-cell table:style-name="ce166" office:value-type="string" calcext:value-type="string">
            <text:p>GlobalSearch</text:p>
          </table:table-cell>
          <table:table-cell table:style-name="ce166" office:value-type="string" calcext:value-type="string">
            <text:p>ga</text:p>
          </table:table-cell>
          <table:table-cell table:style-name="ce166" office:value-type="string" calcext:value-type="string">
            <text:p>particleswarm</text:p>
          </table:table-cell>
          <table:table-cell table:style-name="ce166" office:value-type="string" calcext:value-type="string">
            <text:p>simulannealbnd</text:p>
          </table:table-cell>
          <table:table-cell table:style-name="ce176" office:value-type="string" calcext:value-type="string">
            <text:p>GlobalSearch + fminsearch</text:p>
          </table:table-cell>
          <table:table-cell table:style-name="ce166" office:value-type="string" calcext:value-type="string">
            <text:p>fminsearch</text:p>
          </table:table-cell>
          <table:table-cell table:style-name="ce166" office:value-type="string" calcext:value-type="string">
            <text:p>GlobalSearch</text:p>
          </table:table-cell>
          <table:table-cell table:style-name="ce166" office:value-type="string" calcext:value-type="string">
            <text:p>ga</text:p>
          </table:table-cell>
          <table:table-cell table:style-name="ce166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number-columns-repeated="8"/>
          <table:table-cell table:style-name="Default"/>
          <table:table-cell table:style-name="ce166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5.0504858348588" calcext:value-type="float">
            <text:p>15.050</text:p>
          </table:table-cell>
          <table:table-cell table:style-name="ce162" office:value-type="float" office:value="14.9835946743659" calcext:value-type="float">
            <text:p>14.984</text:p>
          </table:table-cell>
          <table:table-cell table:style-name="ce162" office:value-type="float" office:value="15.1608505216399" calcext:value-type="float">
            <text:p>15.161</text:p>
          </table:table-cell>
          <table:table-cell table:style-name="ce167" office:value-type="float" office:value="14.9017350100111" calcext:value-type="float">
            <text:p>14.902</text:p>
          </table:table-cell>
          <table:table-cell table:style-name="ce162" office:value-type="float" office:value="14.6778039173184" calcext:value-type="float">
            <text:p>14.678</text:p>
          </table:table-cell>
          <table:table-cell table:style-name="ce186" office:value-type="float" office:value="15.006951099066" calcext:value-type="float">
            <text:p>15.007</text:p>
          </table:table-cell>
          <table:table-cell table:style-name="ce167" office:value-type="float" office:value="14.7807922643788" calcext:value-type="float">
            <text:p>14.781</text:p>
          </table:table-cell>
          <table:table-cell table:style-name="ce162" office:value-type="float" office:value="14.3449904681569" calcext:value-type="float">
            <text:p>14.345</text:p>
          </table:table-cell>
          <table:table-cell table:style-name="ce162" office:value-type="float" office:value="14.2293021122112" calcext:value-type="float">
            <text:p>14.229</text:p>
          </table:table-cell>
          <table:table-cell table:style-name="ce193" office:value-type="float" office:value="14.5030834878778" calcext:value-type="float">
            <text:p>14.503</text:p>
          </table:table-cell>
          <table:table-cell table:style-name="ce186" office:value-type="float" office:value="14.6948978845232" calcext:value-type="float">
            <text:p>14.695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2300/hc</text:p>
          </table:table-cell>
          <table:table-cell office:value-type="string" calcext:value-type="string">
            <text:p>2500/hc</text:p>
          </table:table-cell>
          <table:table-cell/>
          <table:covered-table-cell table:style-name="ce4"/>
          <table:table-cell table:style-name="ce154" office:value-type="float" office:value="2361.25274363347" calcext:value-type="float">
            <text:p>2361.253</text:p>
          </table:table-cell>
          <table:table-cell table:style-name="ce162" office:value-type="float" office:value="2411.88298618688" calcext:value-type="float">
            <text:p>2411.883</text:p>
          </table:table-cell>
          <table:table-cell table:style-name="ce167" office:value-type="float" office:value="2311.67316947874" calcext:value-type="float">
            <text:p>2311.673</text:p>
          </table:table-cell>
          <table:table-cell table:style-name="ce167" office:value-type="float" office:value="2379.94772313582" calcext:value-type="float">
            <text:p>2379.948</text:p>
          </table:table-cell>
          <table:table-cell table:style-name="ce167" office:value-type="float" office:value="2368.76137168122" calcext:value-type="float">
            <text:p>2368.761</text:p>
          </table:table-cell>
          <table:table-cell table:style-name="ce186" office:value-type="float" office:value="2422.12956539072" calcext:value-type="float">
            <text:p>2422.130</text:p>
          </table:table-cell>
          <table:table-cell table:style-name="ce167" office:value-type="float" office:value="2444.41997642064" calcext:value-type="float">
            <text:p>2444.420</text:p>
          </table:table-cell>
          <table:table-cell table:style-name="ce162" office:value-type="float" office:value="2373.90563111123" calcext:value-type="float">
            <text:p>2373.906</text:p>
          </table:table-cell>
          <table:table-cell table:style-name="ce191" office:value-type="float" office:value="2499.99992947386" calcext:value-type="float">
            <text:p>2500.000</text:p>
          </table:table-cell>
          <table:table-cell table:style-name="ce193" office:value-type="float" office:value="2325.82180321728" calcext:value-type="float">
            <text:p>2325.822</text:p>
          </table:table-cell>
          <table:table-cell table:style-name="ce186" office:value-type="float" office:value="2448.48448972783" calcext:value-type="float">
            <text:p>2448.484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/>
          <table:covered-table-cell table:style-name="ce4"/>
          <table:table-cell table:style-name="ce154" office:value-type="float" office:value="5.02011155946099" calcext:value-type="float">
            <text:p>5.020</text:p>
          </table:table-cell>
          <table:table-cell table:style-name="ce162" office:value-type="float" office:value="5.36849083775969" calcext:value-type="float">
            <text:p>5.368</text:p>
          </table:table-cell>
          <table:table-cell table:style-name="ce167" office:value-type="float" office:value="5.37861953931349" calcext:value-type="float">
            <text:p>5.379</text:p>
          </table:table-cell>
          <table:table-cell table:style-name="ce167" office:value-type="float" office:value="5.99972440733624" calcext:value-type="float">
            <text:p>6.000</text:p>
          </table:table-cell>
          <table:table-cell table:style-name="ce167" office:value-type="float" office:value="5.76335645790346" calcext:value-type="float">
            <text:p>5.763</text:p>
          </table:table-cell>
          <table:table-cell table:style-name="ce186" office:value-type="float" office:value="5.42083472843517" calcext:value-type="float">
            <text:p>5.421</text:p>
          </table:table-cell>
          <table:table-cell table:style-name="ce167" office:value-type="float" office:value="5.0416235263995" calcext:value-type="float">
            <text:p>5.042</text:p>
          </table:table-cell>
          <table:table-cell table:style-name="ce162" office:value-type="float" office:value="5.51542166776811" calcext:value-type="float">
            <text:p>5.515</text:p>
          </table:table-cell>
          <table:table-cell table:style-name="ce162" office:value-type="float" office:value="4.34510152823888" calcext:value-type="float">
            <text:p>4.345</text:p>
          </table:table-cell>
          <table:table-cell table:style-name="ce193" office:value-type="float" office:value="5.08279281541697" calcext:value-type="float">
            <text:p>5.083</text:p>
          </table:table-cell>
          <table:table-cell table:style-name="ce186" office:value-type="float" office:value="5.45363341874817" calcext:value-type="float">
            <text:p>5.454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100/hc</text:p>
          </table:table-cell>
          <table:table-cell office:value-type="string" calcext:value-type="string">
            <text:p>1300/hc</text:p>
          </table:table-cell>
          <table:table-cell/>
          <table:covered-table-cell table:style-name="ce4"/>
          <table:table-cell table:style-name="ce154" office:value-type="float" office:value="1204.47767552891" calcext:value-type="float">
            <text:p>1204.478</text:p>
          </table:table-cell>
          <table:table-cell table:style-name="ce162" office:value-type="float" office:value="1204.50246486069" calcext:value-type="float">
            <text:p>1204.502</text:p>
          </table:table-cell>
          <table:table-cell table:style-name="ce167" office:value-type="float" office:value="1189.92361275038" calcext:value-type="float">
            <text:p>1189.924</text:p>
          </table:table-cell>
          <table:table-cell table:style-name="ce167" office:value-type="float" office:value="1117.48487575728" calcext:value-type="float">
            <text:p>1117.485</text:p>
          </table:table-cell>
          <table:table-cell table:style-name="ce167" office:value-type="float" office:value="1178.63987751555" calcext:value-type="float">
            <text:p>1178.640</text:p>
          </table:table-cell>
          <table:table-cell table:style-name="ce186" office:value-type="float" office:value="1208.39134280973" calcext:value-type="float">
            <text:p>1208.391</text:p>
          </table:table-cell>
          <table:table-cell table:style-name="ce167" office:value-type="float" office:value="1215.33198780617" calcext:value-type="float">
            <text:p>1215.332</text:p>
          </table:table-cell>
          <table:table-cell table:style-name="ce162" office:value-type="float" office:value="1221.77514304634" calcext:value-type="float">
            <text:p>1221.775</text:p>
          </table:table-cell>
          <table:table-cell table:style-name="ce162" office:value-type="float" office:value="1202.87350304476" calcext:value-type="float">
            <text:p>1202.874</text:p>
          </table:table-cell>
          <table:table-cell table:style-name="ce193" office:value-type="float" office:value="1250.35392172471" calcext:value-type="float">
            <text:p>1250.354</text:p>
          </table:table-cell>
          <table:table-cell table:style-name="ce186" office:value-type="float" office:value="1234.30381321825" calcext:value-type="float">
            <text:p>1234.304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3</text:p>
          </table:table-cell>
          <table:table-cell/>
          <table:covered-table-cell table:style-name="ce4"/>
          <table:table-cell table:style-name="ce154" office:value-type="float" office:value="2.272852904086" calcext:value-type="float">
            <text:p>2.273</text:p>
          </table:table-cell>
          <table:table-cell table:style-name="ce162" office:value-type="float" office:value="2.54628906899972" calcext:value-type="float">
            <text:p>2.546</text:p>
          </table:table-cell>
          <table:table-cell table:style-name="ce167" office:value-type="float" office:value="2.38160984217301" calcext:value-type="float">
            <text:p>2.382</text:p>
          </table:table-cell>
          <table:table-cell table:style-name="ce167" office:value-type="float" office:value="2.24039082399083" calcext:value-type="float">
            <text:p>2.240</text:p>
          </table:table-cell>
          <table:table-cell table:style-name="ce167" office:value-type="float" office:value="2.88779407758162" calcext:value-type="float">
            <text:p>2.888</text:p>
          </table:table-cell>
          <table:table-cell table:style-name="ce186" office:value-type="float" office:value="2.5603438778762" calcext:value-type="float">
            <text:p>2.560</text:p>
          </table:table-cell>
          <table:table-cell table:style-name="ce167" office:value-type="float" office:value="2.24801582758182" calcext:value-type="float">
            <text:p>2.248</text:p>
          </table:table-cell>
          <table:table-cell table:style-name="ce162" office:value-type="float" office:value="2.00555072342778" calcext:value-type="float">
            <text:p>2.006</text:p>
          </table:table-cell>
          <table:table-cell table:style-name="ce162" office:value-type="float" office:value="2.42043762845587" calcext:value-type="float">
            <text:p>2.420</text:p>
          </table:table-cell>
          <table:table-cell table:style-name="ce193" office:value-type="float" office:value="2.06623205760602" calcext:value-type="float">
            <text:p>2.066</text:p>
          </table:table-cell>
          <table:table-cell table:style-name="ce186" office:value-type="float" office:value="2.872854803898" calcext:value-type="float">
            <text:p>2.873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2100/hc</text:p>
          </table:table-cell>
          <table:table-cell office:value-type="string" calcext:value-type="string">
            <text:p>2400/hc</text:p>
          </table:table-cell>
          <table:table-cell/>
          <table:covered-table-cell table:style-name="ce4"/>
          <table:table-cell table:style-name="ce154" office:value-type="float" office:value="2276.7290383734" calcext:value-type="float">
            <text:p>2276.729</text:p>
          </table:table-cell>
          <table:table-cell table:style-name="ce162" office:value-type="float" office:value="2171.89796326304" calcext:value-type="float">
            <text:p>2171.898</text:p>
          </table:table-cell>
          <table:table-cell table:style-name="ce167" office:value-type="float" office:value="2153.66367040892" calcext:value-type="float">
            <text:p>2153.664</text:p>
          </table:table-cell>
          <table:table-cell table:style-name="ce167" office:value-type="float" office:value="2289.66740818748" calcext:value-type="float">
            <text:p>2289.667</text:p>
          </table:table-cell>
          <table:table-cell table:style-name="ce167" office:value-type="float" office:value="2282.6184481751" calcext:value-type="float">
            <text:p>2282.618</text:p>
          </table:table-cell>
          <table:table-cell table:style-name="ce186" office:value-type="float" office:value="2182.43230125125" calcext:value-type="float">
            <text:p>2182.432</text:p>
          </table:table-cell>
          <table:table-cell table:style-name="ce167" office:value-type="float" office:value="2271.8058920926" calcext:value-type="float">
            <text:p>2271.806</text:p>
          </table:table-cell>
          <table:table-cell table:style-name="ce162" office:value-type="float" office:value="2200.7343511435" calcext:value-type="float">
            <text:p>2200.734</text:p>
          </table:table-cell>
          <table:table-cell table:style-name="ce162" office:value-type="float" office:value="2283.96136443825" calcext:value-type="float">
            <text:p>2283.961</text:p>
          </table:table-cell>
          <table:table-cell table:style-name="ce193" office:value-type="float" office:value="2350.61995372436" calcext:value-type="float">
            <text:p>2350.620</text:p>
          </table:table-cell>
          <table:table-cell table:style-name="ce186" office:value-type="float" office:value="2262.90067447279" calcext:value-type="float">
            <text:p>2262.901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/>
          <table:covered-table-cell table:style-name="ce4"/>
          <table:table-cell table:style-name="ce154" office:value-type="float" office:value="19.2946829317374" calcext:value-type="float">
            <text:p>19.295</text:p>
          </table:table-cell>
          <table:table-cell table:style-name="ce162" office:value-type="float" office:value="18.7682235782516" calcext:value-type="float">
            <text:p>18.768</text:p>
          </table:table-cell>
          <table:table-cell table:style-name="ce167" office:value-type="float" office:value="19.8215808266779" calcext:value-type="float">
            <text:p>19.822</text:p>
          </table:table-cell>
          <table:table-cell table:style-name="ce167" office:value-type="float" office:value="19.4171898335372" calcext:value-type="float">
            <text:p>19.417</text:p>
          </table:table-cell>
          <table:table-cell table:style-name="ce167" office:value-type="float" office:value="18.6061414038778" calcext:value-type="float">
            <text:p>18.606</text:p>
          </table:table-cell>
          <table:table-cell table:style-name="ce186" office:value-type="float" office:value="18.7570065880859" calcext:value-type="float">
            <text:p>18.757</text:p>
          </table:table-cell>
          <table:table-cell table:style-name="ce167" office:value-type="float" office:value="19.1385100240985" calcext:value-type="float">
            <text:p>19.139</text:p>
          </table:table-cell>
          <table:table-cell table:style-name="ce162" office:value-type="float" office:value="19.0836989928853" calcext:value-type="float">
            <text:p>19.084</text:p>
          </table:table-cell>
          <table:table-cell table:style-name="ce162" office:value-type="float" office:value="18.9461198086785" calcext:value-type="float">
            <text:p>18.946</text:p>
          </table:table-cell>
          <table:table-cell table:style-name="ce193" office:value-type="float" office:value="18.8319854516844" calcext:value-type="float">
            <text:p>18.832</text:p>
          </table:table-cell>
          <table:table-cell table:style-name="ce186" office:value-type="float" office:value="19.2823099234912" calcext:value-type="float">
            <text:p>19.282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500/hc</text:p>
          </table:table-cell>
          <table:table-cell office:value-type="string" calcext:value-type="string">
            <text:p>1800/hc</text:p>
          </table:table-cell>
          <table:table-cell/>
          <table:covered-table-cell table:style-name="ce4"/>
          <table:table-cell table:style-name="ce154" office:value-type="float" office:value="1636.50928972482" calcext:value-type="float">
            <text:p>1636.509</text:p>
          </table:table-cell>
          <table:table-cell table:style-name="ce162" office:value-type="float" office:value="1573.45921791936" calcext:value-type="float">
            <text:p>1573.459</text:p>
          </table:table-cell>
          <table:table-cell table:style-name="ce167" office:value-type="float" office:value="1671.66012804056" calcext:value-type="float">
            <text:p>1671.660</text:p>
          </table:table-cell>
          <table:table-cell table:style-name="ce167" office:value-type="float" office:value="1637.85183151932" calcext:value-type="float">
            <text:p>1637.852</text:p>
          </table:table-cell>
          <table:table-cell table:style-name="ce167" office:value-type="float" office:value="1592.713477113" calcext:value-type="float">
            <text:p>1592.713</text:p>
          </table:table-cell>
          <table:table-cell table:style-name="ce186" office:value-type="float" office:value="1578.73101777036" calcext:value-type="float">
            <text:p>1578.731</text:p>
          </table:table-cell>
          <table:table-cell table:style-name="ce167" office:value-type="float" office:value="1665.99973880406" calcext:value-type="float">
            <text:p>1666.000</text:p>
          </table:table-cell>
          <table:table-cell table:style-name="ce162" office:value-type="float" office:value="1710.83049295426" calcext:value-type="float">
            <text:p>1710.830</text:p>
          </table:table-cell>
          <table:table-cell table:style-name="ce162" office:value-type="float" office:value="1629.30989109613" calcext:value-type="float">
            <text:p>1629.310</text:p>
          </table:table-cell>
          <table:table-cell table:style-name="ce193" office:value-type="float" office:value="1771.72455398562" calcext:value-type="float">
            <text:p>1771.725</text:p>
          </table:table-cell>
          <table:table-cell table:style-name="ce186" office:value-type="float" office:value="1768.11495342014" calcext:value-type="float">
            <text:p>1768.115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2</text:p>
          </table:table-cell>
          <table:table-cell/>
          <table:covered-table-cell table:style-name="ce4"/>
          <table:table-cell table:style-name="ce154" office:value-type="float" office:value="10.5456663673352" calcext:value-type="float">
            <text:p>10.546</text:p>
          </table:table-cell>
          <table:table-cell table:style-name="ce162" office:value-type="float" office:value="10.1798466604592" calcext:value-type="float">
            <text:p>10.180</text:p>
          </table:table-cell>
          <table:table-cell table:style-name="ce167" office:value-type="float" office:value="11.4077504246049" calcext:value-type="float">
            <text:p>11.408</text:p>
          </table:table-cell>
          <table:table-cell table:style-name="ce167" office:value-type="float" office:value="11.5097081040228" calcext:value-type="float">
            <text:p>11.510</text:p>
          </table:table-cell>
          <table:table-cell table:style-name="ce167" office:value-type="float" office:value="11.8474794847456" calcext:value-type="float">
            <text:p>11.847</text:p>
          </table:table-cell>
          <table:table-cell table:style-name="ce186" office:value-type="float" office:value="10.1771572963806" calcext:value-type="float">
            <text:p>10.177</text:p>
          </table:table-cell>
          <table:table-cell table:style-name="ce167" office:value-type="float" office:value="10.5913420387659" calcext:value-type="float">
            <text:p>10.591</text:p>
          </table:table-cell>
          <table:table-cell table:style-name="ce162" office:value-type="float" office:value="11.7235594253495" calcext:value-type="float">
            <text:p>11.724</text:p>
          </table:table-cell>
          <table:table-cell table:style-name="ce162" office:value-type="float" office:value="10.743535801753" calcext:value-type="float">
            <text:p>10.744</text:p>
          </table:table-cell>
          <table:table-cell table:style-name="ce193" office:value-type="float" office:value="10.5991928953073" calcext:value-type="float">
            <text:p>10.599</text:p>
          </table:table-cell>
          <table:table-cell table:style-name="ce186" office:value-type="float" office:value="11.2903485908259" calcext:value-type="float">
            <text:p>11.290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300/hc</text:p>
          </table:table-cell>
          <table:table-cell/>
          <table:covered-table-cell table:style-name="ce4"/>
          <table:table-cell table:style-name="ce154" office:value-type="float" office:value="2232.1317957868" calcext:value-type="float">
            <text:p>2232.132</text:p>
          </table:table-cell>
          <table:table-cell table:style-name="ce162" office:value-type="float" office:value="2189.85190592233" calcext:value-type="float">
            <text:p>2189.852</text:p>
          </table:table-cell>
          <table:table-cell table:style-name="ce167" office:value-type="float" office:value="2163.87913759384" calcext:value-type="float">
            <text:p>2163.879</text:p>
          </table:table-cell>
          <table:table-cell table:style-name="ce167" office:value-type="float" office:value="2000.6313555865" calcext:value-type="float">
            <text:p>2000.631</text:p>
          </table:table-cell>
          <table:table-cell table:style-name="ce167" office:value-type="float" office:value="2201.68512702803" calcext:value-type="float">
            <text:p>2201.685</text:p>
          </table:table-cell>
          <table:table-cell table:style-name="ce186" office:value-type="float" office:value="2196.86809039663" calcext:value-type="float">
            <text:p>2196.868</text:p>
          </table:table-cell>
          <table:table-cell table:style-name="ce167" office:value-type="float" office:value="2109.42389728239" calcext:value-type="float">
            <text:p>2109.424</text:p>
          </table:table-cell>
          <table:table-cell table:style-name="ce162" office:value-type="float" office:value="2010.03086552748" calcext:value-type="float">
            <text:p>2010.031</text:p>
          </table:table-cell>
          <table:table-cell table:style-name="ce162" office:value-type="float" office:value="1938.73557018208" calcext:value-type="float">
            <text:p>1938.736</text:p>
          </table:table-cell>
          <table:table-cell table:style-name="ce193" office:value-type="float" office:value="2201.57676077777" calcext:value-type="float">
            <text:p>2201.577</text:p>
          </table:table-cell>
          <table:table-cell table:style-name="ce186" office:value-type="float" office:value="2039.23866577468" calcext:value-type="float">
            <text:p>2039.239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/>
          <table:covered-table-cell table:style-name="ce4"/>
          <table:table-cell table:style-name="ce154" office:value-type="float" office:value="27.9135757509616" calcext:value-type="float">
            <text:p>27.914</text:p>
          </table:table-cell>
          <table:table-cell table:style-name="ce162" office:value-type="float" office:value="27.9034350808008" calcext:value-type="float">
            <text:p>27.903</text:p>
          </table:table-cell>
          <table:table-cell table:style-name="ce167" office:value-type="float" office:value="28.4095420328971" calcext:value-type="float">
            <text:p>28.410</text:p>
          </table:table-cell>
          <table:table-cell table:style-name="ce167" office:value-type="float" office:value="27.7290152177368" calcext:value-type="float">
            <text:p>27.729</text:p>
          </table:table-cell>
          <table:table-cell table:style-name="ce167" office:value-type="float" office:value="27.806627328101" calcext:value-type="float">
            <text:p>27.807</text:p>
          </table:table-cell>
          <table:table-cell table:style-name="ce186" office:value-type="float" office:value="27.9162654043128" calcext:value-type="float">
            <text:p>27.916</text:p>
          </table:table-cell>
          <table:table-cell table:style-name="ce167" office:value-type="float" office:value="27.6888531148015" calcext:value-type="float">
            <text:p>27.689</text:p>
          </table:table-cell>
          <table:table-cell table:style-name="ce162" office:value-type="float" office:value="27.5179276268287" calcext:value-type="float">
            <text:p>27.518</text:p>
          </table:table-cell>
          <table:table-cell table:style-name="ce162" office:value-type="float" office:value="28.7352507343626" calcext:value-type="float">
            <text:p>28.735</text:p>
          </table:table-cell>
          <table:table-cell table:style-name="ce193" office:value-type="float" office:value="27.6060820015939" calcext:value-type="float">
            <text:p>27.606</text:p>
          </table:table-cell>
          <table:table-cell table:style-name="ce186" office:value-type="float" office:value="27.879418566796" calcext:value-type="float">
            <text:p>27.879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100/hc</text:p>
          </table:table-cell>
          <table:table-cell/>
          <table:covered-table-cell table:style-name="ce4"/>
          <table:table-cell table:style-name="ce154" office:value-type="float" office:value="1982.59631009002" calcext:value-type="float">
            <text:p>1982.596</text:p>
          </table:table-cell>
          <table:table-cell table:style-name="ce162" office:value-type="float" office:value="1967.43258512259" calcext:value-type="float">
            <text:p>1967.433</text:p>
          </table:table-cell>
          <table:table-cell table:style-name="ce167" office:value-type="float" office:value="2048.18901130575" calcext:value-type="float">
            <text:p>2048.189</text:p>
          </table:table-cell>
          <table:table-cell table:style-name="ce167" office:value-type="float" office:value="2041.23648953871" calcext:value-type="float">
            <text:p>2041.236</text:p>
          </table:table-cell>
          <table:table-cell table:style-name="ce167" office:value-type="float" office:value="1981.60242980485" calcext:value-type="float">
            <text:p>1981.602</text:p>
          </table:table-cell>
          <table:table-cell table:style-name="ce186" office:value-type="float" office:value="1968.70035213515" calcext:value-type="float">
            <text:p>1968.700</text:p>
          </table:table-cell>
          <table:table-cell table:style-name="ce167" office:value-type="float" office:value="1950.812779132" calcext:value-type="float">
            <text:p>1950.813</text:p>
          </table:table-cell>
          <table:table-cell table:style-name="ce162" office:value-type="float" office:value="2072.46878679596" calcext:value-type="float">
            <text:p>2072.469</text:p>
          </table:table-cell>
          <table:table-cell table:style-name="ce162" office:value-type="float" office:value="1967.93996869496" calcext:value-type="float">
            <text:p>1967.940</text:p>
          </table:table-cell>
          <table:table-cell table:style-name="ce193" office:value-type="float" office:value="1991.8785392913" calcext:value-type="float">
            <text:p>1991.879</text:p>
          </table:table-cell>
          <table:table-cell table:style-name="ce186" office:value-type="float" office:value="2074.40057962629" calcext:value-type="float">
            <text:p>2074.401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covered-table-cell table:style-name="ce4"/>
          <table:table-cell table:style-name="ce154" office:value-type="float" office:value="2.39495227864103" calcext:value-type="float">
            <text:p>2.395</text:p>
          </table:table-cell>
          <table:table-cell table:style-name="ce162" office:value-type="float" office:value="2.73444320726715" calcext:value-type="float">
            <text:p>2.734</text:p>
          </table:table-cell>
          <table:table-cell table:style-name="ce167" office:value-type="float" office:value="2.76652495472504" calcext:value-type="float">
            <text:p>2.767</text:p>
          </table:table-cell>
          <table:table-cell table:style-name="ce167" office:value-type="float" office:value="2.81866021618334" calcext:value-type="float">
            <text:p>2.819</text:p>
          </table:table-cell>
          <table:table-cell table:style-name="ce167" office:value-type="float" office:value="2.0261409498534" calcext:value-type="float">
            <text:p>2.026</text:p>
          </table:table-cell>
          <table:table-cell table:style-name="ce186" office:value-type="float" office:value="2.74846030931539" calcext:value-type="float">
            <text:p>2.748</text:p>
          </table:table-cell>
          <table:table-cell table:style-name="ce167" office:value-type="float" office:value="2.51472371686882" calcext:value-type="float">
            <text:p>2.515</text:p>
          </table:table-cell>
          <table:table-cell table:style-name="ce162" office:value-type="float" office:value="2.29287238590552" calcext:value-type="float">
            <text:p>2.293</text:p>
          </table:table-cell>
          <table:table-cell table:style-name="ce162" office:value-type="float" office:value="2.0980844530203" calcext:value-type="float">
            <text:p>2.098</text:p>
          </table:table-cell>
          <table:table-cell table:style-name="ce193" office:value-type="float" office:value="2.12540042817013" calcext:value-type="float">
            <text:p>2.125</text:p>
          </table:table-cell>
          <table:table-cell table:style-name="ce186" office:value-type="float" office:value="2.401210483278" calcext:value-type="float">
            <text:p>2.401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1400/hc</text:p>
          </table:table-cell>
          <table:table-cell office:value-type="string" calcext:value-type="string">
            <text:p>1600/hc</text:p>
          </table:table-cell>
          <table:table-cell/>
          <table:covered-table-cell table:style-name="ce4"/>
          <table:table-cell table:style-name="ce154" office:value-type="float" office:value="1421.06808682442" calcext:value-type="float">
            <text:p>1421.068</text:p>
          </table:table-cell>
          <table:table-cell table:style-name="ce162" office:value-type="float" office:value="1410.06768229978" calcext:value-type="float">
            <text:p>1410.068</text:p>
          </table:table-cell>
          <table:table-cell table:style-name="ce167" office:value-type="float" office:value="1402.24236845708" calcext:value-type="float">
            <text:p>1402.242</text:p>
          </table:table-cell>
          <table:table-cell table:style-name="ce167" office:value-type="float" office:value="1400.00968007151" calcext:value-type="float">
            <text:p>1400.010</text:p>
          </table:table-cell>
          <table:table-cell table:style-name="ce167" office:value-type="float" office:value="1407.4073341019" calcext:value-type="float">
            <text:p>1407.407</text:p>
          </table:table-cell>
          <table:table-cell table:style-name="ce188" office:value-type="float" office:value="1409.31968155237" calcext:value-type="float">
            <text:p>1409.320</text:p>
          </table:table-cell>
          <table:table-cell table:style-name="ce167" office:value-type="float" office:value="1460.16149414148" calcext:value-type="float">
            <text:p>1460.161</text:p>
          </table:table-cell>
          <table:table-cell table:style-name="ce162" office:value-type="float" office:value="1497.14174038087" calcext:value-type="float">
            <text:p>1497.142</text:p>
          </table:table-cell>
          <table:table-cell table:style-name="ce162" office:value-type="float" office:value="1522.68839229366" calcext:value-type="float">
            <text:p>1522.688</text:p>
          </table:table-cell>
          <table:table-cell table:style-name="ce193" office:value-type="float" office:value="1464.92903787745" calcext:value-type="float">
            <text:p>1464.929</text:p>
          </table:table-cell>
          <table:table-cell table:style-name="ce186" office:value-type="float" office:value="1429.81281491007" calcext:value-type="float">
            <text:p>1429.813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.5</text:p>
          </table:table-cell>
          <table:table-cell/>
          <table:covered-table-cell table:style-name="ce4"/>
          <table:table-cell table:style-name="ce154" office:value-type="float" office:value="4.75002219303328" calcext:value-type="float">
            <text:p>4.750</text:p>
          </table:table-cell>
          <table:table-cell table:style-name="ce162" office:value-type="float" office:value="4.51691491581495" calcext:value-type="float">
            <text:p>4.517</text:p>
          </table:table-cell>
          <table:table-cell table:style-name="ce167" office:value-type="float" office:value="4.47489402904631" calcext:value-type="float">
            <text:p>4.475</text:p>
          </table:table-cell>
          <table:table-cell table:style-name="ce167" office:value-type="float" office:value="4.36699471470855" calcext:value-type="float">
            <text:p>4.367</text:p>
          </table:table-cell>
          <table:table-cell table:style-name="ce167" office:value-type="float" office:value="5.44755839729022" calcext:value-type="float">
            <text:p>5.448</text:p>
          </table:table-cell>
          <table:table-cell table:style-name="ce186" office:value-type="float" office:value="4.5185920911195" calcext:value-type="float">
            <text:p>4.519</text:p>
          </table:table-cell>
          <table:table-cell table:style-name="ce167" office:value-type="float" office:value="4.63667871560774" calcext:value-type="float">
            <text:p>4.637</text:p>
          </table:table-cell>
          <table:table-cell table:style-name="ce162" office:value-type="float" office:value="4.25257394212241" calcext:value-type="float">
            <text:p>4.253</text:p>
          </table:table-cell>
          <table:table-cell table:style-name="ce162" office:value-type="float" office:value="4.34475445965399" calcext:value-type="float">
            <text:p>4.345</text:p>
          </table:table-cell>
          <table:table-cell table:style-name="ce193" office:value-type="float" office:value="4.90641566074906" calcext:value-type="float">
            <text:p>4.906</text:p>
          </table:table-cell>
          <table:table-cell table:style-name="ce186" office:value-type="float" office:value="4.7973180851199" calcext:value-type="float">
            <text:p>4.797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700/hc</text:p>
          </table:table-cell>
          <table:table-cell office:value-type="string" calcext:value-type="string">
            <text:p>750/hc</text:p>
          </table:table-cell>
          <table:table-cell/>
          <table:covered-table-cell table:style-name="ce4"/>
          <table:table-cell table:style-name="ce154" office:value-type="float" office:value="740.956754408153" calcext:value-type="float">
            <text:p>740.957</text:p>
          </table:table-cell>
          <table:table-cell table:style-name="ce162" office:value-type="float" office:value="732.386805378357" calcext:value-type="float">
            <text:p>732.387</text:p>
          </table:table-cell>
          <table:table-cell table:style-name="ce167" office:value-type="float" office:value="739.448212631372" calcext:value-type="float">
            <text:p>739.448</text:p>
          </table:table-cell>
          <table:table-cell table:style-name="ce167" office:value-type="float" office:value="740.576026770867" calcext:value-type="float">
            <text:p>740.576</text:p>
          </table:table-cell>
          <table:table-cell table:style-name="ce167" office:value-type="float" office:value="702.094908734531" calcext:value-type="float">
            <text:p>702.095</text:p>
          </table:table-cell>
          <table:table-cell table:style-name="ce186" office:value-type="float" office:value="732.917695939095" calcext:value-type="float">
            <text:p>732.918</text:p>
          </table:table-cell>
          <table:table-cell table:style-name="ce167" office:value-type="float" office:value="747.581839991761" calcext:value-type="float">
            <text:p>747.582</text:p>
          </table:table-cell>
          <table:table-cell table:style-name="ce162" office:value-type="float" office:value="733.397859182949" calcext:value-type="float">
            <text:p>733.398</text:p>
          </table:table-cell>
          <table:table-cell table:style-name="ce162" office:value-type="float" office:value="724.164176270457" calcext:value-type="float">
            <text:p>724.164</text:p>
          </table:table-cell>
          <table:table-cell table:style-name="ce193" office:value-type="float" office:value="732.954968047312" calcext:value-type="float">
            <text:p>732.955</text:p>
          </table:table-cell>
          <table:table-cell table:style-name="ce186" office:value-type="float" office:value="721.238997651041" calcext:value-type="float">
            <text:p>721.239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office:value-type="string" calcext:value-type="string">
            <text:p>500/hc</text:p>
          </table:table-cell>
          <table:table-cell office:value-type="string" calcext:value-type="string">
            <text:p>600/hc</text:p>
          </table:table-cell>
          <table:table-cell/>
          <table:covered-table-cell table:style-name="ce4"/>
          <table:table-cell table:style-name="ce154" office:value-type="float" office:value="563.018859606453" calcext:value-type="float">
            <text:p>563.019</text:p>
          </table:table-cell>
          <table:table-cell table:style-name="ce162" office:value-type="float" office:value="556.176697973108" calcext:value-type="float">
            <text:p>556.177</text:p>
          </table:table-cell>
          <table:table-cell table:style-name="ce162" office:value-type="float" office:value="570.858030575557" calcext:value-type="float">
            <text:p>570.858</text:p>
          </table:table-cell>
          <table:table-cell table:style-name="ce162" office:value-type="float" office:value="573.249927820767" calcext:value-type="float">
            <text:p>573.250</text:p>
          </table:table-cell>
          <table:table-cell table:style-name="ce162" office:value-type="float" office:value="593.10036455427" calcext:value-type="float">
            <text:p>593.100</text:p>
          </table:table-cell>
          <table:table-cell table:style-name="ce186" office:value-type="float" office:value="556.248970974013" calcext:value-type="float">
            <text:p>556.249</text:p>
          </table:table-cell>
          <table:table-cell table:style-name="ce162" office:value-type="float" office:value="567.827066955782" calcext:value-type="float">
            <text:p>567.827</text:p>
          </table:table-cell>
          <table:table-cell table:style-name="ce162" office:value-type="float" office:value="578.005714330698" calcext:value-type="float">
            <text:p>578.006</text:p>
          </table:table-cell>
          <table:table-cell table:style-name="ce162" office:value-type="float" office:value="560.083888565763" calcext:value-type="float">
            <text:p>560.084</text:p>
          </table:table-cell>
          <table:table-cell table:style-name="ce193" office:value-type="float" office:value="566.301391196976" calcext:value-type="float">
            <text:p>566.301</text:p>
          </table:table-cell>
          <table:table-cell table:style-name="ce186" office:value-type="float" office:value="573.345664641347" calcext:value-type="float">
            <text:p>573.346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4.1097211790152" calcext:value-type="float">
            <text:p>4.110</text:p>
          </table:table-cell>
          <table:table-cell table:style-name="ce163" office:value-type="float" office:value="3.44281351542147" calcext:value-type="float">
            <text:p>3.443</text:p>
          </table:table-cell>
          <table:table-cell table:style-name="ce169" office:value-type="float" office:value="4.64620033671942" calcext:value-type="float">
            <text:p>4.646</text:p>
          </table:table-cell>
          <table:table-cell table:style-name="ce169" office:value-type="float" office:value="3.85394113891723" calcext:value-type="float">
            <text:p>3.854</text:p>
          </table:table-cell>
          <table:table-cell table:style-name="ce169" office:value-type="float" office:value="8.41817485411596" calcext:value-type="float">
            <text:p>8.418</text:p>
          </table:table-cell>
          <table:table-cell table:style-name="ce189" office:value-type="float" office:value="3.42211704172114" calcext:value-type="float">
            <text:p>3.422</text:p>
          </table:table-cell>
          <table:table-cell table:style-name="ce169" office:value-type="float" office:value="4.1163294424472" calcext:value-type="float">
            <text:p>4.116</text:p>
          </table:table-cell>
          <table:table-cell table:style-name="ce163" office:value-type="float" office:value="3.66093006260385" calcext:value-type="float">
            <text:p>3.661</text:p>
          </table:table-cell>
          <table:table-cell table:style-name="ce192" office:value-type="float" office:value="3.4400677262879" calcext:value-type="float">
            <text:p>3.440</text:p>
          </table:table-cell>
          <table:table-cell table:style-name="ce194" office:value-type="float" office:value="3.83894655819967" calcext:value-type="float">
            <text:p>3.839</text:p>
          </table:table-cell>
          <table:table-cell table:style-name="ce197" office:value-type="float" office:value="4.79039484830353" calcext:value-type="float">
            <text:p>4.790</text:p>
          </table:table-cell>
          <table:table-cell table:number-columns-repeated="8"/>
          <table:table-cell table:style-name="ce163" table:number-columns-repeated="2"/>
          <table:table-cell table:style-name="ce198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372447807637" calcext:value-type="float">
            <text:p>-23.737</text:p>
          </table:table-cell>
          <table:table-cell table:style-name="ce162" office:value-type="float" office:value="-23.8117365593353" calcext:value-type="float">
            <text:p>-23.812</text:p>
          </table:table-cell>
          <table:table-cell table:style-name="ce167" office:value-type="float" office:value="-23.6712653292802" calcext:value-type="float">
            <text:p>-23.671</text:p>
          </table:table-cell>
          <table:table-cell table:style-name="ce167" office:value-type="float" office:value="-23.7349491137849" calcext:value-type="float">
            <text:p>-23.735</text:p>
          </table:table-cell>
          <table:table-cell table:style-name="ce167" office:value-type="float" office:value="-23.4952175269836" calcext:value-type="float">
            <text:p>-23.495</text:p>
          </table:table-cell>
          <table:table-cell table:style-name="ce186" office:value-type="float" office:value="-23.8063920163283" calcext:value-type="float">
            <text:p>-23.806</text:p>
          </table:table-cell>
          <table:table-cell table:style-name="ce167" office:value-type="float" office:value="-23.7530586445189" calcext:value-type="float">
            <text:p>-23.753</text:p>
          </table:table-cell>
          <table:table-cell table:style-name="ce162" office:value-type="float" office:value="-23.6675427095617" calcext:value-type="float">
            <text:p>-23.668</text:p>
          </table:table-cell>
          <table:table-cell table:style-name="ce162" office:value-type="float" office:value="-23.776201008955" calcext:value-type="float">
            <text:p>-23.776</text:p>
          </table:table-cell>
          <table:table-cell table:style-name="ce193" office:value-type="float" office:value="-23.7467723435849" calcext:value-type="float">
            <text:p>-23.747</text:p>
          </table:table-cell>
          <table:table-cell table:style-name="ce186" office:value-type="float" office:value="-23.8273580954611" calcext:value-type="float">
            <text:p>-23.827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3413524271378" calcext:value-type="float">
            <text:p>2.734</text:p>
          </table:table-cell>
          <table:table-cell table:style-name="ce162" office:value-type="float" office:value="2.74346860541807" calcext:value-type="float">
            <text:p>2.743</text:p>
          </table:table-cell>
          <table:table-cell table:style-name="ce167" office:value-type="float" office:value="2.74469101894659" calcext:value-type="float">
            <text:p>2.745</text:p>
          </table:table-cell>
          <table:table-cell table:style-name="ce167" office:value-type="float" office:value="2.72740857294829" calcext:value-type="float">
            <text:p>2.727</text:p>
          </table:table-cell>
          <table:table-cell table:style-name="ce167" office:value-type="float" office:value="2.66861846442634" calcext:value-type="float">
            <text:p>2.669</text:p>
          </table:table-cell>
          <table:table-cell table:style-name="ce186" office:value-type="float" office:value="2.74477357574491" calcext:value-type="float">
            <text:p>2.745</text:p>
          </table:table-cell>
          <table:table-cell table:style-name="ce167" office:value-type="float" office:value="2.71254656525539" calcext:value-type="float">
            <text:p>2.713</text:p>
          </table:table-cell>
          <table:table-cell table:style-name="ce162" office:value-type="float" office:value="2.68937699576521" calcext:value-type="float">
            <text:p>2.689</text:p>
          </table:table-cell>
          <table:table-cell table:style-name="ce162" office:value-type="float" office:value="2.70251548146594" calcext:value-type="float">
            <text:p>2.703</text:p>
          </table:table-cell>
          <table:table-cell table:style-name="ce193" office:value-type="float" office:value="2.70370427244357" calcext:value-type="float">
            <text:p>2.704</text:p>
          </table:table-cell>
          <table:table-cell table:style-name="ce186" office:value-type="float" office:value="2.71748534747586" calcext:value-type="float">
            <text:p>2.717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2207970499261" calcext:value-type="float">
            <text:p>5.422</text:p>
          </table:table-cell>
          <table:table-cell table:style-name="ce162" office:value-type="float" office:value="5.40544416969535" calcext:value-type="float">
            <text:p>5.405</text:p>
          </table:table-cell>
          <table:table-cell table:style-name="ce167" office:value-type="float" office:value="5.40088410643729" calcext:value-type="float">
            <text:p>5.401</text:p>
          </table:table-cell>
          <table:table-cell table:style-name="ce167" office:value-type="float" office:value="5.42395426897546" calcext:value-type="float">
            <text:p>5.424</text:p>
          </table:table-cell>
          <table:table-cell table:style-name="ce167" office:value-type="float" office:value="5.38889916083584" calcext:value-type="float">
            <text:p>5.389</text:p>
          </table:table-cell>
          <table:table-cell table:style-name="ce186" office:value-type="float" office:value="5.40788783824699" calcext:value-type="float">
            <text:p>5.408</text:p>
          </table:table-cell>
          <table:table-cell table:style-name="ce167" office:value-type="float" office:value="5.38562910380775" calcext:value-type="float">
            <text:p>5.386</text:p>
          </table:table-cell>
          <table:table-cell table:style-name="ce162" office:value-type="float" office:value="5.42444539137061" calcext:value-type="float">
            <text:p>5.424</text:p>
          </table:table-cell>
          <table:table-cell table:style-name="ce162" office:value-type="float" office:value="5.41932797857767" calcext:value-type="float">
            <text:p>5.419</text:p>
          </table:table-cell>
          <table:table-cell table:style-name="ce193" office:value-type="float" office:value="5.41641506227942" calcext:value-type="float">
            <text:p>5.416</text:p>
          </table:table-cell>
          <table:table-cell table:style-name="ce186" office:value-type="float" office:value="5.32870267468272" calcext:value-type="float">
            <text:p>5.329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81873467219" calcext:value-type="float">
            <text:p>1.778</text:p>
          </table:table-cell>
          <table:table-cell table:style-name="ce162" office:value-type="float" office:value="1.77954251598956" calcext:value-type="float">
            <text:p>1.780</text:p>
          </table:table-cell>
          <table:table-cell table:style-name="ce167" office:value-type="float" office:value="1.78458890316552" calcext:value-type="float">
            <text:p>1.785</text:p>
          </table:table-cell>
          <table:table-cell table:style-name="ce167" office:value-type="float" office:value="1.77606534649806" calcext:value-type="float">
            <text:p>1.776</text:p>
          </table:table-cell>
          <table:table-cell table:style-name="ce167" office:value-type="float" office:value="1.7796931185345" calcext:value-type="float">
            <text:p>1.780</text:p>
          </table:table-cell>
          <table:table-cell table:style-name="ce186" office:value-type="float" office:value="1.7803934739327" calcext:value-type="float">
            <text:p>1.780</text:p>
          </table:table-cell>
          <table:table-cell table:style-name="ce167" office:value-type="float" office:value="1.7627852057081" calcext:value-type="float">
            <text:p>1.763</text:p>
          </table:table-cell>
          <table:table-cell table:style-name="ce162" office:value-type="float" office:value="1.75539146038867" calcext:value-type="float">
            <text:p>1.755</text:p>
          </table:table-cell>
          <table:table-cell table:style-name="ce162" office:value-type="float" office:value="1.75267268289805" calcext:value-type="float">
            <text:p>1.753</text:p>
          </table:table-cell>
          <table:table-cell table:style-name="ce193" office:value-type="float" office:value="1.75791555356503" calcext:value-type="float">
            <text:p>1.758</text:p>
          </table:table-cell>
          <table:table-cell table:style-name="ce186" office:value-type="float" office:value="1.76534821999999" calcext:value-type="float">
            <text:p>1.765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4151083867745" calcext:value-type="float">
            <text:p>2.242</text:p>
          </table:table-cell>
          <table:table-cell table:style-name="ce165" office:value-type="float" office:value="2.26145916492124" calcext:value-type="float">
            <text:p>2.261</text:p>
          </table:table-cell>
          <table:table-cell table:style-name="ce165" office:value-type="float" office:value="2.2712331498347" calcext:value-type="float">
            <text:p>2.271</text:p>
          </table:table-cell>
          <table:table-cell table:style-name="ce165" office:value-type="float" office:value="2.23753670630335" calcext:value-type="float">
            <text:p>2.238</text:p>
          </table:table-cell>
          <table:table-cell table:style-name="ce165" office:value-type="float" office:value="2.28048764417331" calcext:value-type="float">
            <text:p>2.280</text:p>
          </table:table-cell>
          <table:table-cell table:style-name="ce190" office:value-type="float" office:value="2.25945778449754" calcext:value-type="float">
            <text:p>2.259</text:p>
          </table:table-cell>
          <table:table-cell table:style-name="ce165" office:value-type="float" office:value="2.26883546548329" calcext:value-type="float">
            <text:p>2.269</text:p>
          </table:table-cell>
          <table:table-cell table:style-name="ce165" office:value-type="float" office:value="2.21891698857984" calcext:value-type="float">
            <text:p>2.219</text:p>
          </table:table-cell>
          <table:table-cell table:style-name="ce165" office:value-type="float" office:value="2.22218914376726" calcext:value-type="float">
            <text:p>2.222</text:p>
          </table:table-cell>
          <table:table-cell table:style-name="ce195" office:value-type="float" office:value="2.22996053316336" calcext:value-type="float">
            <text:p>2.230</text:p>
          </table:table-cell>
          <table:table-cell table:style-name="ce190" office:value-type="float" office:value="2.33757365318613" calcext:value-type="float">
            <text:p>2.338</text:p>
          </table:table-cell>
          <table:table-cell table:number-columns-repeated="8"/>
          <table:table-cell table:style-name="ce162" table:number-columns-repeated="2"/>
          <table:table-cell table:style-name="ce193"/>
          <table:table-cell table:number-columns-repeated="998"/>
        </table:table-row>
        <table:table-row table:style-name="ro1">
          <table:table-cell table:number-columns-repeated="3"/>
          <table:table-cell table:style-name="ce184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 table:number-rows-repeated="16">
          <table:table-cell table:number-columns-repeated="3"/>
          <table:table-cell table:style-name="ce173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173"/>
          <table:table-cell table:style-name="ce185"/>
          <table:table-cell table:style-name="Default" table:number-columns-repeated="10"/>
          <table:table-cell table:number-columns-repeated="1009"/>
        </table:table-row>
        <table:table-row table:style-name="ro1" table:number-rows-repeated="5">
          <table:table-cell table:number-columns-repeated="3"/>
          <table:table-cell table:style-name="ce173"/>
          <table:table-cell table:style-name="ce166"/>
          <table:table-cell table:style-name="Default" table:number-columns-repeated="10"/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раницы №3" table:style-name="ta1">
        <table:table-column table:style-name="co1" table:number-columns-repeated="10" table:default-cell-style-name="ce1"/>
        <table:table-column table:style-name="co1" table:number-columns-repeated="16" table:default-cell-style-name="Default"/>
        <table:table-column table:style-name="co1" table:number-columns-repeated="998" table:default-cell-style-name="ce1"/>
        <table:table-row table:style-name="ro1">
          <table:table-cell office:value-type="string" calcext:value-type="string" table:number-columns-spanned="2" table:number-rows-spanned="1">
            <text:p>Границы</text:p>
          </table:table-cell>
          <table:covered-table-cell/>
          <table:table-cell table:style-name="ce135"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99"/>
          <table:table-cell table:number-columns-repeated="1014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 table:style-name="ce135"/>
          <table:covered-table-cell table:style-name="ce4"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 table:number-columns-spanned="2" table:number-rows-spanned="1">
            <text:p>GlobalSearch</text:p>
          </table:table-cell>
          <table:covered-table-cell/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6</text:p>
          </table:table-cell>
          <table:table-cell table:style-name="ce135"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4.9747288470526" calcext:value-type="float">
            <text:p>14.975</text:p>
          </table:table-cell>
          <table:table-cell table:style-name="ce162" office:value-type="float" office:value="14.947807928842" calcext:value-type="float">
            <text:p>14.948</text:p>
          </table:table-cell>
          <table:table-cell table:style-name="ce162" office:value-type="float" office:value="14.9379612896728" calcext:value-type="float">
            <text:p>14.938</text:p>
          </table:table-cell>
          <table:table-cell table:style-name="ce167" office:value-type="float" office:value="14.8240106373824" calcext:value-type="float">
            <text:p>14.824</text:p>
          </table:table-cell>
          <table:table-cell table:style-name="ce162" office:value-type="float" office:value="14.8484544197" calcext:value-type="float">
            <text:p>14.848</text:p>
          </table:table-cell>
          <table:table-cell table:style-name="ce186" office:value-type="float" office:value="15.2123857409052" calcext:value-type="float">
            <text:p>15.212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300/hc</text:p>
          </table:table-cell>
          <table:table-cell table:style-name="ce135" office:value-type="string" calcext:value-type="string">
            <text:p>2600/hc</text:p>
          </table:table-cell>
          <table:table-cell table:style-name="ce135"/>
          <table:covered-table-cell table:style-name="ce4"/>
          <table:table-cell table:style-name="ce154" office:value-type="float" office:value="2456.1168029795" calcext:value-type="float">
            <text:p>2456.117</text:p>
          </table:table-cell>
          <table:table-cell table:style-name="ce162" office:value-type="float" office:value="2469.5802410898" calcext:value-type="float">
            <text:p>2469.580</text:p>
          </table:table-cell>
          <table:table-cell table:style-name="ce167" office:value-type="float" office:value="2520.95830570557" calcext:value-type="float">
            <text:p>2520.958</text:p>
          </table:table-cell>
          <table:table-cell table:style-name="ce167" office:value-type="float" office:value="2579.15924219927" calcext:value-type="float">
            <text:p>2579.159</text:p>
          </table:table-cell>
          <table:table-cell table:style-name="ce167" office:value-type="float" office:value="2580.19597856143" calcext:value-type="float">
            <text:p>2580.196</text:p>
          </table:table-cell>
          <table:table-cell table:style-name="ce186" office:value-type="float" office:value="2457.30398939534" calcext:value-type="float">
            <text:p>2457.304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6</text:p>
          </table:table-cell>
          <table:table-cell table:style-name="ce135"/>
          <table:covered-table-cell table:style-name="ce4"/>
          <table:table-cell table:style-name="ce154" office:value-type="float" office:value="5.03457575416684" calcext:value-type="float">
            <text:p>5.035</text:p>
          </table:table-cell>
          <table:table-cell table:style-name="ce191" office:value-type="float" office:value="5.99872560171123" calcext:value-type="float">
            <text:p>5.999</text:p>
          </table:table-cell>
          <table:table-cell table:style-name="ce167" office:value-type="float" office:value="5.58715291594878" calcext:value-type="float">
            <text:p>5.587</text:p>
          </table:table-cell>
          <table:table-cell table:style-name="ce167" office:value-type="float" office:value="5.51961577275868" calcext:value-type="float">
            <text:p>5.520</text:p>
          </table:table-cell>
          <table:table-cell table:style-name="ce167" office:value-type="float" office:value="5.99997871797668" calcext:value-type="float">
            <text:p>6.000</text:p>
          </table:table-cell>
          <table:table-cell table:style-name="ce186" office:value-type="float" office:value="5.56316666001509" calcext:value-type="float">
            <text:p>5.563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100/hc</text:p>
          </table:table-cell>
          <table:table-cell table:style-name="ce135" office:value-type="string" calcext:value-type="string">
            <text:p>1300/hc</text:p>
          </table:table-cell>
          <table:table-cell table:style-name="ce135"/>
          <table:covered-table-cell table:style-name="ce4"/>
          <table:table-cell table:style-name="ce154" office:value-type="float" office:value="1220.67149284291" calcext:value-type="float">
            <text:p>1220.671</text:p>
          </table:table-cell>
          <table:table-cell table:style-name="ce162" office:value-type="float" office:value="1124.7669453407" calcext:value-type="float">
            <text:p>1124.767</text:p>
          </table:table-cell>
          <table:table-cell table:style-name="ce167" office:value-type="float" office:value="1197.92983830846" calcext:value-type="float">
            <text:p>1197.930</text:p>
          </table:table-cell>
          <table:table-cell table:style-name="ce167" office:value-type="float" office:value="1100.06751543142" calcext:value-type="float">
            <text:p>1100.068</text:p>
          </table:table-cell>
          <table:table-cell table:style-name="ce167" office:value-type="float" office:value="1112.63823513202" calcext:value-type="float">
            <text:p>1112.638</text:p>
          </table:table-cell>
          <table:table-cell table:style-name="ce186" office:value-type="float" office:value="1123.5857674609" calcext:value-type="float">
            <text:p>1123.58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.5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252515498718" calcext:value-type="float">
            <text:p>2.253</text:p>
          </table:table-cell>
          <table:table-cell table:style-name="ce162" office:value-type="float" office:value="2.73162782638127" calcext:value-type="float">
            <text:p>2.732</text:p>
          </table:table-cell>
          <table:table-cell table:style-name="ce167" office:value-type="float" office:value="2.42113250365691" calcext:value-type="float">
            <text:p>2.421</text:p>
          </table:table-cell>
          <table:table-cell table:style-name="ce167" office:value-type="float" office:value="2.82062193571841" calcext:value-type="float">
            <text:p>2.821</text:p>
          </table:table-cell>
          <table:table-cell table:style-name="ce167" office:value-type="float" office:value="2.69247366497995" calcext:value-type="float">
            <text:p>2.692</text:p>
          </table:table-cell>
          <table:table-cell table:style-name="ce186" office:value-type="float" office:value="2.58122607892264" calcext:value-type="float">
            <text:p>2.581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100/hc</text:p>
          </table:table-cell>
          <table:table-cell table:style-name="ce135" office:value-type="string" calcext:value-type="string">
            <text:p>2400/hc</text:p>
          </table:table-cell>
          <table:table-cell table:style-name="ce135"/>
          <table:covered-table-cell table:style-name="ce4"/>
          <table:table-cell table:style-name="ce154" office:value-type="float" office:value="2254.95727401061" calcext:value-type="float">
            <text:p>2254.957</text:p>
          </table:table-cell>
          <table:table-cell table:style-name="ce162" office:value-type="float" office:value="2357.56330182253" calcext:value-type="float">
            <text:p>2357.563</text:p>
          </table:table-cell>
          <table:table-cell table:style-name="ce167" office:value-type="float" office:value="2309.96525287001" calcext:value-type="float">
            <text:p>2309.965</text:p>
          </table:table-cell>
          <table:table-cell table:style-name="ce167" office:value-type="float" office:value="2399.63810663269" calcext:value-type="float">
            <text:p>2399.638</text:p>
          </table:table-cell>
          <table:table-cell table:style-name="ce167" office:value-type="float" office:value="2337.88256627205" calcext:value-type="float">
            <text:p>2337.883</text:p>
          </table:table-cell>
          <table:table-cell table:style-name="ce186" office:value-type="float" office:value="2145.44685669407" calcext:value-type="float">
            <text:p>2145.447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0</text:p>
          </table:table-cell>
          <table:table-cell table:style-name="ce135"/>
          <table:covered-table-cell table:style-name="ce4"/>
          <table:table-cell table:style-name="ce154" office:value-type="float" office:value="18.7546550682776" calcext:value-type="float">
            <text:p>18.755</text:p>
          </table:table-cell>
          <table:table-cell table:style-name="ce191" office:value-type="float" office:value="19.9923734313964" calcext:value-type="float">
            <text:p>19.992</text:p>
          </table:table-cell>
          <table:table-cell table:style-name="ce167" office:value-type="float" office:value="18.7313875290551" calcext:value-type="float">
            <text:p>18.731</text:p>
          </table:table-cell>
          <table:table-cell table:style-name="ce167" office:value-type="float" office:value="19.8066669507158" calcext:value-type="float">
            <text:p>19.807</text:p>
          </table:table-cell>
          <table:table-cell table:style-name="ce167" office:value-type="float" office:value="18.0774448344227" calcext:value-type="float">
            <text:p>18.077</text:p>
          </table:table-cell>
          <table:table-cell table:style-name="ce186" office:value-type="float" office:value="18.3457655282479" calcext:value-type="float">
            <text:p>18.34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500/hc</text:p>
          </table:table-cell>
          <table:table-cell table:style-name="ce135" office:value-type="string" calcext:value-type="string">
            <text:p>1800/hc</text:p>
          </table:table-cell>
          <table:table-cell table:style-name="ce135"/>
          <table:covered-table-cell table:style-name="ce4"/>
          <table:table-cell table:style-name="ce154" office:value-type="float" office:value="1625.25825834156" calcext:value-type="float">
            <text:p>1625.258</text:p>
          </table:table-cell>
          <table:table-cell table:style-name="ce162" office:value-type="float" office:value="1534.30298223428" calcext:value-type="float">
            <text:p>1534.303</text:p>
          </table:table-cell>
          <table:table-cell table:style-name="ce167" office:value-type="float" office:value="1581.89383124917" calcext:value-type="float">
            <text:p>1581.894</text:p>
          </table:table-cell>
          <table:table-cell table:style-name="ce167" office:value-type="float" office:value="1563.49824327205" calcext:value-type="float">
            <text:p>1563.498</text:p>
          </table:table-cell>
          <table:table-cell table:style-name="ce167" office:value-type="float" office:value="1613.65218782593" calcext:value-type="float">
            <text:p>1613.652</text:p>
          </table:table-cell>
          <table:table-cell table:style-name="ce186" office:value-type="float" office:value="1524.49891328186" calcext:value-type="float">
            <text:p>1524.49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0</text:p>
          </table:table-cell>
          <table:table-cell table:style-name="ce135" office:value-type="string" calcext:value-type="string">
            <text:p>12</text:p>
          </table:table-cell>
          <table:table-cell table:style-name="ce135"/>
          <table:covered-table-cell table:style-name="ce4"/>
          <table:table-cell table:style-name="ce154" office:value-type="float" office:value="11.1081850460737" calcext:value-type="float">
            <text:p>11.108</text:p>
          </table:table-cell>
          <table:table-cell table:style-name="ce162" office:value-type="float" office:value="10.7377608179441" calcext:value-type="float">
            <text:p>10.738</text:p>
          </table:table-cell>
          <table:table-cell table:style-name="ce167" office:value-type="float" office:value="10.682759358528" calcext:value-type="float">
            <text:p>10.683</text:p>
          </table:table-cell>
          <table:table-cell table:style-name="ce167" office:value-type="float" office:value="10.4329740475978" calcext:value-type="float">
            <text:p>10.433</text:p>
          </table:table-cell>
          <table:table-cell table:style-name="ce167" office:value-type="float" office:value="10.5607539727698" calcext:value-type="float">
            <text:p>10.561</text:p>
          </table:table-cell>
          <table:table-cell table:style-name="ce186" office:value-type="float" office:value="11.7995286278019" calcext:value-type="float">
            <text:p>11.800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900/hc</text:p>
          </table:table-cell>
          <table:table-cell table:style-name="ce135" office:value-type="string" calcext:value-type="string">
            <text:p>2300/hc</text:p>
          </table:table-cell>
          <table:table-cell table:style-name="ce135"/>
          <table:covered-table-cell table:style-name="ce4"/>
          <table:table-cell table:style-name="ce154" office:value-type="float" office:value="2091.68355757631" calcext:value-type="float">
            <text:p>2091.684</text:p>
          </table:table-cell>
          <table:table-cell table:style-name="ce191" office:value-type="float" office:value="1901.5199594414" calcext:value-type="float">
            <text:p>1901.520</text:p>
          </table:table-cell>
          <table:table-cell table:style-name="ce167" office:value-type="float" office:value="2152.50053411383" calcext:value-type="float">
            <text:p>2152.501</text:p>
          </table:table-cell>
          <table:table-cell table:style-name="ce167" office:value-type="float" office:value="2074.46034599825" calcext:value-type="float">
            <text:p>2074.460</text:p>
          </table:table-cell>
          <table:table-cell table:style-name="ce167" office:value-type="float" office:value="2237.24309379652" calcext:value-type="float">
            <text:p>2237.243</text:p>
          </table:table-cell>
          <table:table-cell table:style-name="ce186" office:value-type="float" office:value="1987.1994564406" calcext:value-type="float">
            <text:p>1987.19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7</text:p>
          </table:table-cell>
          <table:table-cell table:style-name="ce135" office:value-type="string" calcext:value-type="string">
            <text:p>29</text:p>
          </table:table-cell>
          <table:table-cell table:style-name="ce135"/>
          <table:covered-table-cell table:style-name="ce4"/>
          <table:table-cell table:style-name="ce154" office:value-type="float" office:value="28.3323914877163" calcext:value-type="float">
            <text:p>28.332</text:p>
          </table:table-cell>
          <table:table-cell table:style-name="ce191" office:value-type="float" office:value="27.004234992145" calcext:value-type="float">
            <text:p>27.004</text:p>
          </table:table-cell>
          <table:table-cell table:style-name="ce167" office:value-type="float" office:value="27.6161436280944" calcext:value-type="float">
            <text:p>27.616</text:p>
          </table:table-cell>
          <table:table-cell table:style-name="ce167" office:value-type="float" office:value="27.8723564568721" calcext:value-type="float">
            <text:p>27.872</text:p>
          </table:table-cell>
          <table:table-cell table:style-name="ce167" office:value-type="float" office:value="28.6332865947259" calcext:value-type="float">
            <text:p>28.633</text:p>
          </table:table-cell>
          <table:table-cell table:style-name="ce186" office:value-type="float" office:value="27.1298804430761" calcext:value-type="float">
            <text:p>27.130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900/hc</text:p>
          </table:table-cell>
          <table:table-cell table:style-name="ce135" office:value-type="string" calcext:value-type="string">
            <text:p>2100/hc</text:p>
          </table:table-cell>
          <table:table-cell table:style-name="ce135"/>
          <table:covered-table-cell table:style-name="ce4"/>
          <table:table-cell table:style-name="ce154" office:value-type="float" office:value="2008.08221749132" calcext:value-type="float">
            <text:p>2008.082</text:p>
          </table:table-cell>
          <table:table-cell table:style-name="ce162" office:value-type="float" office:value="2006.54478066135" calcext:value-type="float">
            <text:p>2006.545</text:p>
          </table:table-cell>
          <table:table-cell table:style-name="ce167" office:value-type="float" office:value="2020.65401039792" calcext:value-type="float">
            <text:p>2020.654</text:p>
          </table:table-cell>
          <table:table-cell table:style-name="ce167" office:value-type="float" office:value="2042.40663560812" calcext:value-type="float">
            <text:p>2042.407</text:p>
          </table:table-cell>
          <table:table-cell table:style-name="ce167" office:value-type="float" office:value="2000.42218040747" calcext:value-type="float">
            <text:p>2000.422</text:p>
          </table:table-cell>
          <table:table-cell table:style-name="ce186" office:value-type="float" office:value="2072.05658916904" calcext:value-type="float">
            <text:p>2072.057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4604025577769" calcext:value-type="float">
            <text:p>2.460</text:p>
          </table:table-cell>
          <table:table-cell table:style-name="ce191" office:value-type="float" office:value="2.99910926827828" calcext:value-type="float">
            <text:p>2.999</text:p>
          </table:table-cell>
          <table:table-cell table:style-name="ce167" office:value-type="float" office:value="2.8224311012425" calcext:value-type="float">
            <text:p>2.822</text:p>
          </table:table-cell>
          <table:table-cell table:style-name="ce167" office:value-type="float" office:value="2.23751448767203" calcext:value-type="float">
            <text:p>2.238</text:p>
          </table:table-cell>
          <table:table-cell table:style-name="ce167" office:value-type="float" office:value="2.51042527903717" calcext:value-type="float">
            <text:p>2.510</text:p>
          </table:table-cell>
          <table:table-cell table:style-name="ce186" office:value-type="float" office:value="2.15941151641486" calcext:value-type="float">
            <text:p>2.159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1300/hc</text:p>
          </table:table-cell>
          <table:table-cell table:style-name="ce135" office:value-type="string" calcext:value-type="string">
            <text:p>1600/hc</text:p>
          </table:table-cell>
          <table:table-cell table:style-name="ce135"/>
          <table:covered-table-cell table:style-name="ce4"/>
          <table:table-cell table:style-name="ce154" office:value-type="float" office:value="1410.97519849623" calcext:value-type="float">
            <text:p>1410.975</text:p>
          </table:table-cell>
          <table:table-cell table:style-name="ce162" office:value-type="float" office:value="1391.17334031437" calcext:value-type="float">
            <text:p>1391.173</text:p>
          </table:table-cell>
          <table:table-cell table:style-name="ce167" office:value-type="float" office:value="1387.07044010226" calcext:value-type="float">
            <text:p>1387.070</text:p>
          </table:table-cell>
          <table:table-cell table:style-name="ce167" office:value-type="float" office:value="1413.55591187926" calcext:value-type="float">
            <text:p>1413.556</text:p>
          </table:table-cell>
          <table:table-cell table:style-name="ce167" office:value-type="float" office:value="1407.85662335432" calcext:value-type="float">
            <text:p>1407.857</text:p>
          </table:table-cell>
          <table:table-cell table:style-name="ce186" office:value-type="float" office:value="1515.10444815632" calcext:value-type="float">
            <text:p>1515.104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5</text:p>
          </table:table-cell>
          <table:table-cell table:style-name="ce135"/>
          <table:covered-table-cell table:style-name="ce4"/>
          <table:table-cell table:style-name="ce154" office:value-type="float" office:value="4.61969182857391" calcext:value-type="float">
            <text:p>4.620</text:p>
          </table:table-cell>
          <table:table-cell table:style-name="ce162" office:value-type="float" office:value="4.421473053993" calcext:value-type="float">
            <text:p>4.421</text:p>
          </table:table-cell>
          <table:table-cell table:style-name="ce167" office:value-type="float" office:value="4.50746436427022" calcext:value-type="float">
            <text:p>4.507</text:p>
          </table:table-cell>
          <table:table-cell table:style-name="ce167" office:value-type="float" office:value="4.84204123277692" calcext:value-type="float">
            <text:p>4.842</text:p>
          </table:table-cell>
          <table:table-cell table:style-name="ce167" office:value-type="float" office:value="4.5587076102678" calcext:value-type="float">
            <text:p>4.559</text:p>
          </table:table-cell>
          <table:table-cell table:style-name="ce186" office:value-type="float" office:value="4.61806872965408" calcext:value-type="float">
            <text:p>4.618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700/hc</text:p>
          </table:table-cell>
          <table:table-cell table:style-name="ce135" office:value-type="string" calcext:value-type="string">
            <text:p>750/hc</text:p>
          </table:table-cell>
          <table:table-cell table:style-name="ce135"/>
          <table:covered-table-cell table:style-name="ce4"/>
          <table:table-cell table:style-name="ce154" office:value-type="float" office:value="730.244487354184" calcext:value-type="float">
            <text:p>730.244</text:p>
          </table:table-cell>
          <table:table-cell table:style-name="ce162" office:value-type="float" office:value="743.862185780719" calcext:value-type="float">
            <text:p>743.862</text:p>
          </table:table-cell>
          <table:table-cell table:style-name="ce167" office:value-type="float" office:value="731.089259214127" calcext:value-type="float">
            <text:p>731.089</text:p>
          </table:table-cell>
          <table:table-cell table:style-name="ce167" office:value-type="float" office:value="724.214737019198" calcext:value-type="float">
            <text:p>724.215</text:p>
          </table:table-cell>
          <table:table-cell table:style-name="ce167" office:value-type="float" office:value="715.117463356382" calcext:value-type="float">
            <text:p>715.117</text:p>
          </table:table-cell>
          <table:table-cell table:style-name="ce186" office:value-type="float" office:value="718.946361677382" calcext:value-type="float">
            <text:p>718.946</text:p>
          </table:table-cell>
          <table:table-cell table:number-columns-repeated="1014"/>
        </table:table-row>
        <table:table-row table:style-name="ro1">
          <table:table-cell table:style-name="ce135" office:value-type="string" calcext:value-type="string">
            <text:p>500/hc</text:p>
          </table:table-cell>
          <table:table-cell table:style-name="ce135" office:value-type="string" calcext:value-type="string">
            <text:p>600/hc</text:p>
          </table:table-cell>
          <table:table-cell table:style-name="ce135"/>
          <table:covered-table-cell table:style-name="ce4"/>
          <table:table-cell table:style-name="ce154" office:value-type="float" office:value="567.441899069409" calcext:value-type="float">
            <text:p>567.442</text:p>
          </table:table-cell>
          <table:table-cell table:style-name="ce162" office:value-type="float" office:value="565.431675977704" calcext:value-type="float">
            <text:p>565.432</text:p>
          </table:table-cell>
          <table:table-cell table:style-name="ce162" office:value-type="float" office:value="563.428952949409" calcext:value-type="float">
            <text:p>563.429</text:p>
          </table:table-cell>
          <table:table-cell table:style-name="ce162" office:value-type="float" office:value="557.528775786175" calcext:value-type="float">
            <text:p>557.529</text:p>
          </table:table-cell>
          <table:table-cell table:style-name="ce162" office:value-type="float" office:value="558.991707604934" calcext:value-type="float">
            <text:p>558.992</text:p>
          </table:table-cell>
          <table:table-cell table:style-name="ce186" office:value-type="float" office:value="586.870190536589" calcext:value-type="float">
            <text:p>586.870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4.04291526479245" calcext:value-type="float">
            <text:p>4.043</text:p>
          </table:table-cell>
          <table:table-cell table:style-name="ce192" office:value-type="float" office:value="3.19111884656921" calcext:value-type="float">
            <text:p>3.191</text:p>
          </table:table-cell>
          <table:table-cell table:style-name="ce169" office:value-type="float" office:value="3.39047490765725" calcext:value-type="float">
            <text:p>3.390</text:p>
          </table:table-cell>
          <table:table-cell table:style-name="ce169" office:value-type="float" office:value="4.29331456314351" calcext:value-type="float">
            <text:p>4.293</text:p>
          </table:table-cell>
          <table:table-cell table:style-name="ce169" office:value-type="float" office:value="3.63139339009063" calcext:value-type="float">
            <text:p>3.631</text:p>
          </table:table-cell>
          <table:table-cell table:style-name="ce197" office:value-type="float" office:value="8.32715701805642" calcext:value-type="float">
            <text:p>8.327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618068743514" calcext:value-type="float">
            <text:p>-23.762</text:p>
          </table:table-cell>
          <table:table-cell table:style-name="ce162" office:value-type="float" office:value="-23.7898442661712" calcext:value-type="float">
            <text:p>-23.790</text:p>
          </table:table-cell>
          <table:table-cell table:style-name="ce167" office:value-type="float" office:value="-23.8266731220555" calcext:value-type="float">
            <text:p>-23.827</text:p>
          </table:table-cell>
          <table:table-cell table:style-name="ce167" office:value-type="float" office:value="-23.8447396930894" calcext:value-type="float">
            <text:p>-23.845</text:p>
          </table:table-cell>
          <table:table-cell table:style-name="ce167" office:value-type="float" office:value="-23.7876704958623" calcext:value-type="float">
            <text:p>-23.788</text:p>
          </table:table-cell>
          <table:table-cell table:style-name="ce186" office:value-type="float" office:value="-23.803099332589" calcext:value-type="float">
            <text:p>-23.803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3231921238378" calcext:value-type="float">
            <text:p>2.732</text:p>
          </table:table-cell>
          <table:table-cell table:style-name="ce162" office:value-type="float" office:value="2.73617369829211" calcext:value-type="float">
            <text:p>2.736</text:p>
          </table:table-cell>
          <table:table-cell table:style-name="ce167" office:value-type="float" office:value="2.73530019340483" calcext:value-type="float">
            <text:p>2.735</text:p>
          </table:table-cell>
          <table:table-cell table:style-name="ce167" office:value-type="float" office:value="2.73930924014256" calcext:value-type="float">
            <text:p>2.739</text:p>
          </table:table-cell>
          <table:table-cell table:style-name="ce167" office:value-type="float" office:value="2.73663360838118" calcext:value-type="float">
            <text:p>2.737</text:p>
          </table:table-cell>
          <table:table-cell table:style-name="ce186" office:value-type="float" office:value="2.70911742037073" calcext:value-type="float">
            <text:p>2.709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1168105613984" calcext:value-type="float">
            <text:p>5.412</text:p>
          </table:table-cell>
          <table:table-cell table:style-name="ce162" office:value-type="float" office:value="5.40427794309165" calcext:value-type="float">
            <text:p>5.404</text:p>
          </table:table-cell>
          <table:table-cell table:style-name="ce167" office:value-type="float" office:value="5.40768740754614" calcext:value-type="float">
            <text:p>5.408</text:p>
          </table:table-cell>
          <table:table-cell table:style-name="ce167" office:value-type="float" office:value="5.39374951945525" calcext:value-type="float">
            <text:p>5.394</text:p>
          </table:table-cell>
          <table:table-cell table:style-name="ce167" office:value-type="float" office:value="5.40636296547782" calcext:value-type="float">
            <text:p>5.406</text:p>
          </table:table-cell>
          <table:table-cell table:style-name="ce186" office:value-type="float" office:value="5.26380173593435" calcext:value-type="float">
            <text:p>5.264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687159573196" calcext:value-type="float">
            <text:p>1.777</text:p>
          </table:table-cell>
          <table:table-cell table:style-name="ce162" office:value-type="float" office:value="1.77937574356402" calcext:value-type="float">
            <text:p>1.779</text:p>
          </table:table-cell>
          <table:table-cell table:style-name="ce167" office:value-type="float" office:value="1.77841464959866" calcext:value-type="float">
            <text:p>1.778</text:p>
          </table:table-cell>
          <table:table-cell table:style-name="ce167" office:value-type="float" office:value="1.77635050111085" calcext:value-type="float">
            <text:p>1.776</text:p>
          </table:table-cell>
          <table:table-cell table:style-name="ce167" office:value-type="float" office:value="1.77683379929592" calcext:value-type="float">
            <text:p>1.777</text:p>
          </table:table-cell>
          <table:table-cell table:style-name="ce186" office:value-type="float" office:value="1.77876819359447" calcext:value-type="float">
            <text:p>1.779</text:p>
          </table:table-cell>
          <table:table-cell table:number-columns-repeated="1014"/>
        </table:table-row>
        <table:table-row table:style-name="ro1">
          <table:table-cell table:style-name="ce135"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5200703043949" calcext:value-type="float">
            <text:p>2.252</text:p>
          </table:table-cell>
          <table:table-cell table:style-name="ce165" office:value-type="float" office:value="2.26263167981048" calcext:value-type="float">
            <text:p>2.263</text:p>
          </table:table-cell>
          <table:table-cell table:style-name="ce165" office:value-type="float" office:value="2.25790080717461" calcext:value-type="float">
            <text:p>2.258</text:p>
          </table:table-cell>
          <table:table-cell table:style-name="ce165" office:value-type="float" office:value="2.27187499613179" calcext:value-type="float">
            <text:p>2.272</text:p>
          </table:table-cell>
          <table:table-cell table:style-name="ce165" office:value-type="float" office:value="2.25797575447921" calcext:value-type="float">
            <text:p>2.258</text:p>
          </table:table-cell>
          <table:table-cell table:style-name="ce190" office:value-type="float" office:value="2.43091893290034" calcext:value-type="float">
            <text:p>2.431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раницы №4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 table:number-columns-spanned="2" table:number-rows-spanned="1">
            <text:p>Границы</text:p>
          </table:table-cell>
          <table:covered-table-cell/>
          <table:table-cell table:style-name="ce135"/>
          <table:table-cell table:style-name="ce138" table:number-columns-spanned="1" table:number-rows-spanned="2"/>
          <table:table-cell table:style-name="ce146" office:value-type="string" calcext:value-type="string" table:number-columns-spanned="2" table:number-rows-spanned="1">
            <text:p>BONN</text:p>
          </table:table-cell>
          <table:covered-table-cell table:style-name="ce183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 table:style-name="ce135"/>
          <table:covered-table-cell table:style-name="ce4"/>
          <table:table-cell table:style-name="ce200" office:value-type="string" calcext:value-type="string">
            <text:p>fminsearch</text:p>
          </table:table-cell>
          <table:table-cell table:style-name="ce196" office:value-type="string" calcext:value-type="string">
            <text:p>GlobalSearch</text:p>
          </table:table-cell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6</text:p>
          </table:table-cell>
          <table:table-cell table:style-name="ce135"/>
          <table:table-cell table:style-name="ce4" office:value-type="string" calcext:value-type="string" table:number-columns-spanned="1" table:number-rows-spanned="17">
            <text:p>x</text:p>
          </table:table-cell>
          <table:table-cell table:style-name="ce154" office:value-type="float" office:value="14.837048361597" calcext:value-type="float">
            <text:p>14.837</text:p>
          </table:table-cell>
          <table:table-cell table:style-name="ce186" office:value-type="float" office:value="14.9684456896547" calcext:value-type="float">
            <text:p>14.968</text:p>
          </table:table-cell>
        </table:table-row>
        <table:table-row table:style-name="ro1">
          <table:table-cell table:style-name="ce135" office:value-type="string" calcext:value-type="string">
            <text:p>2300/hc</text:p>
          </table:table-cell>
          <table:table-cell table:style-name="ce135" office:value-type="string" calcext:value-type="string">
            <text:p>2600/hc</text:p>
          </table:table-cell>
          <table:table-cell table:style-name="ce135"/>
          <table:covered-table-cell table:style-name="ce4"/>
          <table:table-cell table:style-name="ce154" office:value-type="float" office:value="2448.90065895916" calcext:value-type="float">
            <text:p>2448.901</text:p>
          </table:table-cell>
          <table:table-cell table:style-name="ce186" office:value-type="float" office:value="2537.06963874481" calcext:value-type="float">
            <text:p>2537.070</text:p>
          </table:table-cell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7</text:p>
          </table:table-cell>
          <table:table-cell table:style-name="ce135"/>
          <table:covered-table-cell table:style-name="ce4"/>
          <table:table-cell table:style-name="ce154" office:value-type="float" office:value="5.61996672089718" calcext:value-type="float">
            <text:p>5.620</text:p>
          </table:table-cell>
          <table:table-cell table:style-name="ce188" office:value-type="float" office:value="6.91407796978373" calcext:value-type="float">
            <text:p>6.914</text:p>
          </table:table-cell>
        </table:table-row>
        <table:table-row table:style-name="ro1">
          <table:table-cell table:style-name="ce135" office:value-type="string" calcext:value-type="string">
            <text:p>1100/hc</text:p>
          </table:table-cell>
          <table:table-cell table:style-name="ce135" office:value-type="string" calcext:value-type="string">
            <text:p>1300/hc</text:p>
          </table:table-cell>
          <table:table-cell table:style-name="ce135"/>
          <table:covered-table-cell table:style-name="ce4"/>
          <table:table-cell table:style-name="ce154" office:value-type="float" office:value="1164.04892542563" calcext:value-type="float">
            <text:p>1164.049</text:p>
          </table:table-cell>
          <table:table-cell table:style-name="ce188" office:value-type="float" office:value="1116.07925591729" calcext:value-type="float">
            <text:p>1116.079</text:p>
          </table:table-cell>
        </table:table-row>
        <table:table-row table:style-name="ro1">
          <table:table-cell table:style-name="ce135" office:value-type="string" calcext:value-type="string">
            <text:p>1.5</text:p>
          </table:table-cell>
          <table:table-cell table:style-name="ce135" office:value-type="string" calcext:value-type="string">
            <text:p>3</text:p>
          </table:table-cell>
          <table:table-cell table:style-name="ce135"/>
          <table:covered-table-cell table:style-name="ce4"/>
          <table:table-cell table:style-name="ce154" office:value-type="float" office:value="2.23034060551778" calcext:value-type="float">
            <text:p>2.230</text:p>
          </table:table-cell>
          <table:table-cell table:style-name="ce188" office:value-type="float" office:value="2.96088996882574" calcext:value-type="float">
            <text:p>2.961</text:p>
          </table:table-cell>
        </table:table-row>
        <table:table-row table:style-name="ro1">
          <table:table-cell table:style-name="ce135" office:value-type="string" calcext:value-type="string">
            <text:p>2100/hc</text:p>
          </table:table-cell>
          <table:table-cell table:style-name="ce135" office:value-type="string" calcext:value-type="string">
            <text:p>2400/hc</text:p>
          </table:table-cell>
          <table:table-cell table:style-name="ce135"/>
          <table:covered-table-cell table:style-name="ce4"/>
          <table:table-cell table:style-name="ce154" office:value-type="float" office:value="2273.6951510473" calcext:value-type="float">
            <text:p>2273.695</text:p>
          </table:table-cell>
          <table:table-cell table:style-name="ce188" office:value-type="float" office:value="2100.32255026032" calcext:value-type="float">
            <text:p>2100.323</text:p>
          </table:table-cell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1</text:p>
          </table:table-cell>
          <table:table-cell table:style-name="ce135"/>
          <table:covered-table-cell table:style-name="ce4"/>
          <table:table-cell table:style-name="ce154" office:value-type="float" office:value="19.826822120687" calcext:value-type="float">
            <text:p>19.827</text:p>
          </table:table-cell>
          <table:table-cell table:style-name="ce186" office:value-type="float" office:value="19.2973810441064" calcext:value-type="float">
            <text:p>19.297</text:p>
          </table:table-cell>
        </table:table-row>
        <table:table-row table:style-name="ro1">
          <table:table-cell table:style-name="ce135" office:value-type="string" calcext:value-type="string">
            <text:p>1500/hc</text:p>
          </table:table-cell>
          <table:table-cell table:style-name="ce135" office:value-type="string" calcext:value-type="string">
            <text:p>1800/hc</text:p>
          </table:table-cell>
          <table:table-cell table:style-name="ce135"/>
          <table:covered-table-cell table:style-name="ce4"/>
          <table:table-cell table:style-name="ce154" office:value-type="float" office:value="1623.67603361712" calcext:value-type="float">
            <text:p>1623.676</text:p>
          </table:table-cell>
          <table:table-cell table:style-name="ce188" office:value-type="float" office:value="1507.40388495869" calcext:value-type="float">
            <text:p>1507.404</text:p>
          </table:table-cell>
        </table:table-row>
        <table:table-row table:style-name="ro1">
          <table:table-cell table:style-name="ce135" office:value-type="string" calcext:value-type="string">
            <text:p>10</text:p>
          </table:table-cell>
          <table:table-cell table:style-name="ce135" office:value-type="string" calcext:value-type="string">
            <text:p>12</text:p>
          </table:table-cell>
          <table:table-cell table:style-name="ce135"/>
          <table:covered-table-cell table:style-name="ce4"/>
          <table:table-cell table:style-name="ce154" office:value-type="float" office:value="10.6631325583353" calcext:value-type="float">
            <text:p>10.663</text:p>
          </table:table-cell>
          <table:table-cell table:style-name="ce186" office:value-type="float" office:value="11.0025066801015" calcext:value-type="float">
            <text:p>11.003</text:p>
          </table:table-cell>
        </table:table-row>
        <table:table-row table:style-name="ro1">
          <table:table-cell table:style-name="ce135" office:value-type="string" calcext:value-type="string">
            <text:p>1800/hc</text:p>
          </table:table-cell>
          <table:table-cell table:style-name="ce135" office:value-type="string" calcext:value-type="string">
            <text:p>2300/hc</text:p>
          </table:table-cell>
          <table:table-cell table:style-name="ce135"/>
          <table:covered-table-cell table:style-name="ce4"/>
          <table:table-cell table:style-name="ce154" office:value-type="float" office:value="2335.6816546865" calcext:value-type="float">
            <text:p>2335.682</text:p>
          </table:table-cell>
          <table:table-cell table:style-name="ce188" office:value-type="float" office:value="1810.81256476756" calcext:value-type="float">
            <text:p>1810.813</text:p>
          </table:table-cell>
        </table:table-row>
        <table:table-row table:style-name="ro1">
          <table:table-cell table:style-name="ce135" office:value-type="string" calcext:value-type="string">
            <text:p>26</text:p>
          </table:table-cell>
          <table:table-cell table:style-name="ce135" office:value-type="string" calcext:value-type="string">
            <text:p>29</text:p>
          </table:table-cell>
          <table:table-cell table:style-name="ce135"/>
          <table:covered-table-cell table:style-name="ce4"/>
          <table:table-cell table:style-name="ce154" office:value-type="float" office:value="28.5917405143084" calcext:value-type="float">
            <text:p>28.592</text:p>
          </table:table-cell>
          <table:table-cell table:style-name="ce186" office:value-type="float" office:value="27.5085026781703" calcext:value-type="float">
            <text:p>27.509</text:p>
          </table:table-cell>
        </table:table-row>
        <table:table-row table:style-name="ro1">
          <table:table-cell table:style-name="ce135" office:value-type="string" calcext:value-type="string">
            <text:p>1900/hc</text:p>
          </table:table-cell>
          <table:table-cell table:style-name="ce135" office:value-type="string" calcext:value-type="string">
            <text:p>2100/hc</text:p>
          </table:table-cell>
          <table:table-cell table:style-name="ce135"/>
          <table:covered-table-cell table:style-name="ce4"/>
          <table:table-cell table:style-name="ce154" office:value-type="float" office:value="2010.34472467775" calcext:value-type="float">
            <text:p>2010.345</text:p>
          </table:table-cell>
          <table:table-cell table:style-name="ce186" office:value-type="float" office:value="1972.30028675922" calcext:value-type="float">
            <text:p>1972.300</text:p>
          </table:table-cell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 table:style-name="ce135"/>
          <table:covered-table-cell table:style-name="ce4"/>
          <table:table-cell table:style-name="ce154" office:value-type="float" office:value="2.92283367081084" calcext:value-type="float">
            <text:p>2.923</text:p>
          </table:table-cell>
          <table:table-cell table:style-name="ce186" office:value-type="float" office:value="3.19942051077024" calcext:value-type="float">
            <text:p>3.199</text:p>
          </table:table-cell>
        </table:table-row>
        <table:table-row table:style-name="ro1">
          <table:table-cell table:style-name="ce135" office:value-type="string" calcext:value-type="string">
            <text:p>1300/hc</text:p>
          </table:table-cell>
          <table:table-cell table:style-name="ce135" office:value-type="string" calcext:value-type="string">
            <text:p>1600/hc</text:p>
          </table:table-cell>
          <table:table-cell table:style-name="ce135"/>
          <table:covered-table-cell table:style-name="ce4"/>
          <table:table-cell table:style-name="ce154" office:value-type="float" office:value="1403.46046369541" calcext:value-type="float">
            <text:p>1403.460</text:p>
          </table:table-cell>
          <table:table-cell table:style-name="ce186" office:value-type="float" office:value="1377.49619171165" calcext:value-type="float">
            <text:p>1377.496</text:p>
          </table:table-cell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135" office:value-type="string" calcext:value-type="string">
            <text:p>5</text:p>
          </table:table-cell>
          <table:table-cell table:style-name="ce135"/>
          <table:covered-table-cell table:style-name="ce4"/>
          <table:table-cell table:style-name="ce154" office:value-type="float" office:value="4.2081888130035" calcext:value-type="float">
            <text:p>4.208</text:p>
          </table:table-cell>
          <table:table-cell table:style-name="ce186" office:value-type="float" office:value="4.39696182844906" calcext:value-type="float">
            <text:p>4.397</text:p>
          </table:table-cell>
        </table:table-row>
        <table:table-row table:style-name="ro1">
          <table:table-cell table:style-name="ce135" office:value-type="string" calcext:value-type="string">
            <text:p>720/hc</text:p>
          </table:table-cell>
          <table:table-cell table:style-name="ce135" office:value-type="string" calcext:value-type="string">
            <text:p>750/hc</text:p>
          </table:table-cell>
          <table:table-cell table:style-name="ce135"/>
          <table:covered-table-cell table:style-name="ce4"/>
          <table:table-cell table:style-name="ce154" office:value-type="float" office:value="744.715537821019" calcext:value-type="float">
            <text:p>744.716</text:p>
          </table:table-cell>
          <table:table-cell table:style-name="ce186" office:value-type="float" office:value="734.91528849995" calcext:value-type="float">
            <text:p>734.915</text:p>
          </table:table-cell>
        </table:table-row>
        <table:table-row table:style-name="ro1">
          <table:table-cell table:style-name="ce135" office:value-type="string" calcext:value-type="string">
            <text:p>550/hc</text:p>
          </table:table-cell>
          <table:table-cell table:style-name="ce135" office:value-type="string" calcext:value-type="string">
            <text:p>580/hc</text:p>
          </table:table-cell>
          <table:table-cell table:style-name="ce135"/>
          <table:covered-table-cell table:style-name="ce4"/>
          <table:table-cell table:style-name="ce154" office:value-type="float" office:value="558.232799809317" calcext:value-type="float">
            <text:p>558.233</text:p>
          </table:table-cell>
          <table:table-cell table:style-name="ce186" office:value-type="float" office:value="567.94626195218" calcext:value-type="float">
            <text:p>567.946</text:p>
          </table:table-cell>
        </table:table-row>
        <table:table-row table:style-name="ro1">
          <table:table-cell table:style-name="ce135" table:number-columns-repeated="3"/>
          <table:table-cell table:style-name="ce140" office:value-type="string" calcext:value-type="string">
            <text:p>f</text:p>
          </table:table-cell>
          <table:table-cell table:style-name="ce154" office:value-type="float" office:value="3.88604991342196" calcext:value-type="float">
            <text:p>3.886</text:p>
          </table:table-cell>
          <table:table-cell table:style-name="ce189" office:value-type="float" office:value="2.89615464660613" calcext:value-type="float">
            <text:p>2.896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s</text:p>
          </table:table-cell>
          <table:table-cell table:style-name="ce154" office:value-type="float" office:value="-23.7606830539797" calcext:value-type="float">
            <text:p>-23.761</text:p>
          </table:table-cell>
          <table:table-cell table:style-name="ce186" office:value-type="float" office:value="-23.7783046915445" calcext:value-type="float">
            <text:p>-23.778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s</text:p>
          </table:table-cell>
          <table:table-cell table:style-name="ce154" office:value-type="float" office:value="2.74151612979342" calcext:value-type="float">
            <text:p>2.742</text:p>
          </table:table-cell>
          <table:table-cell table:style-name="ce186" office:value-type="float" office:value="2.7408687512063" calcext:value-type="float">
            <text:p>2.741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a_t</text:p>
          </table:table-cell>
          <table:table-cell table:style-name="ce154" office:value-type="float" office:value="5.45089981459125" calcext:value-type="float">
            <text:p>5.451</text:p>
          </table:table-cell>
          <table:table-cell table:style-name="ce186" office:value-type="float" office:value="5.40318794054897" calcext:value-type="float">
            <text:p>5.403</text:p>
          </table:table-cell>
        </table:table-row>
        <table:table-row table:style-name="ro1">
          <table:table-cell table:style-name="ce135" table:number-columns-repeated="3"/>
          <table:table-cell table:style-name="ce4" office:value-type="string" calcext:value-type="string">
            <text:p>r_t</text:p>
          </table:table-cell>
          <table:table-cell table:style-name="ce154" office:value-type="float" office:value="1.7743666047596" calcext:value-type="float">
            <text:p>1.774</text:p>
          </table:table-cell>
          <table:table-cell table:style-name="ce186" office:value-type="float" office:value="1.78090097124361" calcext:value-type="float">
            <text:p>1.781</text:p>
          </table:table-cell>
        </table:table-row>
        <table:table-row table:style-name="ro1">
          <table:table-cell table:style-name="ce135"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20635168919305" calcext:value-type="float">
            <text:p>2.206</text:p>
          </table:table-cell>
          <table:table-cell table:style-name="ce190" office:value-type="float" office:value="2.26525151471362" calcext:value-type="float">
            <text:p>2.265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Границы №5" table:style-name="ta1">
        <table:table-column table:style-name="co1" table:number-columns-repeated="3" table:default-cell-style-name="ce135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3" table:default-cell-style-name="ce167"/>
        <table:table-column table:style-name="co1" table:default-cell-style-name="ce186"/>
        <table:table-column table:style-name="co1" table:default-cell-style-name="ce167"/>
        <table:table-column table:style-name="co1" table:number-columns-repeated="3" table:default-cell-style-name="ce162"/>
        <table:table-column table:style-name="co1" table:default-cell-style-name="ce186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6" table:number-rows-spanned="1">
            <text:p>BONN</text:p>
          </table:table-cell>
          <table:covered-table-cell table:number-columns-repeated="4" table:style-name="ce161"/>
          <table:covered-table-cell table:style-name="ce199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99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5" office:value-type="string" calcext:value-type="string">
            <text:p>simulannealbnd</text:p>
          </table:table-cell>
          <table:table-cell table:style-name="ce208" office:value-type="string" calcext:value-type="string">
            <text:p>particleswarm + fminsearch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5.129275282105" calcext:value-type="float">
            <text:p>15.129</text:p>
          </table:table-cell>
          <table:table-cell table:style-name="ce204" office:value-type="float" office:value="15.0428298501064" calcext:value-type="float">
            <text:p>15.043</text:p>
          </table:table-cell>
          <table:table-cell table:style-name="ce204" office:value-type="float" office:value="14.9249691377222" calcext:value-type="float">
            <text:p>14.925</text:p>
          </table:table-cell>
          <table:table-cell table:style-name="ce204" office:value-type="float" office:value="14.8997316378998" calcext:value-type="float">
            <text:p>14.900</text:p>
          </table:table-cell>
          <table:table-cell table:style-name="ce204" office:value-type="float" office:value="14.3540201537729" calcext:value-type="float">
            <text:p>14.354</text:p>
          </table:table-cell>
          <table:table-cell table:style-name="ce209" office:value-type="float" office:value="14.9152235323307" calcext:value-type="float">
            <text:p>14.915</text:p>
          </table:table-cell>
          <table:table-cell table:style-name="ce204" office:value-type="float" office:value="14.4109093131508" calcext:value-type="float">
            <text:p>14.411</text:p>
          </table:table-cell>
          <table:table-cell table:style-name="ce204" office:value-type="float" office:value="14.4241024361151" calcext:value-type="float">
            <text:p>14.424</text:p>
          </table:table-cell>
          <table:table-cell table:style-name="ce204" office:value-type="float" office:value="14.4213487729213" calcext:value-type="float">
            <text:p>14.421</text:p>
          </table:table-cell>
          <table:table-cell table:style-name="ce204" office:value-type="float" office:value="14.4503081192597" calcext:value-type="float">
            <text:p>14.450</text:p>
          </table:table-cell>
          <table:table-cell table:style-name="ce209" office:value-type="float" office:value="14.9003009304028" calcext:value-type="float">
            <text:p>14.900</text:p>
          </table:table-cell>
        </table:table-row>
        <table:table-row table:style-name="ro1">
          <table:table-cell office:value-type="string" calcext:value-type="string">
            <text:p>2300/hc</text:p>
          </table:table-cell>
          <table:table-cell office:value-type="string" calcext:value-type="string">
            <text:p>2600/hc</text:p>
          </table:table-cell>
          <table:table-cell/>
          <table:covered-table-cell/>
          <table:table-cell office:value-type="float" office:value="2456.97142379916" calcext:value-type="float">
            <text:p>2456.971</text:p>
          </table:table-cell>
          <table:table-cell office:value-type="float" office:value="2424.00486808407" calcext:value-type="float">
            <text:p>2424.005</text:p>
          </table:table-cell>
          <table:table-cell office:value-type="float" office:value="2594.00379936339" calcext:value-type="float">
            <text:p>2594.004</text:p>
          </table:table-cell>
          <table:table-cell office:value-type="float" office:value="2599.80626336502" calcext:value-type="float">
            <text:p>2599.806</text:p>
          </table:table-cell>
          <table:table-cell office:value-type="float" office:value="2526.99704881794" calcext:value-type="float">
            <text:p>2526.997</text:p>
          </table:table-cell>
          <table:table-cell table:style-name="ce188" office:value-type="float" office:value="2599.08948261852" calcext:value-type="float">
            <text:p>2599.089</text:p>
          </table:table-cell>
          <table:table-cell office:value-type="float" office:value="2474.75541117166" calcext:value-type="float">
            <text:p>2474.755</text:p>
          </table:table-cell>
          <table:table-cell office:value-type="float" office:value="2355.52025816779" calcext:value-type="float">
            <text:p>2355.520</text:p>
          </table:table-cell>
          <table:table-cell office:value-type="float" office:value="2599.9912933919" calcext:value-type="float">
            <text:p>2599.991</text:p>
          </table:table-cell>
          <table:table-cell office:value-type="float" office:value="2516.82820619362" calcext:value-type="float">
            <text:p>2516.828</text:p>
          </table:table-cell>
          <table:table-cell office:value-type="float" office:value="2430.68757854373" calcext:value-type="float">
            <text:p>2430.688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/>
          <table:covered-table-cell/>
          <table:table-cell office:value-type="float" office:value="6.02742301443965" calcext:value-type="float">
            <text:p>6.027</text:p>
          </table:table-cell>
          <table:table-cell office:value-type="float" office:value="6.63883475657369" calcext:value-type="float">
            <text:p>6.639</text:p>
          </table:table-cell>
          <table:table-cell office:value-type="float" office:value="7.47425001561708" calcext:value-type="float">
            <text:p>7.474</text:p>
          </table:table-cell>
          <table:table-cell office:value-type="float" office:value="7.99729207425727" calcext:value-type="float">
            <text:p>7.997</text:p>
          </table:table-cell>
          <table:table-cell office:value-type="float" office:value="6.07092835353598" calcext:value-type="float">
            <text:p>6.071</text:p>
          </table:table-cell>
          <table:table-cell table:style-name="ce188" office:value-type="float" office:value="8.05260823435648" calcext:value-type="float">
            <text:p>8.053</text:p>
          </table:table-cell>
          <table:table-cell office:value-type="float" office:value="6.05750267472082" calcext:value-type="float">
            <text:p>6.058</text:p>
          </table:table-cell>
          <table:table-cell office:value-type="float" office:value="6.34928625082467" calcext:value-type="float">
            <text:p>6.349</text:p>
          </table:table-cell>
          <table:table-cell office:value-type="float" office:value="6.51879356581593" calcext:value-type="float">
            <text:p>6.519</text:p>
          </table:table-cell>
          <table:table-cell office:value-type="float" office:value="6.04853001201838" calcext:value-type="float">
            <text:p>6.049</text:p>
          </table:table-cell>
          <table:table-cell office:value-type="float" office:value="7.62127722597345" calcext:value-type="float">
            <text:p>7.621</text:p>
          </table:table-cell>
        </table:table-row>
        <table:table-row table:style-name="ro1">
          <table:table-cell office:value-type="string" calcext:value-type="string">
            <text:p>1000/hc</text:p>
          </table:table-cell>
          <table:table-cell office:value-type="string" calcext:value-type="string">
            <text:p>1300/hc</text:p>
          </table:table-cell>
          <table:table-cell/>
          <table:covered-table-cell/>
          <table:table-cell office:value-type="float" office:value="1155.64978616722" calcext:value-type="float">
            <text:p>1155.650</text:p>
          </table:table-cell>
          <table:table-cell office:value-type="float" office:value="1104.81857871648" calcext:value-type="float">
            <text:p>1104.819</text:p>
          </table:table-cell>
          <table:table-cell office:value-type="float" office:value="1054.00155312106" calcext:value-type="float">
            <text:p>1054.002</text:p>
          </table:table-cell>
          <table:table-cell office:value-type="float" office:value="1027.89023279104" calcext:value-type="float">
            <text:p>1027.890</text:p>
          </table:table-cell>
          <table:table-cell office:value-type="float" office:value="1063.66493516247" calcext:value-type="float">
            <text:p>1063.665</text:p>
          </table:table-cell>
          <table:table-cell office:value-type="float" office:value="1031.26991740985" calcext:value-type="float">
            <text:p>1031.270</text:p>
          </table:table-cell>
          <table:table-cell office:value-type="float" office:value="1173.51353013081" calcext:value-type="float">
            <text:p>1173.514</text:p>
          </table:table-cell>
          <table:table-cell office:value-type="float" office:value="1275.03308245868" calcext:value-type="float">
            <text:p>1275.033</text:p>
          </table:table-cell>
          <table:table-cell office:value-type="float" office:value="1299.98341294456" calcext:value-type="float">
            <text:p>1299.983</text:p>
          </table:table-cell>
          <table:table-cell office:value-type="float" office:value="1273.45823785431" calcext:value-type="float">
            <text:p>1273.458</text:p>
          </table:table-cell>
          <table:table-cell office:value-type="float" office:value="1068.96717654138" calcext:value-type="float">
            <text:p>1068.967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0962255645294" calcext:value-type="float">
            <text:p>3.010</text:p>
          </table:table-cell>
          <table:table-cell office:value-type="float" office:value="3.14337396522169" calcext:value-type="float">
            <text:p>3.143</text:p>
          </table:table-cell>
          <table:table-cell office:value-type="float" office:value="2.2342031067707" calcext:value-type="float">
            <text:p>2.234</text:p>
          </table:table-cell>
          <table:table-cell office:value-type="float" office:value="2.85973871229517" calcext:value-type="float">
            <text:p>2.860</text:p>
          </table:table-cell>
          <table:table-cell office:value-type="float" office:value="3.38780424114762" calcext:value-type="float">
            <text:p>3.388</text:p>
          </table:table-cell>
          <table:table-cell office:value-type="float" office:value="2.86770140797907" calcext:value-type="float">
            <text:p>2.868</text:p>
          </table:table-cell>
          <table:table-cell office:value-type="float" office:value="3.03792008210072" calcext:value-type="float">
            <text:p>3.038</text:p>
          </table:table-cell>
          <table:table-cell office:value-type="float" office:value="2.65066487089537" calcext:value-type="float">
            <text:p>2.651</text:p>
          </table:table-cell>
          <table:table-cell office:value-type="float" office:value="2.54000580278116" calcext:value-type="float">
            <text:p>2.540</text:p>
          </table:table-cell>
          <table:table-cell office:value-type="float" office:value="3.78054418876067" calcext:value-type="float">
            <text:p>3.781</text:p>
          </table:table-cell>
          <table:table-cell office:value-type="float" office:value="2.29440789983206" calcext:value-type="float">
            <text:p>2.294</text:p>
          </table:table-cell>
        </table:table-row>
        <table:table-row table:style-name="ro1">
          <table:table-cell office:value-type="string" calcext:value-type="string">
            <text:p>2000/hc</text:p>
          </table:table-cell>
          <table:table-cell office:value-type="string" calcext:value-type="string">
            <text:p>2400/hc</text:p>
          </table:table-cell>
          <table:table-cell/>
          <table:covered-table-cell/>
          <table:table-cell office:value-type="float" office:value="2216.09309051736" calcext:value-type="float">
            <text:p>2216.093</text:p>
          </table:table-cell>
          <table:table-cell table:style-name="ce205" office:value-type="float" office:value="2144.80149450825" calcext:value-type="float">
            <text:p>2144.801</text:p>
          </table:table-cell>
          <table:table-cell office:value-type="float" office:value="2161.89714998339" calcext:value-type="float">
            <text:p>2161.897</text:p>
          </table:table-cell>
          <table:table-cell office:value-type="float" office:value="2399.99424034732" calcext:value-type="float">
            <text:p>2399.994</text:p>
          </table:table-cell>
          <table:table-cell office:value-type="float" office:value="2184.89612312389" calcext:value-type="float">
            <text:p>2184.896</text:p>
          </table:table-cell>
          <table:table-cell table:style-name="ce188" office:value-type="float" office:value="2412.13952531553" calcext:value-type="float">
            <text:p>2412.140</text:p>
          </table:table-cell>
          <table:table-cell office:value-type="float" office:value="2170.17014245277" calcext:value-type="float">
            <text:p>2170.170</text:p>
          </table:table-cell>
          <table:table-cell office:value-type="float" office:value="2292.89407294374" calcext:value-type="float">
            <text:p>2292.894</text:p>
          </table:table-cell>
          <table:table-cell office:value-type="float" office:value="2000.37070611198" calcext:value-type="float">
            <text:p>2000.371</text:p>
          </table:table-cell>
          <table:table-cell office:value-type="float" office:value="2032.84341499618" calcext:value-type="float">
            <text:p>2032.843</text:p>
          </table:table-cell>
          <table:table-cell office:value-type="float" office:value="2275.59674929347" calcext:value-type="float">
            <text:p>2275.59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1</text:p>
          </table:table-cell>
          <table:table-cell/>
          <table:covered-table-cell/>
          <table:table-cell office:value-type="float" office:value="19.5611541475644" calcext:value-type="float">
            <text:p>19.561</text:p>
          </table:table-cell>
          <table:table-cell office:value-type="float" office:value="19.6853913402556" calcext:value-type="float">
            <text:p>19.685</text:p>
          </table:table-cell>
          <table:table-cell office:value-type="float" office:value="20.7407909274668" calcext:value-type="float">
            <text:p>20.741</text:p>
          </table:table-cell>
          <table:table-cell office:value-type="float" office:value="20.8351472587381" calcext:value-type="float">
            <text:p>20.835</text:p>
          </table:table-cell>
          <table:table-cell office:value-type="float" office:value="18.700537733154" calcext:value-type="float">
            <text:p>18.701</text:p>
          </table:table-cell>
          <table:table-cell office:value-type="float" office:value="20.8650971281561" calcext:value-type="float">
            <text:p>20.865</text:p>
          </table:table-cell>
          <table:table-cell office:value-type="float" office:value="19.8799045507783" calcext:value-type="float">
            <text:p>19.880</text:p>
          </table:table-cell>
          <table:table-cell office:value-type="float" office:value="20.5621033971647" calcext:value-type="float">
            <text:p>20.562</text:p>
          </table:table-cell>
          <table:table-cell office:value-type="float" office:value="20.8172666096237" calcext:value-type="float">
            <text:p>20.817</text:p>
          </table:table-cell>
          <table:table-cell office:value-type="float" office:value="20.4247438405964" calcext:value-type="float">
            <text:p>20.425</text:p>
          </table:table-cell>
          <table:table-cell office:value-type="float" office:value="19.6898042612032" calcext:value-type="float">
            <text:p>19.690</text:p>
          </table:table-cell>
        </table:table-row>
        <table:table-row table:style-name="ro1">
          <table:table-cell office:value-type="string" calcext:value-type="string">
            <text:p>1400/hc</text:p>
          </table:table-cell>
          <table:table-cell office:value-type="string" calcext:value-type="string">
            <text:p>1800/hc</text:p>
          </table:table-cell>
          <table:table-cell/>
          <table:covered-table-cell/>
          <table:table-cell office:value-type="float" office:value="1597.67586576562" calcext:value-type="float">
            <text:p>1597.676</text:p>
          </table:table-cell>
          <table:table-cell office:value-type="float" office:value="1565.79864675066" calcext:value-type="float">
            <text:p>1565.799</text:p>
          </table:table-cell>
          <table:table-cell office:value-type="float" office:value="1443.81077502938" calcext:value-type="float">
            <text:p>1443.811</text:p>
          </table:table-cell>
          <table:table-cell office:value-type="float" office:value="1474.23449324842" calcext:value-type="float">
            <text:p>1474.234</text:p>
          </table:table-cell>
          <table:table-cell office:value-type="float" office:value="1731.78236212868" calcext:value-type="float">
            <text:p>1731.782</text:p>
          </table:table-cell>
          <table:table-cell office:value-type="float" office:value="1476.54424927807" calcext:value-type="float">
            <text:p>1476.544</text:p>
          </table:table-cell>
          <table:table-cell office:value-type="float" office:value="1756.13259102428" calcext:value-type="float">
            <text:p>1756.133</text:p>
          </table:table-cell>
          <table:table-cell office:value-type="float" office:value="1644.52638920002" calcext:value-type="float">
            <text:p>1644.526</text:p>
          </table:table-cell>
          <table:table-cell office:value-type="float" office:value="1508.16837465489" calcext:value-type="float">
            <text:p>1508.168</text:p>
          </table:table-cell>
          <table:table-cell office:value-type="float" office:value="1799.92803489487" calcext:value-type="float">
            <text:p>1799.928</text:p>
          </table:table-cell>
          <table:table-cell office:value-type="float" office:value="1579.3419951201" calcext:value-type="float">
            <text:p>1579.34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office:value-type="float" office:value="11.0826242839419" calcext:value-type="float">
            <text:p>11.083</text:p>
          </table:table-cell>
          <table:table-cell office:value-type="float" office:value="10.6541247770991" calcext:value-type="float">
            <text:p>10.654</text:p>
          </table:table-cell>
          <table:table-cell office:value-type="float" office:value="10.8598260189947" calcext:value-type="float">
            <text:p>10.860</text:p>
          </table:table-cell>
          <table:table-cell office:value-type="float" office:value="11.2392552084141" calcext:value-type="float">
            <text:p>11.239</text:p>
          </table:table-cell>
          <table:table-cell office:value-type="float" office:value="10.1144832688018" calcext:value-type="float">
            <text:p>10.114</text:p>
          </table:table-cell>
          <table:table-cell office:value-type="float" office:value="11.2372475176189" calcext:value-type="float">
            <text:p>11.237</text:p>
          </table:table-cell>
          <table:table-cell office:value-type="float" office:value="11.2359651242523" calcext:value-type="float">
            <text:p>11.236</text:p>
          </table:table-cell>
          <table:table-cell office:value-type="float" office:value="11.642622060814" calcext:value-type="float">
            <text:p>11.643</text:p>
          </table:table-cell>
          <table:table-cell office:value-type="float" office:value="11.4555165807517" calcext:value-type="float">
            <text:p>11.456</text:p>
          </table:table-cell>
          <table:table-cell office:value-type="float" office:value="10.4756547316476" calcext:value-type="float">
            <text:p>10.476</text:p>
          </table:table-cell>
          <table:table-cell office:value-type="float" office:value="10.0816529129007" calcext:value-type="float">
            <text:p>10.082</text:p>
          </table:table-cell>
        </table:table-row>
        <table:table-row table:style-name="ro1">
          <table:table-cell office:value-type="string" calcext:value-type="string">
            <text:p>1700/hc</text:p>
          </table:table-cell>
          <table:table-cell office:value-type="string" calcext:value-type="string">
            <text:p>2300/hc</text:p>
          </table:table-cell>
          <table:table-cell/>
          <table:covered-table-cell/>
          <table:table-cell office:value-type="float" office:value="2013.6948762147" calcext:value-type="float">
            <text:p>2013.695</text:p>
          </table:table-cell>
          <table:table-cell office:value-type="float" office:value="1897.86722348226" calcext:value-type="float">
            <text:p>1897.867</text:p>
          </table:table-cell>
          <table:table-cell office:value-type="float" office:value="2121.51600114707" calcext:value-type="float">
            <text:p>2121.516</text:p>
          </table:table-cell>
          <table:table-cell office:value-type="float" office:value="1779.81531848852" calcext:value-type="float">
            <text:p>1779.815</text:p>
          </table:table-cell>
          <table:table-cell office:value-type="float" office:value="1803.24429340314" calcext:value-type="float">
            <text:p>1803.244</text:p>
          </table:table-cell>
          <table:table-cell office:value-type="float" office:value="1780.54540924871" calcext:value-type="float">
            <text:p>1780.545</text:p>
          </table:table-cell>
          <table:table-cell office:value-type="float" office:value="1816.95134049986" calcext:value-type="float">
            <text:p>1816.951</text:p>
          </table:table-cell>
          <table:table-cell office:value-type="float" office:value="1700.14028252514" calcext:value-type="float">
            <text:p>1700.140</text:p>
          </table:table-cell>
          <table:table-cell office:value-type="float" office:value="1875.30031658922" calcext:value-type="float">
            <text:p>1875.300</text:p>
          </table:table-cell>
          <table:table-cell office:value-type="float" office:value="2164.15874763051" calcext:value-type="float">
            <text:p>2164.159</text:p>
          </table:table-cell>
          <table:table-cell office:value-type="float" office:value="2101.55270236587" calcext:value-type="float">
            <text:p>2101.55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9</text:p>
          </table:table-cell>
          <table:table-cell/>
          <table:covered-table-cell/>
          <table:table-cell office:value-type="float" office:value="28.2338593754873" calcext:value-type="float">
            <text:p>28.234</text:p>
          </table:table-cell>
          <table:table-cell office:value-type="float" office:value="27.680745324685" calcext:value-type="float">
            <text:p>27.681</text:p>
          </table:table-cell>
          <table:table-cell office:value-type="float" office:value="28.8924802029097" calcext:value-type="float">
            <text:p>28.892</text:p>
          </table:table-cell>
          <table:table-cell office:value-type="float" office:value="27.2793067157858" calcext:value-type="float">
            <text:p>27.279</text:p>
          </table:table-cell>
          <table:table-cell office:value-type="float" office:value="26.4077603199317" calcext:value-type="float">
            <text:p>26.408</text:p>
          </table:table-cell>
          <table:table-cell office:value-type="float" office:value="27.2857123380822" calcext:value-type="float">
            <text:p>27.286</text:p>
          </table:table-cell>
          <table:table-cell office:value-type="float" office:value="28.3388282478813" calcext:value-type="float">
            <text:p>28.339</text:p>
          </table:table-cell>
          <table:table-cell office:value-type="float" office:value="27.6134279615468" calcext:value-type="float">
            <text:p>27.613</text:p>
          </table:table-cell>
          <table:table-cell office:value-type="float" office:value="27.149591939738" calcext:value-type="float">
            <text:p>27.150</text:p>
          </table:table-cell>
          <table:table-cell office:value-type="float" office:value="27.0353337498" calcext:value-type="float">
            <text:p>27.035</text:p>
          </table:table-cell>
          <table:table-cell office:value-type="float" office:value="27.1224338088723" calcext:value-type="float">
            <text:p>27.122</text:p>
          </table:table-cell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100/hc</text:p>
          </table:table-cell>
          <table:table-cell/>
          <table:covered-table-cell/>
          <table:table-cell office:value-type="float" office:value="2006.50841053303" calcext:value-type="float">
            <text:p>2006.508</text:p>
          </table:table-cell>
          <table:table-cell office:value-type="float" office:value="1968.0651385869" calcext:value-type="float">
            <text:p>1968.065</text:p>
          </table:table-cell>
          <table:table-cell office:value-type="float" office:value="1965.34701213464" calcext:value-type="float">
            <text:p>1965.347</text:p>
          </table:table-cell>
          <table:table-cell office:value-type="float" office:value="1995.21214853965" calcext:value-type="float">
            <text:p>1995.212</text:p>
          </table:table-cell>
          <table:table-cell office:value-type="float" office:value="2008.38175116775" calcext:value-type="float">
            <text:p>2008.382</text:p>
          </table:table-cell>
          <table:table-cell office:value-type="float" office:value="1995.94528342305" calcext:value-type="float">
            <text:p>1995.945</text:p>
          </table:table-cell>
          <table:table-cell office:value-type="float" office:value="1987.33070884035" calcext:value-type="float">
            <text:p>1987.331</text:p>
          </table:table-cell>
          <table:table-cell office:value-type="float" office:value="1979.86025085899" calcext:value-type="float">
            <text:p>1979.860</text:p>
          </table:table-cell>
          <table:table-cell office:value-type="float" office:value="2057.90534084799" calcext:value-type="float">
            <text:p>2057.905</text:p>
          </table:table-cell>
          <table:table-cell office:value-type="float" office:value="2080.68559078073" calcext:value-type="float">
            <text:p>2080.686</text:p>
          </table:table-cell>
          <table:table-cell office:value-type="float" office:value="2007.61701168405" calcext:value-type="float">
            <text:p>2007.617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1325600064713" calcext:value-type="float">
            <text:p>3.013</text:p>
          </table:table-cell>
          <table:table-cell office:value-type="float" office:value="3.07677809721462" calcext:value-type="float">
            <text:p>3.077</text:p>
          </table:table-cell>
          <table:table-cell office:value-type="float" office:value="2.85722954361762" calcext:value-type="float">
            <text:p>2.857</text:p>
          </table:table-cell>
          <table:table-cell office:value-type="float" office:value="3.24423886574479" calcext:value-type="float">
            <text:p>3.244</text:p>
          </table:table-cell>
          <table:table-cell office:value-type="float" office:value="3.23779330683672" calcext:value-type="float">
            <text:p>3.238</text:p>
          </table:table-cell>
          <table:table-cell office:value-type="float" office:value="3.25281561025389" calcext:value-type="float">
            <text:p>3.253</text:p>
          </table:table-cell>
          <table:table-cell office:value-type="float" office:value="2.91213569063122" calcext:value-type="float">
            <text:p>2.912</text:p>
          </table:table-cell>
          <table:table-cell office:value-type="float" office:value="2.91032485677976" calcext:value-type="float">
            <text:p>2.910</text:p>
          </table:table-cell>
          <table:table-cell office:value-type="float" office:value="2.87821789210807" calcext:value-type="float">
            <text:p>2.878</text:p>
          </table:table-cell>
          <table:table-cell office:value-type="float" office:value="2.23569567932445" calcext:value-type="float">
            <text:p>2.236</text:p>
          </table:table-cell>
          <table:table-cell office:value-type="float" office:value="2.75687698483034" calcext:value-type="float">
            <text:p>2.757</text:p>
          </table:table-cell>
        </table:table-row>
        <table:table-row table:style-name="ro1">
          <table:table-cell office:value-type="string" calcext:value-type="string">
            <text:p>1300/hc</text:p>
          </table:table-cell>
          <table:table-cell office:value-type="string" calcext:value-type="string">
            <text:p>1600/hc</text:p>
          </table:table-cell>
          <table:table-cell/>
          <table:covered-table-cell/>
          <table:table-cell office:value-type="float" office:value="1368.23167103841" calcext:value-type="float">
            <text:p>1368.232</text:p>
          </table:table-cell>
          <table:table-cell office:value-type="float" office:value="1381.92574381445" calcext:value-type="float">
            <text:p>1381.926</text:p>
          </table:table-cell>
          <table:table-cell office:value-type="float" office:value="1380.78455586018" calcext:value-type="float">
            <text:p>1380.785</text:p>
          </table:table-cell>
          <table:table-cell office:value-type="float" office:value="1379.70943288828" calcext:value-type="float">
            <text:p>1379.709</text:p>
          </table:table-cell>
          <table:table-cell office:value-type="float" office:value="1392.1281753593" calcext:value-type="float">
            <text:p>1392.128</text:p>
          </table:table-cell>
          <table:table-cell office:value-type="float" office:value="1379.35126016791" calcext:value-type="float">
            <text:p>1379.351</text:p>
          </table:table-cell>
          <table:table-cell office:value-type="float" office:value="1406.63690531042" calcext:value-type="float">
            <text:p>1406.637</text:p>
          </table:table-cell>
          <table:table-cell office:value-type="float" office:value="1432.68005530025" calcext:value-type="float">
            <text:p>1432.680</text:p>
          </table:table-cell>
          <table:table-cell office:value-type="float" office:value="1384.33502455146" calcext:value-type="float">
            <text:p>1384.335</text:p>
          </table:table-cell>
          <table:table-cell office:value-type="float" office:value="1429.04969394533" calcext:value-type="float">
            <text:p>1429.050</text:p>
          </table:table-cell>
          <table:table-cell office:value-type="float" office:value="1495.646652151" calcext:value-type="float">
            <text:p>1495.64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50881311671375" calcext:value-type="float">
            <text:p>4.509</text:p>
          </table:table-cell>
          <table:table-cell office:value-type="float" office:value="4.47977074607865" calcext:value-type="float">
            <text:p>4.480</text:p>
          </table:table-cell>
          <table:table-cell office:value-type="float" office:value="4.52976309169318" calcext:value-type="float">
            <text:p>4.530</text:p>
          </table:table-cell>
          <table:table-cell office:value-type="float" office:value="4.3017984447319" calcext:value-type="float">
            <text:p>4.302</text:p>
          </table:table-cell>
          <table:table-cell office:value-type="float" office:value="4.06974104478629" calcext:value-type="float">
            <text:p>4.070</text:p>
          </table:table-cell>
          <table:table-cell office:value-type="float" office:value="4.3055822377761" calcext:value-type="float">
            <text:p>4.306</text:p>
          </table:table-cell>
          <table:table-cell office:value-type="float" office:value="4.45949072917452" calcext:value-type="float">
            <text:p>4.459</text:p>
          </table:table-cell>
          <table:table-cell office:value-type="float" office:value="4.24397342660834" calcext:value-type="float">
            <text:p>4.244</text:p>
          </table:table-cell>
          <table:table-cell office:value-type="float" office:value="4.5266504556331" calcext:value-type="float">
            <text:p>4.527</text:p>
          </table:table-cell>
          <table:table-cell office:value-type="float" office:value="4.85430185906746" calcext:value-type="float">
            <text:p>4.854</text:p>
          </table:table-cell>
          <table:table-cell office:value-type="float" office:value="4.34120561726733" calcext:value-type="float">
            <text:p>4.341</text:p>
          </table:table-cell>
        </table:table-row>
        <table:table-row table:style-name="ro1">
          <table:table-cell office:value-type="string" calcext:value-type="string">
            <text:p>720/hc</text:p>
          </table:table-cell>
          <table:table-cell office:value-type="string" calcext:value-type="string">
            <text:p>750/hc</text:p>
          </table:table-cell>
          <table:table-cell/>
          <table:covered-table-cell/>
          <table:table-cell office:value-type="float" office:value="731.843625949472" calcext:value-type="float">
            <text:p>731.844</text:p>
          </table:table-cell>
          <table:table-cell office:value-type="float" office:value="737.886913064848" calcext:value-type="float">
            <text:p>737.887</text:p>
          </table:table-cell>
          <table:table-cell office:value-type="float" office:value="736.860920062161" calcext:value-type="float">
            <text:p>736.861</text:p>
          </table:table-cell>
          <table:table-cell office:value-type="float" office:value="747.10839516727" calcext:value-type="float">
            <text:p>747.108</text:p>
          </table:table-cell>
          <table:table-cell office:value-type="float" office:value="744.915554393533" calcext:value-type="float">
            <text:p>744.916</text:p>
          </table:table-cell>
          <table:table-cell office:value-type="float" office:value="747.423514681229" calcext:value-type="float">
            <text:p>747.424</text:p>
          </table:table-cell>
          <table:table-cell office:value-type="float" office:value="736.432064091511" calcext:value-type="float">
            <text:p>736.432</text:p>
          </table:table-cell>
          <table:table-cell office:value-type="float" office:value="745.443982019679" calcext:value-type="float">
            <text:p>745.444</text:p>
          </table:table-cell>
          <table:table-cell office:value-type="float" office:value="732.337949914724" calcext:value-type="float">
            <text:p>732.338</text:p>
          </table:table-cell>
          <table:table-cell office:value-type="float" office:value="730.642882575266" calcext:value-type="float">
            <text:p>730.643</text:p>
          </table:table-cell>
          <table:table-cell office:value-type="float" office:value="748.179484240057" calcext:value-type="float">
            <text:p>748.179</text:p>
          </table:table-cell>
        </table:table-row>
        <table:table-row table:style-name="ro1">
          <table:table-cell office:value-type="string" calcext:value-type="string">
            <text:p>550/hc</text:p>
          </table:table-cell>
          <table:table-cell office:value-type="string" calcext:value-type="string">
            <text:p>580/hc</text:p>
          </table:table-cell>
          <table:table-cell/>
          <table:covered-table-cell/>
          <table:table-cell office:value-type="float" office:value="567.795431852273" calcext:value-type="float">
            <text:p>567.795</text:p>
          </table:table-cell>
          <table:table-cell office:value-type="float" office:value="563.439195224352" calcext:value-type="float">
            <text:p>563.439</text:p>
          </table:table-cell>
          <table:table-cell table:style-name="ce162" office:value-type="float" office:value="562.089893129697" calcext:value-type="float">
            <text:p>562.090</text:p>
          </table:table-cell>
          <table:table-cell table:style-name="ce162" office:value-type="float" office:value="571.068682686489" calcext:value-type="float">
            <text:p>571.069</text:p>
          </table:table-cell>
          <table:table-cell table:style-name="ce162" office:value-type="float" office:value="553.379022356441" calcext:value-type="float">
            <text:p>553.379</text:p>
          </table:table-cell>
          <table:table-cell office:value-type="float" office:value="571.113260130047" calcext:value-type="float">
            <text:p>571.113</text:p>
          </table:table-cell>
          <table:table-cell table:style-name="ce162" office:value-type="float" office:value="568.273137498974" calcext:value-type="float">
            <text:p>568.273</text:p>
          </table:table-cell>
          <table:table-cell office:value-type="float" office:value="575.288821926531" calcext:value-type="float">
            <text:p>575.289</text:p>
          </table:table-cell>
          <table:table-cell office:value-type="float" office:value="574.673942555249" calcext:value-type="float">
            <text:p>574.674</text:p>
          </table:table-cell>
          <table:table-cell office:value-type="float" office:value="566.218027455173" calcext:value-type="float">
            <text:p>566.218</text:p>
          </table:table-cell>
          <table:table-cell office:value-type="float" office:value="558.319776323964" calcext:value-type="float">
            <text:p>558.320</text:p>
          </table:table-cell>
        </table:table-row>
        <table:table-row table:style-name="ro1">
          <table:table-cell table:number-columns-repeated="3"/>
          <table:table-cell table:style-name="ce140" office:value-type="string" calcext:value-type="string">
            <text:p>f</text:p>
          </table:table-cell>
          <table:table-cell table:style-name="ce158" office:value-type="float" office:value="3.49566397624989" calcext:value-type="float">
            <text:p>3.496</text:p>
          </table:table-cell>
          <table:table-cell table:style-name="ce163" office:value-type="float" office:value="3.10170909773809" calcext:value-type="float">
            <text:p>3.102</text:p>
          </table:table-cell>
          <table:table-cell table:style-name="ce169" office:value-type="float" office:value="2.98635601226565" calcext:value-type="float">
            <text:p>2.986</text:p>
          </table:table-cell>
          <table:table-cell table:style-name="ce169" office:value-type="float" office:value="2.78389267465965" calcext:value-type="float">
            <text:p>2.784</text:p>
          </table:table-cell>
          <table:table-cell table:style-name="ce169" office:value-type="float" office:value="5.38367498756672" calcext:value-type="float">
            <text:p>5.384</text:p>
          </table:table-cell>
          <table:table-cell table:style-name="ce189" office:value-type="float" office:value="2.77905154985954" calcext:value-type="float">
            <text:p>2.779</text:p>
          </table:table-cell>
          <table:table-cell table:style-name="ce169" office:value-type="float" office:value="4.41257023416428" calcext:value-type="float">
            <text:p>4.413</text:p>
          </table:table-cell>
          <table:table-cell table:style-name="ce163" office:value-type="float" office:value="4.00850055299912" calcext:value-type="float">
            <text:p>4.009</text:p>
          </table:table-cell>
          <table:table-cell table:style-name="ce163" office:value-type="float" office:value="4.26769580783186" calcext:value-type="float">
            <text:p>4.268</text:p>
          </table:table-cell>
          <table:table-cell table:style-name="ce192" office:value-type="float" office:value="3.96717395476845" calcext:value-type="float">
            <text:p>3.967</text:p>
          </table:table-cell>
          <table:table-cell table:style-name="ce197" office:value-type="float" office:value="5.30691989097225" calcext:value-type="float">
            <text:p>5.3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s</text:p>
          </table:table-cell>
          <table:table-cell office:value-type="float" office:value="-23.7815653317222" calcext:value-type="float">
            <text:p>-23.782</text:p>
          </table:table-cell>
          <table:table-cell office:value-type="float" office:value="-23.7950598779112" calcext:value-type="float">
            <text:p>-23.795</text:p>
          </table:table-cell>
          <table:table-cell office:value-type="float" office:value="-23.797759501813" calcext:value-type="float">
            <text:p>-23.798</text:p>
          </table:table-cell>
          <table:table-cell office:value-type="float" office:value="-23.7674579248056" calcext:value-type="float">
            <text:p>-23.767</text:p>
          </table:table-cell>
          <table:table-cell office:value-type="float" office:value="-23.8838101449672" calcext:value-type="float">
            <text:p>-23.884</text:p>
          </table:table-cell>
          <table:table-cell office:value-type="float" office:value="-23.769460963565" calcext:value-type="float">
            <text:p>-23.769</text:p>
          </table:table-cell>
          <table:table-cell office:value-type="float" office:value="-23.8452510855168" calcext:value-type="float">
            <text:p>-23.845</text:p>
          </table:table-cell>
          <table:table-cell office:value-type="float" office:value="-23.7862851644985" calcext:value-type="float">
            <text:p>-23.786</text:p>
          </table:table-cell>
          <table:table-cell office:value-type="float" office:value="-23.805774573691" calcext:value-type="float">
            <text:p>-23.806</text:p>
          </table:table-cell>
          <table:table-cell office:value-type="float" office:value="-23.7620457134508" calcext:value-type="float">
            <text:p>-23.762</text:p>
          </table:table-cell>
          <table:table-cell office:value-type="float" office:value="-23.9462989831465" calcext:value-type="float">
            <text:p>-23.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s</text:p>
          </table:table-cell>
          <table:table-cell office:value-type="float" office:value="2.74483366430685" calcext:value-type="float">
            <text:p>2.745</text:p>
          </table:table-cell>
          <table:table-cell office:value-type="float" office:value="2.74614801737277" calcext:value-type="float">
            <text:p>2.746</text:p>
          </table:table-cell>
          <table:table-cell office:value-type="float" office:value="2.74559366189678" calcext:value-type="float">
            <text:p>2.746</text:p>
          </table:table-cell>
          <table:table-cell office:value-type="float" office:value="2.73538549126619" calcext:value-type="float">
            <text:p>2.735</text:p>
          </table:table-cell>
          <table:table-cell office:value-type="float" office:value="2.72405910911422" calcext:value-type="float">
            <text:p>2.724</text:p>
          </table:table-cell>
          <table:table-cell office:value-type="float" office:value="2.73641255402289" calcext:value-type="float">
            <text:p>2.736</text:p>
          </table:table-cell>
          <table:table-cell office:value-type="float" office:value="2.71940798668863" calcext:value-type="float">
            <text:p>2.719</text:p>
          </table:table-cell>
          <table:table-cell office:value-type="float" office:value="2.71007450917161" calcext:value-type="float">
            <text:p>2.710</text:p>
          </table:table-cell>
          <table:table-cell office:value-type="float" office:value="2.71040854296459" calcext:value-type="float">
            <text:p>2.710</text:p>
          </table:table-cell>
          <table:table-cell office:value-type="float" office:value="2.70440070976703" calcext:value-type="float">
            <text:p>2.704</text:p>
          </table:table-cell>
          <table:table-cell office:value-type="float" office:value="2.74317947047005" calcext:value-type="float">
            <text:p>2.7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t</text:p>
          </table:table-cell>
          <table:table-cell office:value-type="float" office:value="5.36986807154638" calcext:value-type="float">
            <text:p>5.370</text:p>
          </table:table-cell>
          <table:table-cell office:value-type="float" office:value="5.39426525387967" calcext:value-type="float">
            <text:p>5.394</text:p>
          </table:table-cell>
          <table:table-cell office:value-type="float" office:value="5.41128784301347" calcext:value-type="float">
            <text:p>5.411</text:p>
          </table:table-cell>
          <table:table-cell office:value-type="float" office:value="5.41342845655308" calcext:value-type="float">
            <text:p>5.413</text:p>
          </table:table-cell>
          <table:table-cell office:value-type="float" office:value="5.52590816994849" calcext:value-type="float">
            <text:p>5.526</text:p>
          </table:table-cell>
          <table:table-cell office:value-type="float" office:value="5.41211571187296" calcext:value-type="float">
            <text:p>5.412</text:p>
          </table:table-cell>
          <table:table-cell office:value-type="float" office:value="5.41523847825711" calcext:value-type="float">
            <text:p>5.415</text:p>
          </table:table-cell>
          <table:table-cell office:value-type="float" office:value="5.41597890302774" calcext:value-type="float">
            <text:p>5.416</text:p>
          </table:table-cell>
          <table:table-cell office:value-type="float" office:value="5.38114384128672" calcext:value-type="float">
            <text:p>5.381</text:p>
          </table:table-cell>
          <table:table-cell office:value-type="float" office:value="5.39995648407202" calcext:value-type="float">
            <text:p>5.400</text:p>
          </table:table-cell>
          <table:table-cell office:value-type="float" office:value="5.33264433138676" calcext:value-type="float">
            <text:p>5.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_t</text:p>
          </table:table-cell>
          <table:table-cell office:value-type="float" office:value="1.78250792766645" calcext:value-type="float">
            <text:p>1.783</text:p>
          </table:table-cell>
          <table:table-cell office:value-type="float" office:value="1.78169898312655" calcext:value-type="float">
            <text:p>1.782</text:p>
          </table:table-cell>
          <table:table-cell office:value-type="float" office:value="1.77744112477106" calcext:value-type="float">
            <text:p>1.777</text:p>
          </table:table-cell>
          <table:table-cell office:value-type="float" office:value="1.77839443573357" calcext:value-type="float">
            <text:p>1.778</text:p>
          </table:table-cell>
          <table:table-cell office:value-type="float" office:value="1.76550041230286" calcext:value-type="float">
            <text:p>1.766</text:p>
          </table:table-cell>
          <table:table-cell office:value-type="float" office:value="1.77874247339262" calcext:value-type="float">
            <text:p>1.779</text:p>
          </table:table-cell>
          <table:table-cell office:value-type="float" office:value="1.75805263212919" calcext:value-type="float">
            <text:p>1.758</text:p>
          </table:table-cell>
          <table:table-cell office:value-type="float" office:value="1.75876836461474" calcext:value-type="float">
            <text:p>1.759</text:p>
          </table:table-cell>
          <table:table-cell office:value-type="float" office:value="1.76199736087004" calcext:value-type="float">
            <text:p>1.762</text:p>
          </table:table-cell>
          <table:table-cell office:value-type="float" office:value="1.75841558665643" calcext:value-type="float">
            <text:p>1.758</text:p>
          </table:table-cell>
          <table:table-cell office:value-type="float" office:value="1.76809425136189" calcext:value-type="float">
            <text:p>1.768</text:p>
          </table:table-cell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60" office:value-type="float" office:value="2.30516626278012" calcext:value-type="float">
            <text:p>2.305</text:p>
          </table:table-cell>
          <table:table-cell table:style-name="ce165" office:value-type="float" office:value="2.27616662958033" calcext:value-type="float">
            <text:p>2.276</text:p>
          </table:table-cell>
          <table:table-cell table:style-name="ce165" office:value-type="float" office:value="2.25296043846176" calcext:value-type="float">
            <text:p>2.253</text:p>
          </table:table-cell>
          <table:table-cell table:style-name="ce165" office:value-type="float" office:value="2.25140309800522" calcext:value-type="float">
            <text:p>2.251</text:p>
          </table:table-cell>
          <table:table-cell table:style-name="ce165" office:value-type="float" office:value="2.1198309686852" calcext:value-type="float">
            <text:p>2.120</text:p>
          </table:table-cell>
          <table:table-cell table:style-name="ce190" office:value-type="float" office:value="2.25319427517248" calcext:value-type="float">
            <text:p>2.253</text:p>
          </table:table-cell>
          <table:table-cell table:style-name="ce165" office:value-type="float" office:value="2.23138309168319" calcext:value-type="float">
            <text:p>2.231</text:p>
          </table:table-cell>
          <table:table-cell table:style-name="ce165" office:value-type="float" office:value="2.23118843064208" calcext:value-type="float">
            <text:p>2.231</text:p>
          </table:table-cell>
          <table:table-cell table:style-name="ce165" office:value-type="float" office:value="2.27323528694064" calcext:value-type="float">
            <text:p>2.273</text:p>
          </table:table-cell>
          <table:table-cell table:style-name="ce165" office:value-type="float" office:value="2.24873779307115" calcext:value-type="float">
            <text:p>2.249</text:p>
          </table:table-cell>
          <table:table-cell table:style-name="ce190" office:value-type="float" office:value="2.33549335636655" calcext:value-type="float">
            <text:p>2.335</text:p>
          </table:table-cell>
        </table:table-row>
        <table:table-row table:style-name="ro1">
          <table:table-cell table:style-name="Default" table:number-columns-repeated="3"/>
          <table:table-cell table:style-name="ce200" office:value-type="string" calcext:value-type="string">
            <text:p>time</text:p>
          </table:table-cell>
          <table:table-cell table:style-name="ce203" office:value-type="float" office:value="157.6254826" calcext:value-type="float">
            <text:p>157.63</text:p>
          </table:table-cell>
          <table:table-cell table:style-name="ce206" office:value-type="float" office:value="7443.2732873" calcext:value-type="float">
            <text:p>7443.27</text:p>
          </table:table-cell>
          <table:table-cell table:style-name="ce206" office:value-type="float" office:value="18014.197191" calcext:value-type="float">
            <text:p>18014.20</text:p>
          </table:table-cell>
          <table:table-cell table:style-name="ce206" office:value-type="float" office:value="17751.315653" calcext:value-type="float">
            <text:p>17751.32</text:p>
          </table:table-cell>
          <table:table-cell table:style-name="ce206" office:value-type="float" office:value="2774.5117241" calcext:value-type="float">
            <text:p>2774.51</text:p>
          </table:table-cell>
          <table:table-cell table:style-name="ce210" table:formula="of:=7443.2732873+153.3123542" office:value-type="float" office:value="7596.5856415" calcext:value-type="float">
            <text:p>7596.59</text:p>
          </table:table-cell>
          <table:table-cell table:style-name="ce206" office:value-type="float" office:value="199.1228707" calcext:value-type="float">
            <text:p>199.12</text:p>
          </table:table-cell>
          <table:table-cell table:style-name="ce206" office:value-type="float" office:value="11880.6599901" calcext:value-type="float">
            <text:p>11880.66</text:p>
          </table:table-cell>
          <table:table-cell table:style-name="ce206" office:value-type="float" office:value="18017.6524778" calcext:value-type="float">
            <text:p>18017.65</text:p>
          </table:table-cell>
          <table:table-cell table:style-name="ce206" office:value-type="float" office:value="6771.3254311" calcext:value-type="float">
            <text:p>6771.33</text:p>
          </table:table-cell>
          <table:table-cell table:style-name="ce210" office:value-type="float" office:value="3164.9404072" calcext:value-type="float">
            <text:p>3164.94</text:p>
          </table:table-cell>
        </table:table-row>
        <table:table-row table:style-name="ro1">
          <table:table-cell table:style-name="Default" table:number-columns-repeated="3"/>
          <table:table-cell table:style-name="ce201" office:value-type="string" calcext:value-type="string">
            <text:p>algorithm options</text:p>
          </table:table-cell>
          <table:table-cell table:style-name="ce201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3"/>
          <table:table-cell table:style-name="ce211"/>
          <table:table-cell table:style-name="ce207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</table:table-row>
      </table:table>
      <table:table table:name="Границы №6" table:style-name="ta1">
        <table:table-column table:style-name="co1" table:number-columns-repeated="2" table:default-cell-style-name="ce135"/>
        <table:table-column table:style-name="co1" table:default-cell-style-name="Default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number-columns-repeated="2" table:default-cell-style-name="ce167"/>
        <table:table-column table:style-name="co1" table:default-cell-style-name="ce186"/>
        <table:table-column table:style-name="co1" table:default-cell-style-name="ce167"/>
        <table:table-column table:style-name="co1" table:number-columns-repeated="3" table:default-cell-style-name="ce162"/>
        <table:table-column table:style-name="co1" table:default-cell-style-name="ce186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5" table:number-rows-spanned="1">
            <text:p>BONN</text:p>
          </table:table-cell>
          <table:covered-table-cell table:number-columns-repeated="3" table:style-name="ce161"/>
          <table:covered-table-cell table:style-name="ce183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99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particleswarm</text:p>
          </table:table-cell>
          <table:table-cell table:style-name="ce196" office:value-type="string" calcext:value-type="string">
            <text:p>simulannealbnd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4.9437065609408" calcext:value-type="float">
            <text:p>14.944</text:p>
          </table:table-cell>
          <table:table-cell table:style-name="ce204" office:value-type="float" office:value="15.092526479224" calcext:value-type="float">
            <text:p>15.093</text:p>
          </table:table-cell>
          <table:table-cell table:style-name="ce204" office:value-type="float" office:value="15.1788825174262" calcext:value-type="float">
            <text:p>15.179</text:p>
          </table:table-cell>
          <table:table-cell table:style-name="ce204" office:value-type="float" office:value="14.8984869300348" calcext:value-type="float">
            <text:p>14.898</text:p>
          </table:table-cell>
          <table:table-cell table:style-name="ce209" office:value-type="float" office:value="15.3348611852405" calcext:value-type="float">
            <text:p>15.335</text:p>
          </table:table-cell>
          <table:table-cell table:style-name="ce204" office:value-type="float" office:value="14.4050735535519" calcext:value-type="float">
            <text:p>14.405</text:p>
          </table:table-cell>
          <table:table-cell table:style-name="ce204" office:value-type="float" office:value="14.3739130017764" calcext:value-type="float">
            <text:p>14.374</text:p>
          </table:table-cell>
          <table:table-cell table:style-name="ce204" office:value-type="float" office:value="14.317832683078" calcext:value-type="float">
            <text:p>14.318</text:p>
          </table:table-cell>
          <table:table-cell table:style-name="ce204" office:value-type="float" office:value="14.2445833101698" calcext:value-type="float">
            <text:p>14.245</text:p>
          </table:table-cell>
          <table:table-cell table:style-name="ce209" office:value-type="float" office:value="14.9614824775906" calcext:value-type="float">
            <text:p>14.961</text:p>
          </table:table-cell>
        </table:table-row>
        <table:table-row table:style-name="ro1">
          <table:table-cell office:value-type="string" calcext:value-type="string">
            <text:p>2300/hc</text:p>
          </table:table-cell>
          <table:table-cell office:value-type="string" calcext:value-type="string">
            <text:p>2800/hc</text:p>
          </table:table-cell>
          <table:table-cell/>
          <table:covered-table-cell/>
          <table:table-cell office:value-type="float" office:value="2559.5438871589" calcext:value-type="float">
            <text:p>2559.544</text:p>
          </table:table-cell>
          <table:table-cell office:value-type="float" office:value="2543.90985340778" calcext:value-type="float">
            <text:p>2543.910</text:p>
          </table:table-cell>
          <table:table-cell office:value-type="float" office:value="2597.87813333986" calcext:value-type="float">
            <text:p>2597.878</text:p>
          </table:table-cell>
          <table:table-cell office:value-type="float" office:value="2652.00741063558" calcext:value-type="float">
            <text:p>2652.007</text:p>
          </table:table-cell>
          <table:table-cell office:value-type="float" office:value="2680.7720246165" calcext:value-type="float">
            <text:p>2680.772</text:p>
          </table:table-cell>
          <table:table-cell office:value-type="float" office:value="2522.56728939121" calcext:value-type="float">
            <text:p>2522.567</text:p>
          </table:table-cell>
          <table:table-cell office:value-type="float" office:value="2371.36178799129" calcext:value-type="float">
            <text:p>2371.362</text:p>
          </table:table-cell>
          <table:table-cell office:value-type="float" office:value="2359.09357433383" calcext:value-type="float">
            <text:p>2359.094</text:p>
          </table:table-cell>
          <table:table-cell table:style-name="ce191" office:value-type="float" office:value="2799.92033717804" calcext:value-type="float">
            <text:p>2799.920</text:p>
          </table:table-cell>
          <table:table-cell office:value-type="float" office:value="2755.71346493719" calcext:value-type="float">
            <text:p>2755.71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/>
          <table:covered-table-cell/>
          <table:table-cell office:value-type="float" office:value="7.00279568220911" calcext:value-type="float">
            <text:p>7.003</text:p>
          </table:table-cell>
          <table:table-cell office:value-type="float" office:value="8.3564109798085" calcext:value-type="float">
            <text:p>8.356</text:p>
          </table:table-cell>
          <table:table-cell office:value-type="float" office:value="8.58743383792766" calcext:value-type="float">
            <text:p>8.587</text:p>
          </table:table-cell>
          <table:table-cell office:value-type="float" office:value="8.38156370677279" calcext:value-type="float">
            <text:p>8.382</text:p>
          </table:table-cell>
          <table:table-cell office:value-type="float" office:value="6.62125375698215" calcext:value-type="float">
            <text:p>6.621</text:p>
          </table:table-cell>
          <table:table-cell office:value-type="float" office:value="7.27965190052371" calcext:value-type="float">
            <text:p>7.280</text:p>
          </table:table-cell>
          <table:table-cell office:value-type="float" office:value="5.63006403841623" calcext:value-type="float">
            <text:p>5.630</text:p>
          </table:table-cell>
          <table:table-cell office:value-type="float" office:value="6.03837536816049" calcext:value-type="float">
            <text:p>6.038</text:p>
          </table:table-cell>
          <table:table-cell office:value-type="float" office:value="8.30039173864172" calcext:value-type="float">
            <text:p>8.300</text:p>
          </table:table-cell>
          <table:table-cell office:value-type="float" office:value="5.38020160382971" calcext:value-type="float">
            <text:p>5.380</text:p>
          </table:table-cell>
        </table:table-row>
        <table:table-row table:style-name="ro1">
          <table:table-cell office:value-type="string" calcext:value-type="string">
            <text:p>1000/hc</text:p>
          </table:table-cell>
          <table:table-cell office:value-type="string" calcext:value-type="string">
            <text:p>1300/hc</text:p>
          </table:table-cell>
          <table:table-cell/>
          <table:covered-table-cell/>
          <table:table-cell office:value-type="float" office:value="1161.33919062694" calcext:value-type="float">
            <text:p>1161.339</text:p>
          </table:table-cell>
          <table:table-cell office:value-type="float" office:value="1102.04306915485" calcext:value-type="float">
            <text:p>1102.043</text:p>
          </table:table-cell>
          <table:table-cell office:value-type="float" office:value="1090.20159546926" calcext:value-type="float">
            <text:p>1090.202</text:p>
          </table:table-cell>
          <table:table-cell office:value-type="float" office:value="1031.7402824332" calcext:value-type="float">
            <text:p>1031.740</text:p>
          </table:table-cell>
          <table:table-cell office:value-type="float" office:value="1200.57407326426" calcext:value-type="float">
            <text:p>1200.574</text:p>
          </table:table-cell>
          <table:table-cell office:value-type="float" office:value="1358.57891812152" calcext:value-type="float">
            <text:p>1358.579</text:p>
          </table:table-cell>
          <table:table-cell office:value-type="float" office:value="1209.85751765051" calcext:value-type="float">
            <text:p>1209.858</text:p>
          </table:table-cell>
          <table:table-cell office:value-type="float" office:value="1194.36554808204" calcext:value-type="float">
            <text:p>1194.366</text:p>
          </table:table-cell>
          <table:table-cell office:value-type="float" office:value="1084.30999678674" calcext:value-type="float">
            <text:p>1084.310</text:p>
          </table:table-cell>
          <table:table-cell office:value-type="float" office:value="1120.53900948552" calcext:value-type="float">
            <text:p>1120.53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5387433264057" calcext:value-type="float">
            <text:p>3.054</text:p>
          </table:table-cell>
          <table:table-cell office:value-type="float" office:value="3.04098883484059" calcext:value-type="float">
            <text:p>3.041</text:p>
          </table:table-cell>
          <table:table-cell office:value-type="float" office:value="2.87861112608927" calcext:value-type="float">
            <text:p>2.879</text:p>
          </table:table-cell>
          <table:table-cell office:value-type="float" office:value="3.50666155029188" calcext:value-type="float">
            <text:p>3.507</text:p>
          </table:table-cell>
          <table:table-cell office:value-type="float" office:value="3.04839758875725" calcext:value-type="float">
            <text:p>3.048</text:p>
          </table:table-cell>
          <table:table-cell office:value-type="float" office:value="2.86940563174389" calcext:value-type="float">
            <text:p>2.869</text:p>
          </table:table-cell>
          <table:table-cell office:value-type="float" office:value="3.15223759962349" calcext:value-type="float">
            <text:p>3.152</text:p>
          </table:table-cell>
          <table:table-cell office:value-type="float" office:value="2.19936326246849" calcext:value-type="float">
            <text:p>2.199</text:p>
          </table:table-cell>
          <table:table-cell office:value-type="float" office:value="2.08551940631148" calcext:value-type="float">
            <text:p>2.086</text:p>
          </table:table-cell>
          <table:table-cell office:value-type="float" office:value="3.76127735587633" calcext:value-type="float">
            <text:p>3.761</text:p>
          </table:table-cell>
        </table:table-row>
        <table:table-row table:style-name="ro1">
          <table:table-cell office:value-type="string" calcext:value-type="string">
            <text:p>2000/hc</text:p>
          </table:table-cell>
          <table:table-cell office:value-type="string" calcext:value-type="string">
            <text:p>2600/hc</text:p>
          </table:table-cell>
          <table:table-cell/>
          <table:covered-table-cell/>
          <table:table-cell office:value-type="float" office:value="2301.16118864505" calcext:value-type="float">
            <text:p>2301.161</text:p>
          </table:table-cell>
          <table:table-cell table:style-name="ce205" office:value-type="float" office:value="2086.22931343251" calcext:value-type="float">
            <text:p>2086.229</text:p>
          </table:table-cell>
          <table:table-cell office:value-type="float" office:value="2422.71524766633" calcext:value-type="float">
            <text:p>2422.715</text:p>
          </table:table-cell>
          <table:table-cell office:value-type="float" office:value="2566.8091774535" calcext:value-type="float">
            <text:p>2566.809</text:p>
          </table:table-cell>
          <table:table-cell office:value-type="float" office:value="2239.29086332903" calcext:value-type="float">
            <text:p>2239.291</text:p>
          </table:table-cell>
          <table:table-cell office:value-type="float" office:value="2201.79953390523" calcext:value-type="float">
            <text:p>2201.800</text:p>
          </table:table-cell>
          <table:table-cell office:value-type="float" office:value="2177.6951946073" calcext:value-type="float">
            <text:p>2177.695</text:p>
          </table:table-cell>
          <table:table-cell office:value-type="float" office:value="2319.26926141218" calcext:value-type="float">
            <text:p>2319.269</text:p>
          </table:table-cell>
          <table:table-cell office:value-type="float" office:value="2021.1908278989" calcext:value-type="float">
            <text:p>2021.191</text:p>
          </table:table-cell>
          <table:table-cell office:value-type="float" office:value="2230.71624431226" calcext:value-type="float">
            <text:p>2230.71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/>
          <table:covered-table-cell/>
          <table:table-cell office:value-type="float" office:value="19.9725395285437" calcext:value-type="float">
            <text:p>19.973</text:p>
          </table:table-cell>
          <table:table-cell office:value-type="float" office:value="20.0549600364501" calcext:value-type="float">
            <text:p>20.055</text:p>
          </table:table-cell>
          <table:table-cell office:value-type="float" office:value="19.4812899967123" calcext:value-type="float">
            <text:p>19.481</text:p>
          </table:table-cell>
          <table:table-cell office:value-type="float" office:value="19.262991843254" calcext:value-type="float">
            <text:p>19.263</text:p>
          </table:table-cell>
          <table:table-cell office:value-type="float" office:value="19.9867385220124" calcext:value-type="float">
            <text:p>19.987</text:p>
          </table:table-cell>
          <table:table-cell office:value-type="float" office:value="20.3119705268353" calcext:value-type="float">
            <text:p>20.312</text:p>
          </table:table-cell>
          <table:table-cell office:value-type="float" office:value="20.2378074683946" calcext:value-type="float">
            <text:p>20.238</text:p>
          </table:table-cell>
          <table:table-cell office:value-type="float" office:value="19.9250848628749" calcext:value-type="float">
            <text:p>19.925</text:p>
          </table:table-cell>
          <table:table-cell office:value-type="float" office:value="20.9447818634881" calcext:value-type="float">
            <text:p>20.945</text:p>
          </table:table-cell>
          <table:table-cell office:value-type="float" office:value="21.148206690492" calcext:value-type="float">
            <text:p>21.148</text:p>
          </table:table-cell>
        </table:table-row>
        <table:table-row table:style-name="ro1">
          <table:table-cell office:value-type="string" calcext:value-type="string">
            <text:p>1400/hc</text:p>
          </table:table-cell>
          <table:table-cell office:value-type="string" calcext:value-type="string">
            <text:p>1800/hc</text:p>
          </table:table-cell>
          <table:table-cell/>
          <table:covered-table-cell/>
          <table:table-cell office:value-type="float" office:value="1603.1715697058" calcext:value-type="float">
            <text:p>1603.172</text:p>
          </table:table-cell>
          <table:table-cell office:value-type="float" office:value="1504.01320401108" calcext:value-type="float">
            <text:p>1504.013</text:p>
          </table:table-cell>
          <table:table-cell office:value-type="float" office:value="1456.66901699148" calcext:value-type="float">
            <text:p>1456.669</text:p>
          </table:table-cell>
          <table:table-cell office:value-type="float" office:value="1609.66256504857" calcext:value-type="float">
            <text:p>1609.663</text:p>
          </table:table-cell>
          <table:table-cell office:value-type="float" office:value="1444.66209469639" calcext:value-type="float">
            <text:p>1444.662</text:p>
          </table:table-cell>
          <table:table-cell office:value-type="float" office:value="1610.78743723277" calcext:value-type="float">
            <text:p>1610.787</text:p>
          </table:table-cell>
          <table:table-cell office:value-type="float" office:value="1676.09496387698" calcext:value-type="float">
            <text:p>1676.095</text:p>
          </table:table-cell>
          <table:table-cell office:value-type="float" office:value="1687.70055902619" calcext:value-type="float">
            <text:p>1687.701</text:p>
          </table:table-cell>
          <table:table-cell office:value-type="float" office:value="1534.38860011804" calcext:value-type="float">
            <text:p>1534.389</text:p>
          </table:table-cell>
          <table:table-cell office:value-type="float" office:value="1601.96698338093" calcext:value-type="float">
            <text:p>1601.96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covered-table-cell/>
          <table:table-cell office:value-type="float" office:value="11.1766777539199" calcext:value-type="float">
            <text:p>11.177</text:p>
          </table:table-cell>
          <table:table-cell office:value-type="float" office:value="10.6473563894659" calcext:value-type="float">
            <text:p>10.647</text:p>
          </table:table-cell>
          <table:table-cell office:value-type="float" office:value="10.715362621782" calcext:value-type="float">
            <text:p>10.715</text:p>
          </table:table-cell>
          <table:table-cell office:value-type="float" office:value="10.6932977095898" calcext:value-type="float">
            <text:p>10.693</text:p>
          </table:table-cell>
          <table:table-cell office:value-type="float" office:value="11.0570645239144" calcext:value-type="float">
            <text:p>11.057</text:p>
          </table:table-cell>
          <table:table-cell office:value-type="float" office:value="11.0767144001347" calcext:value-type="float">
            <text:p>11.077</text:p>
          </table:table-cell>
          <table:table-cell office:value-type="float" office:value="10.778392162906" calcext:value-type="float">
            <text:p>10.778</text:p>
          </table:table-cell>
          <table:table-cell office:value-type="float" office:value="10.9116093186089" calcext:value-type="float">
            <text:p>10.912</text:p>
          </table:table-cell>
          <table:table-cell table:style-name="ce191" office:value-type="float" office:value="11.9622572361298" calcext:value-type="float">
            <text:p>11.962</text:p>
          </table:table-cell>
          <table:table-cell office:value-type="float" office:value="10.7438305521992" calcext:value-type="float">
            <text:p>10.744</text:p>
          </table:table-cell>
        </table:table-row>
        <table:table-row table:style-name="ro1">
          <table:table-cell office:value-type="string" calcext:value-type="string">
            <text:p>1700/hc</text:p>
          </table:table-cell>
          <table:table-cell office:value-type="string" calcext:value-type="string">
            <text:p>2300/hc</text:p>
          </table:table-cell>
          <table:table-cell/>
          <table:covered-table-cell/>
          <table:table-cell office:value-type="float" office:value="2017.22083183821" calcext:value-type="float">
            <text:p>2017.221</text:p>
          </table:table-cell>
          <table:table-cell office:value-type="float" office:value="2119.81762198445" calcext:value-type="float">
            <text:p>2119.818</text:p>
          </table:table-cell>
          <table:table-cell office:value-type="float" office:value="1860.1985199893" calcext:value-type="float">
            <text:p>1860.199</text:p>
          </table:table-cell>
          <table:table-cell office:value-type="float" office:value="1919.34269397562" calcext:value-type="float">
            <text:p>1919.343</text:p>
          </table:table-cell>
          <table:table-cell office:value-type="float" office:value="1753.47444497278" calcext:value-type="float">
            <text:p>1753.474</text:p>
          </table:table-cell>
          <table:table-cell office:value-type="float" office:value="1995.18378220374" calcext:value-type="float">
            <text:p>1995.184</text:p>
          </table:table-cell>
          <table:table-cell office:value-type="float" office:value="1790.10827218436" calcext:value-type="float">
            <text:p>1790.108</text:p>
          </table:table-cell>
          <table:table-cell office:value-type="float" office:value="2110.87990901855" calcext:value-type="float">
            <text:p>2110.880</text:p>
          </table:table-cell>
          <table:table-cell table:style-name="ce191" office:value-type="float" office:value="2300" calcext:value-type="float">
            <text:p>2300.000</text:p>
          </table:table-cell>
          <table:table-cell office:value-type="float" office:value="2042.40223450358" calcext:value-type="float">
            <text:p>2042.40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9</text:p>
          </table:table-cell>
          <table:table-cell/>
          <table:covered-table-cell/>
          <table:table-cell office:value-type="float" office:value="27.9525117961923" calcext:value-type="float">
            <text:p>27.953</text:p>
          </table:table-cell>
          <table:table-cell office:value-type="float" office:value="28.2813630444506" calcext:value-type="float">
            <text:p>28.281</text:p>
          </table:table-cell>
          <table:table-cell office:value-type="float" office:value="27.7656034073845" calcext:value-type="float">
            <text:p>27.766</text:p>
          </table:table-cell>
          <table:table-cell office:value-type="float" office:value="28.3355965512097" calcext:value-type="float">
            <text:p>28.336</text:p>
          </table:table-cell>
          <table:table-cell office:value-type="float" office:value="26.7476881911006" calcext:value-type="float">
            <text:p>26.748</text:p>
          </table:table-cell>
          <table:table-cell office:value-type="float" office:value="28.4144371081037" calcext:value-type="float">
            <text:p>28.414</text:p>
          </table:table-cell>
          <table:table-cell office:value-type="float" office:value="28.0154277271279" calcext:value-type="float">
            <text:p>28.015</text:p>
          </table:table-cell>
          <table:table-cell office:value-type="float" office:value="26.120195538404" calcext:value-type="float">
            <text:p>26.120</text:p>
          </table:table-cell>
          <table:table-cell table:style-name="ce191" office:value-type="float" office:value="28.9526655765996" calcext:value-type="float">
            <text:p>28.953</text:p>
          </table:table-cell>
          <table:table-cell office:value-type="float" office:value="27.5560788804205" calcext:value-type="float">
            <text:p>27.556</text:p>
          </table:table-cell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100/hc</text:p>
          </table:table-cell>
          <table:table-cell/>
          <table:covered-table-cell/>
          <table:table-cell office:value-type="float" office:value="2029.7454177424" calcext:value-type="float">
            <text:p>2029.745</text:p>
          </table:table-cell>
          <table:table-cell office:value-type="float" office:value="1964.14846078326" calcext:value-type="float">
            <text:p>1964.148</text:p>
          </table:table-cell>
          <table:table-cell office:value-type="float" office:value="1935.25231355104" calcext:value-type="float">
            <text:p>1935.252</text:p>
          </table:table-cell>
          <table:table-cell office:value-type="float" office:value="1976.8331843088" calcext:value-type="float">
            <text:p>1976.833</text:p>
          </table:table-cell>
          <table:table-cell office:value-type="float" office:value="2012.77567797705" calcext:value-type="float">
            <text:p>2012.776</text:p>
          </table:table-cell>
          <table:table-cell office:value-type="float" office:value="1992.26686989954" calcext:value-type="float">
            <text:p>1992.267</text:p>
          </table:table-cell>
          <table:table-cell office:value-type="float" office:value="1956.14060256476" calcext:value-type="float">
            <text:p>1956.141</text:p>
          </table:table-cell>
          <table:table-cell office:value-type="float" office:value="2098.04264913957" calcext:value-type="float">
            <text:p>2098.043</text:p>
          </table:table-cell>
          <table:table-cell office:value-type="float" office:value="2086.2529071871" calcext:value-type="float">
            <text:p>2086.253</text:p>
          </table:table-cell>
          <table:table-cell office:value-type="float" office:value="2054.77865440659" calcext:value-type="float">
            <text:p>2054.77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3.01021799138669" calcext:value-type="float">
            <text:p>3.010</text:p>
          </table:table-cell>
          <table:table-cell office:value-type="float" office:value="3.43182431937692" calcext:value-type="float">
            <text:p>3.432</text:p>
          </table:table-cell>
          <table:table-cell office:value-type="float" office:value="3.37488505464059" calcext:value-type="float">
            <text:p>3.375</text:p>
          </table:table-cell>
          <table:table-cell office:value-type="float" office:value="2.77409899893513" calcext:value-type="float">
            <text:p>2.774</text:p>
          </table:table-cell>
          <table:table-cell office:value-type="float" office:value="3.72972129460815" calcext:value-type="float">
            <text:p>3.730</text:p>
          </table:table-cell>
          <table:table-cell office:value-type="float" office:value="2.94517019447452" calcext:value-type="float">
            <text:p>2.945</text:p>
          </table:table-cell>
          <table:table-cell office:value-type="float" office:value="2.99096755608281" calcext:value-type="float">
            <text:p>2.991</text:p>
          </table:table-cell>
          <table:table-cell office:value-type="float" office:value="2.31368751315223" calcext:value-type="float">
            <text:p>2.314</text:p>
          </table:table-cell>
          <table:table-cell office:value-type="float" office:value="2.49599550386498" calcext:value-type="float">
            <text:p>2.496</text:p>
          </table:table-cell>
          <table:table-cell office:value-type="float" office:value="3.27150591245318" calcext:value-type="float">
            <text:p>3.272</text:p>
          </table:table-cell>
        </table:table-row>
        <table:table-row table:style-name="ro1">
          <table:table-cell office:value-type="string" calcext:value-type="string">
            <text:p>1300/hc</text:p>
          </table:table-cell>
          <table:table-cell office:value-type="string" calcext:value-type="string">
            <text:p>1600/hc</text:p>
          </table:table-cell>
          <table:table-cell/>
          <table:covered-table-cell/>
          <table:table-cell office:value-type="float" office:value="1355.00669157184" calcext:value-type="float">
            <text:p>1355.007</text:p>
          </table:table-cell>
          <table:table-cell office:value-type="float" office:value="1340.31951109333" calcext:value-type="float">
            <text:p>1340.320</text:p>
          </table:table-cell>
          <table:table-cell office:value-type="float" office:value="1352.28978542951" calcext:value-type="float">
            <text:p>1352.290</text:p>
          </table:table-cell>
          <table:table-cell office:value-type="float" office:value="1402.05179512793" calcext:value-type="float">
            <text:p>1402.052</text:p>
          </table:table-cell>
          <table:table-cell office:value-type="float" office:value="1336.16103521093" calcext:value-type="float">
            <text:p>1336.161</text:p>
          </table:table-cell>
          <table:table-cell office:value-type="float" office:value="1392.22782013379" calcext:value-type="float">
            <text:p>1392.228</text:p>
          </table:table-cell>
          <table:table-cell office:value-type="float" office:value="1396.70797581705" calcext:value-type="float">
            <text:p>1396.708</text:p>
          </table:table-cell>
          <table:table-cell office:value-type="float" office:value="1534.29914553746" calcext:value-type="float">
            <text:p>1534.299</text:p>
          </table:table-cell>
          <table:table-cell office:value-type="float" office:value="1452.02698435107" calcext:value-type="float">
            <text:p>1452.027</text:p>
          </table:table-cell>
          <table:table-cell office:value-type="float" office:value="1386.71031255739" calcext:value-type="float">
            <text:p>1386.71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58820020304664" calcext:value-type="float">
            <text:p>4.588</text:p>
          </table:table-cell>
          <table:table-cell office:value-type="float" office:value="4.54857305211307" calcext:value-type="float">
            <text:p>4.549</text:p>
          </table:table-cell>
          <table:table-cell office:value-type="float" office:value="4.62268682292009" calcext:value-type="float">
            <text:p>4.623</text:p>
          </table:table-cell>
          <table:table-cell office:value-type="float" office:value="4.46599730300483" calcext:value-type="float">
            <text:p>4.466</text:p>
          </table:table-cell>
          <table:table-cell office:value-type="float" office:value="4.49914371224007" calcext:value-type="float">
            <text:p>4.499</text:p>
          </table:table-cell>
          <table:table-cell office:value-type="float" office:value="4.44005923409109" calcext:value-type="float">
            <text:p>4.440</text:p>
          </table:table-cell>
          <table:table-cell office:value-type="float" office:value="4.40146225264997" calcext:value-type="float">
            <text:p>4.401</text:p>
          </table:table-cell>
          <table:table-cell office:value-type="float" office:value="4.12006605403448" calcext:value-type="float">
            <text:p>4.120</text:p>
          </table:table-cell>
          <table:table-cell office:value-type="float" office:value="4.10308935657192" calcext:value-type="float">
            <text:p>4.103</text:p>
          </table:table-cell>
          <table:table-cell office:value-type="float" office:value="4.37511666038862" calcext:value-type="float">
            <text:p>4.375</text:p>
          </table:table-cell>
        </table:table-row>
        <table:table-row table:style-name="ro1">
          <table:table-cell office:value-type="string" calcext:value-type="string">
            <text:p>720/hc</text:p>
          </table:table-cell>
          <table:table-cell office:value-type="string" calcext:value-type="string">
            <text:p>750/hc</text:p>
          </table:table-cell>
          <table:table-cell/>
          <table:covered-table-cell/>
          <table:table-cell office:value-type="float" office:value="731.327435936165" calcext:value-type="float">
            <text:p>731.327</text:p>
          </table:table-cell>
          <table:table-cell office:value-type="float" office:value="733.171320338891" calcext:value-type="float">
            <text:p>733.171</text:p>
          </table:table-cell>
          <table:table-cell office:value-type="float" office:value="732.363679024518" calcext:value-type="float">
            <text:p>732.364</text:p>
          </table:table-cell>
          <table:table-cell office:value-type="float" office:value="725.636420749752" calcext:value-type="float">
            <text:p>725.636</text:p>
          </table:table-cell>
          <table:table-cell office:value-type="float" office:value="741.743519979184" calcext:value-type="float">
            <text:p>741.744</text:p>
          </table:table-cell>
          <table:table-cell office:value-type="float" office:value="725.771094931966" calcext:value-type="float">
            <text:p>725.771</text:p>
          </table:table-cell>
          <table:table-cell office:value-type="float" office:value="737.447331494014" calcext:value-type="float">
            <text:p>737.447</text:p>
          </table:table-cell>
          <table:table-cell office:value-type="float" office:value="749.999878815356" calcext:value-type="float">
            <text:p>750.000</text:p>
          </table:table-cell>
          <table:table-cell office:value-type="float" office:value="732.76755194383" calcext:value-type="float">
            <text:p>732.768</text:p>
          </table:table-cell>
          <table:table-cell office:value-type="float" office:value="747.084985581337" calcext:value-type="float">
            <text:p>747.085</text:p>
          </table:table-cell>
        </table:table-row>
        <table:table-row table:style-name="ro1">
          <table:table-cell office:value-type="string" calcext:value-type="string">
            <text:p>550/hc</text:p>
          </table:table-cell>
          <table:table-cell office:value-type="string" calcext:value-type="string">
            <text:p>580/hc</text:p>
          </table:table-cell>
          <table:table-cell/>
          <table:covered-table-cell/>
          <table:table-cell office:value-type="float" office:value="570.666609848077" calcext:value-type="float">
            <text:p>570.667</text:p>
          </table:table-cell>
          <table:table-cell office:value-type="float" office:value="563.724287396073" calcext:value-type="float">
            <text:p>563.724</text:p>
          </table:table-cell>
          <table:table-cell table:style-name="ce162" office:value-type="float" office:value="566.713007922161" calcext:value-type="float">
            <text:p>566.713</text:p>
          </table:table-cell>
          <table:table-cell table:style-name="ce162" office:value-type="float" office:value="563.666880760825" calcext:value-type="float">
            <text:p>563.667</text:p>
          </table:table-cell>
          <table:table-cell office:value-type="float" office:value="570.761331193739" calcext:value-type="float">
            <text:p>570.761</text:p>
          </table:table-cell>
          <table:table-cell table:style-name="ce162" office:value-type="float" office:value="568.967494183934" calcext:value-type="float">
            <text:p>568.967</text:p>
          </table:table-cell>
          <table:table-cell office:value-type="float" office:value="561.896445784731" calcext:value-type="float">
            <text:p>561.896</text:p>
          </table:table-cell>
          <table:table-cell office:value-type="float" office:value="572.884502304227" calcext:value-type="float">
            <text:p>572.885</text:p>
          </table:table-cell>
          <table:table-cell office:value-type="float" office:value="576.628354494081" calcext:value-type="float">
            <text:p>576.628</text:p>
          </table:table-cell>
          <table:table-cell office:value-type="float" office:value="566.634363459871" calcext:value-type="float">
            <text:p>566.63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40" office:value-type="string" calcext:value-type="string">
            <text:p>f</text:p>
          </table:table-cell>
          <table:table-cell table:style-name="ce158" office:value-type="float" office:value="3.27555284220582" calcext:value-type="float">
            <text:p>3.276</text:p>
          </table:table-cell>
          <table:table-cell table:style-name="ce163" office:value-type="float" office:value="2.92326135878575" calcext:value-type="float">
            <text:p>2.923</text:p>
          </table:table-cell>
          <table:table-cell table:style-name="ce169" office:value-type="float" office:value="2.96449649605477" calcext:value-type="float">
            <text:p>2.964</text:p>
          </table:table-cell>
          <table:table-cell table:style-name="ce213" office:value-type="float" office:value="2.9169656251718" calcext:value-type="float">
            <text:p>2.917</text:p>
          </table:table-cell>
          <table:table-cell table:style-name="ce197" office:value-type="float" office:value="4.07341202555399" calcext:value-type="float">
            <text:p>4.073</text:p>
          </table:table-cell>
          <table:table-cell table:style-name="ce169" office:value-type="float" office:value="4.11932108320959" calcext:value-type="float">
            <text:p>4.119</text:p>
          </table:table-cell>
          <table:table-cell table:style-name="ce163" office:value-type="float" office:value="4.5659337233016" calcext:value-type="float">
            <text:p>4.566</text:p>
          </table:table-cell>
          <table:table-cell table:style-name="ce163" office:value-type="float" office:value="3.70308901875756" calcext:value-type="float">
            <text:p>3.703</text:p>
          </table:table-cell>
          <table:table-cell table:style-name="ce192" office:value-type="float" office:value="3.51621681635255" calcext:value-type="float">
            <text:p>3.516</text:p>
          </table:table-cell>
          <table:table-cell table:style-name="ce197" office:value-type="float" office:value="6.23236244543227" calcext:value-type="float">
            <text:p>6.23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s</text:p>
          </table:table-cell>
          <table:table-cell office:value-type="float" office:value="-23.7492725671946" calcext:value-type="float">
            <text:p>-23.749</text:p>
          </table:table-cell>
          <table:table-cell office:value-type="float" office:value="-23.7817031810438" calcext:value-type="float">
            <text:p>-23.782</text:p>
          </table:table-cell>
          <table:table-cell office:value-type="float" office:value="-23.7986664767383" calcext:value-type="float">
            <text:p>-23.799</text:p>
          </table:table-cell>
          <table:table-cell office:value-type="float" office:value="-23.7771690464872" calcext:value-type="float">
            <text:p>-23.777</text:p>
          </table:table-cell>
          <table:table-cell office:value-type="float" office:value="-23.8641625597026" calcext:value-type="float">
            <text:p>-23.864</text:p>
          </table:table-cell>
          <table:table-cell office:value-type="float" office:value="-23.8096908028673" calcext:value-type="float">
            <text:p>-23.810</text:p>
          </table:table-cell>
          <table:table-cell office:value-type="float" office:value="-23.854459520837" calcext:value-type="float">
            <text:p>-23.854</text:p>
          </table:table-cell>
          <table:table-cell office:value-type="float" office:value="-23.696169464321" calcext:value-type="float">
            <text:p>-23.696</text:p>
          </table:table-cell>
          <table:table-cell office:value-type="float" office:value="-23.7530710032978" calcext:value-type="float">
            <text:p>-23.753</text:p>
          </table:table-cell>
          <table:table-cell office:value-type="float" office:value="-23.8716934174737" calcext:value-type="float">
            <text:p>-23.87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s</text:p>
          </table:table-cell>
          <table:table-cell office:value-type="float" office:value="2.73484453865808" calcext:value-type="float">
            <text:p>2.735</text:p>
          </table:table-cell>
          <table:table-cell office:value-type="float" office:value="2.75258334942546" calcext:value-type="float">
            <text:p>2.753</text:p>
          </table:table-cell>
          <table:table-cell office:value-type="float" office:value="2.75379631679104" calcext:value-type="float">
            <text:p>2.754</text:p>
          </table:table-cell>
          <table:table-cell office:value-type="float" office:value="2.73739314959583" calcext:value-type="float">
            <text:p>2.737</text:p>
          </table:table-cell>
          <table:table-cell office:value-type="float" office:value="2.7600694016381" calcext:value-type="float">
            <text:p>2.760</text:p>
          </table:table-cell>
          <table:table-cell office:value-type="float" office:value="2.71455531593824" calcext:value-type="float">
            <text:p>2.715</text:p>
          </table:table-cell>
          <table:table-cell office:value-type="float" office:value="2.72135264569831" calcext:value-type="float">
            <text:p>2.721</text:p>
          </table:table-cell>
          <table:table-cell office:value-type="float" office:value="2.68334336397515" calcext:value-type="float">
            <text:p>2.683</text:p>
          </table:table-cell>
          <table:table-cell office:value-type="float" office:value="2.69534416847285" calcext:value-type="float">
            <text:p>2.695</text:p>
          </table:table-cell>
          <table:table-cell office:value-type="float" office:value="2.73458475242083" calcext:value-type="float">
            <text:p>2.73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t</text:p>
          </table:table-cell>
          <table:table-cell office:value-type="float" office:value="5.40260048963119" calcext:value-type="float">
            <text:p>5.403</text:p>
          </table:table-cell>
          <table:table-cell office:value-type="float" office:value="5.38825079007747" calcext:value-type="float">
            <text:p>5.388</text:p>
          </table:table-cell>
          <table:table-cell office:value-type="float" office:value="5.36987722850883" calcext:value-type="float">
            <text:p>5.370</text:p>
          </table:table-cell>
          <table:table-cell office:value-type="float" office:value="5.4089923820826" calcext:value-type="float">
            <text:p>5.409</text:p>
          </table:table-cell>
          <table:table-cell office:value-type="float" office:value="5.32778302130394" calcext:value-type="float">
            <text:p>5.328</text:p>
          </table:table-cell>
          <table:table-cell office:value-type="float" office:value="5.38709704690298" calcext:value-type="float">
            <text:p>5.387</text:p>
          </table:table-cell>
          <table:table-cell office:value-type="float" office:value="5.40847158232344" calcext:value-type="float">
            <text:p>5.408</text:p>
          </table:table-cell>
          <table:table-cell office:value-type="float" office:value="5.43003205231194" calcext:value-type="float">
            <text:p>5.430</text:p>
          </table:table-cell>
          <table:table-cell office:value-type="float" office:value="5.42369637351162" calcext:value-type="float">
            <text:p>5.424</text:p>
          </table:table-cell>
          <table:table-cell office:value-type="float" office:value="5.3068394912617" calcext:value-type="float">
            <text:p>5.30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t</text:p>
          </table:table-cell>
          <table:table-cell office:value-type="float" office:value="1.77939077723458" calcext:value-type="float">
            <text:p>1.779</text:p>
          </table:table-cell>
          <table:table-cell office:value-type="float" office:value="1.78388127174053" calcext:value-type="float">
            <text:p>1.784</text:p>
          </table:table-cell>
          <table:table-cell office:value-type="float" office:value="1.78563602798952" calcext:value-type="float">
            <text:p>1.786</text:p>
          </table:table-cell>
          <table:table-cell office:value-type="float" office:value="1.7777308737994" calcext:value-type="float">
            <text:p>1.778</text:p>
          </table:table-cell>
          <table:table-cell office:value-type="float" office:value="1.78838401565677" calcext:value-type="float">
            <text:p>1.788</text:p>
          </table:table-cell>
          <table:table-cell office:value-type="float" office:value="1.76069548722713" calcext:value-type="float">
            <text:p>1.761</text:p>
          </table:table-cell>
          <table:table-cell office:value-type="float" office:value="1.75823578740309" calcext:value-type="float">
            <text:p>1.758</text:p>
          </table:table-cell>
          <table:table-cell office:value-type="float" office:value="1.75271861126774" calcext:value-type="float">
            <text:p>1.753</text:p>
          </table:table-cell>
          <table:table-cell office:value-type="float" office:value="1.75139635160256" calcext:value-type="float">
            <text:p>1.751</text:p>
          </table:table-cell>
          <table:table-cell office:value-type="float" office:value="1.77075476173289" calcext:value-type="float">
            <text:p>1.77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44" office:value-type="string" calcext:value-type="string">
            <text:p>e_d</text:p>
          </table:table-cell>
          <table:table-cell table:style-name="ce160" office:value-type="float" office:value="2.264550690117" calcext:value-type="float">
            <text:p>2.265</text:p>
          </table:table-cell>
          <table:table-cell table:style-name="ce165" office:value-type="float" office:value="2.28508866897268" calcext:value-type="float">
            <text:p>2.285</text:p>
          </table:table-cell>
          <table:table-cell table:style-name="ce165" office:value-type="float" office:value="2.3080932723418" calcext:value-type="float">
            <text:p>2.308</text:p>
          </table:table-cell>
          <table:table-cell table:style-name="ce165" office:value-type="float" office:value="2.25581056520108" calcext:value-type="float">
            <text:p>2.256</text:p>
          </table:table-cell>
          <table:table-cell table:style-name="ce190" office:value-type="float" office:value="2.36100159244654" calcext:value-type="float">
            <text:p>2.361</text:p>
          </table:table-cell>
          <table:table-cell table:style-name="ce165" office:value-type="float" office:value="2.26528354259473" calcext:value-type="float">
            <text:p>2.265</text:p>
          </table:table-cell>
          <table:table-cell table:style-name="ce165" office:value-type="float" office:value="2.23906101969646" calcext:value-type="float">
            <text:p>2.239</text:p>
          </table:table-cell>
          <table:table-cell table:style-name="ce165" office:value-type="float" office:value="2.21050298378045" calcext:value-type="float">
            <text:p>2.211</text:p>
          </table:table-cell>
          <table:table-cell table:style-name="ce165" office:value-type="float" office:value="2.21629240142788" calcext:value-type="float">
            <text:p>2.216</text:p>
          </table:table-cell>
          <table:table-cell table:style-name="ce190" office:value-type="float" office:value="2.36920130178237" calcext:value-type="float">
            <text:p>2.36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00" office:value-type="string" calcext:value-type="string">
            <text:p>time</text:p>
          </table:table-cell>
          <table:table-cell table:style-name="ce203" office:value-type="float" office:value="147.7744063" calcext:value-type="float">
            <text:p>147.77</text:p>
          </table:table-cell>
          <table:table-cell table:style-name="ce206" office:value-type="float" office:value="6537.8516312" calcext:value-type="float">
            <text:p>6537.85</text:p>
          </table:table-cell>
          <table:table-cell table:style-name="ce206" office:value-type="float" office:value="18007.4090355" calcext:value-type="float">
            <text:p>18007.41</text:p>
          </table:table-cell>
          <table:table-cell table:style-name="ce206" office:value-type="float" office:value="11483.6451813" calcext:value-type="float">
            <text:p>11483.65</text:p>
          </table:table-cell>
          <table:table-cell table:style-name="ce210" office:value-type="float" office:value="2056.301176" calcext:value-type="float">
            <text:p>2056.30</text:p>
          </table:table-cell>
          <table:table-cell table:style-name="ce206" office:value-type="float" office:value="197.0199246" calcext:value-type="float">
            <text:p>197.02</text:p>
          </table:table-cell>
          <table:table-cell table:style-name="ce206" office:value-type="float" office:value="9694.4640078" calcext:value-type="float">
            <text:p>9694.46</text:p>
          </table:table-cell>
          <table:table-cell table:style-name="ce206" office:value-type="float" office:value="18004.6438485" calcext:value-type="float">
            <text:p>18004.64</text:p>
          </table:table-cell>
          <table:table-cell table:style-name="ce206" office:value-type="float" office:value="18004.7507298" calcext:value-type="float">
            <text:p>18004.75</text:p>
          </table:table-cell>
          <table:table-cell table:style-name="ce210" office:value-type="float" office:value="1673.0139036" calcext:value-type="float">
            <text:p>1673.0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01" office:value-type="string" calcext:value-type="string">
            <text:p>algorithm options</text:p>
          </table:table-cell>
          <table:table-cell table:style-name="ce201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  <table:table-cell table:style-name="ce207"/>
          <table:table-cell table:style-name="ce207" office:value-type="string" calcext:value-type="string">
            <text:p>'NumStageOnePoints',1000,'NumTrialPoints',5000</text:p>
          </table:table-cell>
          <table:table-cell table:style-name="ce207" table:number-columns-repeated="2"/>
          <table:table-cell table:style-name="ce211"/>
        </table:table-row>
      </table:table>
      <table:table table:name="Границы №7" table:style-name="ta1">
        <office:forms form:automatic-focus="false" form:apply-design-mode="false"/>
        <table:table-column table:style-name="co1" table:number-columns-repeated="2" table:default-cell-style-name="ce135"/>
        <table:table-column table:style-name="co1" table:default-cell-style-name="Default"/>
        <table:table-column table:style-name="co1" table:default-cell-style-name="ce4"/>
        <table:table-column table:style-name="co1" table:default-cell-style-name="ce154"/>
        <table:table-column table:style-name="co1" table:default-cell-style-name="ce162"/>
        <table:table-column table:style-name="co1" table:default-cell-style-name="ce167"/>
        <table:table-column table:style-name="co1" table:default-cell-style-name="ce186"/>
        <table:table-column table:style-name="co1" table:number-columns-repeated="4" table:default-cell-style-name="ce162"/>
        <table:table-column table:style-name="co1" table:default-cell-style-name="ce186"/>
        <table:table-column table:style-name="co1" table:default-cell-style-name="ce167"/>
        <table:table-column table:style-name="co1" table:default-cell-style-name="ce162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4" table:number-rows-spanned="1">
            <text:p>BONN</text:p>
          </table:table-cell>
          <table:covered-table-cell table:number-columns-repeated="2" table:style-name="ce161"/>
          <table:covered-table-cell table:style-name="ce183"/>
          <table:table-cell table:style-name="ce183" office:value-type="string" calcext:value-type="string" table:number-columns-spanned="5" table:number-rows-spanned="1">
            <text:p>WJC1</text:p>
          </table:table-cell>
          <table:covered-table-cell table:number-columns-repeated="2" table:style-name="ce161"/>
          <table:covered-table-cell table:style-name="ce212"/>
          <table:covered-table-cell table:style-name="ce174"/>
          <table:table-cell table:style-name="ce173"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/>
          <table:covered-table-cell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96" office:value-type="string" calcext:value-type="string">
            <text:p>particleswarm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ga</text:p>
          </table:table-cell>
          <table:table-cell table:style-name="ce15" office:value-type="string" calcext:value-type="string">
            <text:p>ga x2</text:p>
          </table:table-cell>
          <table:table-cell table:style-name="ce196" office:value-type="string" calcext:value-type="string">
            <text:p>particleswarm</text:p>
          </table:table-cell>
          <table:table-cell table:style-name="Default"/>
          <table:table-cell table:style-name="ce17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/>
          <table:table-cell table:style-name="ce138" office:value-type="string" calcext:value-type="string" table:number-columns-spanned="1" table:number-rows-spanned="17">
            <text:p>x</text:p>
          </table:table-cell>
          <table:table-cell table:style-name="ce202" office:value-type="float" office:value="14.8747077792122" calcext:value-type="float">
            <text:p>14.875</text:p>
          </table:table-cell>
          <table:table-cell table:style-name="ce204" office:value-type="float" office:value="14.8467751369141" calcext:value-type="float">
            <text:p>14.847</text:p>
          </table:table-cell>
          <table:table-cell table:style-name="ce204" office:value-type="float" office:value="14.8975935418137" calcext:value-type="float">
            <text:p>14.898</text:p>
          </table:table-cell>
          <table:table-cell table:style-name="ce209" office:value-type="float" office:value="14.7670513841739" calcext:value-type="float">
            <text:p>14.767</text:p>
          </table:table-cell>
          <table:table-cell table:style-name="ce204" office:value-type="float" office:value="14.6366291990024" calcext:value-type="float">
            <text:p>14.637</text:p>
          </table:table-cell>
          <table:table-cell table:style-name="ce204" office:value-type="float" office:value="14.2869421377212" calcext:value-type="float">
            <text:p>14.287</text:p>
          </table:table-cell>
          <table:table-cell table:style-name="ce204" office:value-type="float" office:value="14.1472106663618" calcext:value-type="float">
            <text:p>14.147</text:p>
          </table:table-cell>
          <table:table-cell table:style-name="ce204" office:value-type="float" office:value="14.1319518772993" calcext:value-type="float">
            <text:p>14.132</text:p>
          </table:table-cell>
          <table:table-cell table:style-name="ce209" office:value-type="float" office:value="14.198453455203" calcext:value-type="float">
            <text:p>14.198</text:p>
          </table:table-cell>
          <table:table-cell table:style-name="ce162"/>
          <table:table-cell/>
        </table:table-row>
        <table:table-row table:style-name="ro1">
          <table:table-cell office:value-type="string" calcext:value-type="string">
            <text:p>2400/hc</text:p>
          </table:table-cell>
          <table:table-cell office:value-type="string" calcext:value-type="string">
            <text:p>3000/hc</text:p>
          </table:table-cell>
          <table:table-cell/>
          <table:covered-table-cell/>
          <table:table-cell office:value-type="float" office:value="2663.88671277412" calcext:value-type="float">
            <text:p>2663.887</text:p>
          </table:table-cell>
          <table:table-cell office:value-type="float" office:value="2800.56375102763" calcext:value-type="float">
            <text:p>2800.564</text:p>
          </table:table-cell>
          <table:table-cell office:value-type="float" office:value="2819.36541313713" calcext:value-type="float">
            <text:p>2819.365</text:p>
          </table:table-cell>
          <table:table-cell office:value-type="float" office:value="2856.91674245509" calcext:value-type="float">
            <text:p>2856.917</text:p>
          </table:table-cell>
          <table:table-cell office:value-type="float" office:value="2661.24495554476" calcext:value-type="float">
            <text:p>2661.245</text:p>
          </table:table-cell>
          <table:table-cell office:value-type="float" office:value="2563.43192695874" calcext:value-type="float">
            <text:p>2563.432</text:p>
          </table:table-cell>
          <table:table-cell office:value-type="float" office:value="2909.23730602823" calcext:value-type="float">
            <text:p>2909.237</text:p>
          </table:table-cell>
          <table:table-cell office:value-type="float" office:value="2909.64284613618" calcext:value-type="float">
            <text:p>2909.643</text:p>
          </table:table-cell>
          <table:table-cell table:style-name="ce217" office:value-type="float" office:value="2780.29990091733" calcext:value-type="float">
            <text:p>2780.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/>
          <table:covered-table-cell/>
          <table:table-cell office:value-type="float" office:value="6.84671192133807" calcext:value-type="float">
            <text:p>6.847</text:p>
          </table:table-cell>
          <table:table-cell office:value-type="float" office:value="8.97103209866307" calcext:value-type="float">
            <text:p>8.971</text:p>
          </table:table-cell>
          <table:table-cell office:value-type="float" office:value="7.65947105401367" calcext:value-type="float">
            <text:p>7.659</text:p>
          </table:table-cell>
          <table:table-cell office:value-type="float" office:value="8.25948744345069" calcext:value-type="float">
            <text:p>8.259</text:p>
          </table:table-cell>
          <table:table-cell office:value-type="float" office:value="7.03376387426107" calcext:value-type="float">
            <text:p>7.034</text:p>
          </table:table-cell>
          <table:table-cell office:value-type="float" office:value="8.03677932610349" calcext:value-type="float">
            <text:p>8.037</text:p>
          </table:table-cell>
          <table:table-cell office:value-type="float" office:value="6.20924141834461" calcext:value-type="float">
            <text:p>6.209</text:p>
          </table:table-cell>
          <table:table-cell office:value-type="float" office:value="6.25078603456699" calcext:value-type="float">
            <text:p>6.251</text:p>
          </table:table-cell>
          <table:table-cell office:value-type="float" office:value="7.83342796929077" calcext:value-type="float">
            <text:p>7.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/hc</text:p>
          </table:table-cell>
          <table:table-cell office:value-type="string" calcext:value-type="string">
            <text:p>1200/hc</text:p>
          </table:table-cell>
          <table:table-cell/>
          <table:covered-table-cell/>
          <table:table-cell office:value-type="float" office:value="1055.86842920684" calcext:value-type="float">
            <text:p>1055.868</text:p>
          </table:table-cell>
          <table:table-cell office:value-type="float" office:value="995.947702645956" calcext:value-type="float">
            <text:p>995.948</text:p>
          </table:table-cell>
          <table:table-cell office:value-type="float" office:value="1114.03668957759" calcext:value-type="float">
            <text:p>1114.037</text:p>
          </table:table-cell>
          <table:table-cell office:value-type="float" office:value="1031.61435447085" calcext:value-type="float">
            <text:p>1031.614</text:p>
          </table:table-cell>
          <table:table-cell office:value-type="float" office:value="1005.38688876632" calcext:value-type="float">
            <text:p>1005.387</text:p>
          </table:table-cell>
          <table:table-cell office:value-type="float" office:value="982.313884193999" calcext:value-type="float">
            <text:p>982.314</text:p>
          </table:table-cell>
          <table:table-cell office:value-type="float" office:value="1090.04423523271" calcext:value-type="float">
            <text:p>1090.044</text:p>
          </table:table-cell>
          <table:table-cell office:value-type="float" office:value="1107.75681105064" calcext:value-type="float">
            <text:p>1107.757</text:p>
          </table:table-cell>
          <table:table-cell table:style-name="ce217" office:value-type="float" office:value="951.589646327079" calcext:value-type="float">
            <text:p>951.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2.94850910568784" calcext:value-type="float">
            <text:p>2.949</text:p>
          </table:table-cell>
          <table:table-cell office:value-type="float" office:value="3.31684305256291" calcext:value-type="float">
            <text:p>3.317</text:p>
          </table:table-cell>
          <table:table-cell office:value-type="float" office:value="2.8211594635588" calcext:value-type="float">
            <text:p>2.821</text:p>
          </table:table-cell>
          <table:table-cell office:value-type="float" office:value="3.66219930023872" calcext:value-type="float">
            <text:p>3.662</text:p>
          </table:table-cell>
          <table:table-cell office:value-type="float" office:value="3.01862102103307" calcext:value-type="float">
            <text:p>3.019</text:p>
          </table:table-cell>
          <table:table-cell office:value-type="float" office:value="2.78013542936339" calcext:value-type="float">
            <text:p>2.780</text:p>
          </table:table-cell>
          <table:table-cell office:value-type="float" office:value="2.72321840600363" calcext:value-type="float">
            <text:p>2.723</text:p>
          </table:table-cell>
          <table:table-cell office:value-type="float" office:value="2.75186518804423" calcext:value-type="float">
            <text:p>2.752</text:p>
          </table:table-cell>
          <table:table-cell office:value-type="float" office:value="3.0129798605488" calcext:value-type="float">
            <text:p>3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/hc</text:p>
          </table:table-cell>
          <table:table-cell office:value-type="string" calcext:value-type="string">
            <text:p>2600/hc</text:p>
          </table:table-cell>
          <table:table-cell/>
          <table:covered-table-cell/>
          <table:table-cell office:value-type="float" office:value="2907.39116183595" calcext:value-type="float">
            <text:p>2907.391</text:p>
          </table:table-cell>
          <table:table-cell table:style-name="ce205" office:value-type="float" office:value="2177.82085526708" calcext:value-type="float">
            <text:p>2177.821</text:p>
          </table:table-cell>
          <table:table-cell office:value-type="float" office:value="2597.74117604288" calcext:value-type="float">
            <text:p>2597.741</text:p>
          </table:table-cell>
          <table:table-cell table:style-name="ce188" office:value-type="float" office:value="2599.97033881995" calcext:value-type="float">
            <text:p>2599.970</text:p>
          </table:table-cell>
          <table:table-cell office:value-type="float" office:value="2333.39099884162" calcext:value-type="float">
            <text:p>2333.391</text:p>
          </table:table-cell>
          <table:table-cell office:value-type="float" office:value="2001.76968877585" calcext:value-type="float">
            <text:p>2001.770</text:p>
          </table:table-cell>
          <table:table-cell office:value-type="float" office:value="2096.88040415364" calcext:value-type="float">
            <text:p>2096.880</text:p>
          </table:table-cell>
          <table:table-cell office:value-type="float" office:value="2112.28038985834" calcext:value-type="float">
            <text:p>2112.280</text:p>
          </table:table-cell>
          <table:table-cell office:value-type="float" office:value="2323.85306774541" calcext:value-type="float">
            <text:p>2323.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/>
          <table:covered-table-cell/>
          <table:table-cell office:value-type="float" office:value="24.5373001729895" calcext:value-type="float">
            <text:p>24.537</text:p>
          </table:table-cell>
          <table:table-cell office:value-type="float" office:value="19.9563424150866" calcext:value-type="float">
            <text:p>19.956</text:p>
          </table:table-cell>
          <table:table-cell office:value-type="float" office:value="21.2471680955811" calcext:value-type="float">
            <text:p>21.247</text:p>
          </table:table-cell>
          <table:table-cell office:value-type="float" office:value="19.1645929237385" calcext:value-type="float">
            <text:p>19.165</text:p>
          </table:table-cell>
          <table:table-cell office:value-type="float" office:value="20.932427317038" calcext:value-type="float">
            <text:p>20.932</text:p>
          </table:table-cell>
          <table:table-cell office:value-type="float" office:value="19.866278727117" calcext:value-type="float">
            <text:p>19.866</text:p>
          </table:table-cell>
          <table:table-cell office:value-type="float" office:value="21.5664820945468" calcext:value-type="float">
            <text:p>21.566</text:p>
          </table:table-cell>
          <table:table-cell office:value-type="float" office:value="21.6580860889164" calcext:value-type="float">
            <text:p>21.658</text:p>
          </table:table-cell>
          <table:table-cell office:value-type="float" office:value="20.4629298089758" calcext:value-type="float">
            <text:p>20.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0/hc</text:p>
          </table:table-cell>
          <table:table-cell office:value-type="string" calcext:value-type="string">
            <text:p>1800/hc</text:p>
          </table:table-cell>
          <table:table-cell/>
          <table:covered-table-cell/>
          <table:table-cell office:value-type="float" office:value="1348.89820266462" calcext:value-type="float">
            <text:p>1348.898</text:p>
          </table:table-cell>
          <table:table-cell office:value-type="float" office:value="1501.88446835165" calcext:value-type="float">
            <text:p>1501.884</text:p>
          </table:table-cell>
          <table:table-cell office:value-type="float" office:value="1443.54145283349" calcext:value-type="float">
            <text:p>1443.541</text:p>
          </table:table-cell>
          <table:table-cell office:value-type="float" office:value="1410.11148845587" calcext:value-type="float">
            <text:p>1410.111</text:p>
          </table:table-cell>
          <table:table-cell office:value-type="float" office:value="1607.02804667202" calcext:value-type="float">
            <text:p>1607.028</text:p>
          </table:table-cell>
          <table:table-cell office:value-type="float" office:value="1560.03917115647" calcext:value-type="float">
            <text:p>1560.039</text:p>
          </table:table-cell>
          <table:table-cell office:value-type="float" office:value="1489.84048056024" calcext:value-type="float">
            <text:p>1489.840</text:p>
          </table:table-cell>
          <table:table-cell office:value-type="float" office:value="1490.30137665769" calcext:value-type="float">
            <text:p>1490.301</text:p>
          </table:table-cell>
          <table:table-cell office:value-type="float" office:value="1652.13706292857" calcext:value-type="float">
            <text:p>1652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4</text:p>
          </table:table-cell>
          <table:table-cell/>
          <table:covered-table-cell/>
          <table:table-cell office:value-type="float" office:value="9.58276931545356" calcext:value-type="float">
            <text:p>9.583</text:p>
          </table:table-cell>
          <table:table-cell office:value-type="float" office:value="10.3618006548272" calcext:value-type="float">
            <text:p>10.362</text:p>
          </table:table-cell>
          <table:table-cell office:value-type="float" office:value="10.260307565025" calcext:value-type="float">
            <text:p>10.260</text:p>
          </table:table-cell>
          <table:table-cell office:value-type="float" office:value="8.75168878233663" calcext:value-type="float">
            <text:p>8.752</text:p>
          </table:table-cell>
          <table:table-cell office:value-type="float" office:value="11.1425294230147" calcext:value-type="float">
            <text:p>11.143</text:p>
          </table:table-cell>
          <table:table-cell office:value-type="float" office:value="10.7013494299122" calcext:value-type="float">
            <text:p>10.701</text:p>
          </table:table-cell>
          <table:table-cell office:value-type="float" office:value="10.9903532334907" calcext:value-type="float">
            <text:p>10.990</text:p>
          </table:table-cell>
          <table:table-cell office:value-type="float" office:value="11.0270360925539" calcext:value-type="float">
            <text:p>11.027</text:p>
          </table:table-cell>
          <table:table-cell table:style-name="ce217" office:value-type="float" office:value="12.0862563776351" calcext:value-type="float">
            <text:p>12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0/hc</text:p>
          </table:table-cell>
          <table:table-cell office:value-type="string" calcext:value-type="string">
            <text:p>2400/hc</text:p>
          </table:table-cell>
          <table:table-cell/>
          <table:covered-table-cell/>
          <table:table-cell office:value-type="float" office:value="1770.08097343987" calcext:value-type="float">
            <text:p>1770.081</text:p>
          </table:table-cell>
          <table:table-cell office:value-type="float" office:value="2127.27336724521" calcext:value-type="float">
            <text:p>2127.273</text:p>
          </table:table-cell>
          <table:table-cell office:value-type="float" office:value="2170.64140618356" calcext:value-type="float">
            <text:p>2170.641</text:p>
          </table:table-cell>
          <table:table-cell office:value-type="float" office:value="2289.6222687547" calcext:value-type="float">
            <text:p>2289.622</text:p>
          </table:table-cell>
          <table:table-cell office:value-type="float" office:value="2113.04988416002" calcext:value-type="float">
            <text:p>2113.050</text:p>
          </table:table-cell>
          <table:table-cell office:value-type="float" office:value="2037.17985054648" calcext:value-type="float">
            <text:p>2037.180</text:p>
          </table:table-cell>
          <table:table-cell office:value-type="float" office:value="1971.7048427964" calcext:value-type="float">
            <text:p>1971.705</text:p>
          </table:table-cell>
          <table:table-cell office:value-type="float" office:value="1974.47517101639" calcext:value-type="float">
            <text:p>1974.475</text:p>
          </table:table-cell>
          <table:table-cell table:style-name="ce217" office:value-type="float" office:value="1759.20514012295" calcext:value-type="float">
            <text:p>1759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0</text:p>
          </table:table-cell>
          <table:table-cell/>
          <table:covered-table-cell/>
          <table:table-cell office:value-type="float" office:value="27.8522926938254" calcext:value-type="float">
            <text:p>27.852</text:p>
          </table:table-cell>
          <table:table-cell office:value-type="float" office:value="26.7231247753871" calcext:value-type="float">
            <text:p>26.723</text:p>
          </table:table-cell>
          <table:table-cell office:value-type="float" office:value="28.8606021516405" calcext:value-type="float">
            <text:p>28.861</text:p>
          </table:table-cell>
          <table:table-cell office:value-type="float" office:value="26.6938231202417" calcext:value-type="float">
            <text:p>26.694</text:p>
          </table:table-cell>
          <table:table-cell office:value-type="float" office:value="28.9583327116105" calcext:value-type="float">
            <text:p>28.958</text:p>
          </table:table-cell>
          <table:table-cell office:value-type="float" office:value="27.7366275269338" calcext:value-type="float">
            <text:p>27.737</text:p>
          </table:table-cell>
          <table:table-cell office:value-type="float" office:value="28.342696802303" calcext:value-type="float">
            <text:p>28.343</text:p>
          </table:table-cell>
          <table:table-cell office:value-type="float" office:value="28.3524061605183" calcext:value-type="float">
            <text:p>28.352</text:p>
          </table:table-cell>
          <table:table-cell table:style-name="ce217" office:value-type="float" office:value="28.205840176532" calcext:value-type="float">
            <text:p>28.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0/hc</text:p>
          </table:table-cell>
          <table:table-cell office:value-type="string" calcext:value-type="string">
            <text:p>2100/hc</text:p>
          </table:table-cell>
          <table:table-cell/>
          <table:covered-table-cell/>
          <table:table-cell office:value-type="float" office:value="1876.96095682739" calcext:value-type="float">
            <text:p>1876.961</text:p>
          </table:table-cell>
          <table:table-cell office:value-type="float" office:value="2066.57960646239" calcext:value-type="float">
            <text:p>2066.580</text:p>
          </table:table-cell>
          <table:table-cell office:value-type="float" office:value="1965.2607643119" calcext:value-type="float">
            <text:p>1965.261</text:p>
          </table:table-cell>
          <table:table-cell office:value-type="float" office:value="1948.74955646418" calcext:value-type="float">
            <text:p>1948.750</text:p>
          </table:table-cell>
          <table:table-cell office:value-type="float" office:value="1939.82466071405" calcext:value-type="float">
            <text:p>1939.825</text:p>
          </table:table-cell>
          <table:table-cell office:value-type="float" office:value="2005.1929058068" calcext:value-type="float">
            <text:p>2005.193</text:p>
          </table:table-cell>
          <table:table-cell office:value-type="float" office:value="2036.73008317673" calcext:value-type="float">
            <text:p>2036.730</text:p>
          </table:table-cell>
          <table:table-cell office:value-type="float" office:value="2040.77687476201" calcext:value-type="float">
            <text:p>2040.777</text:p>
          </table:table-cell>
          <table:table-cell office:value-type="float" office:value="2084.32607958414" calcext:value-type="float">
            <text:p>2084.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covered-table-cell/>
          <table:table-cell office:value-type="float" office:value="2.85464014240423" calcext:value-type="float">
            <text:p>2.855</text:p>
          </table:table-cell>
          <table:table-cell office:value-type="float" office:value="3.18356217983728" calcext:value-type="float">
            <text:p>3.184</text:p>
          </table:table-cell>
          <table:table-cell office:value-type="float" office:value="3.51127199516494" calcext:value-type="float">
            <text:p>3.511</text:p>
          </table:table-cell>
          <table:table-cell office:value-type="float" office:value="2.68541847029265" calcext:value-type="float">
            <text:p>2.685</text:p>
          </table:table-cell>
          <table:table-cell office:value-type="float" office:value="2.46001678363899" calcext:value-type="float">
            <text:p>2.460</text:p>
          </table:table-cell>
          <table:table-cell office:value-type="float" office:value="2.32499118302356" calcext:value-type="float">
            <text:p>2.325</text:p>
          </table:table-cell>
          <table:table-cell office:value-type="float" office:value="2.21734525685286" calcext:value-type="float">
            <text:p>2.217</text:p>
          </table:table-cell>
          <table:table-cell office:value-type="float" office:value="2.22623916392302" calcext:value-type="float">
            <text:p>2.226</text:p>
          </table:table-cell>
          <table:table-cell table:style-name="ce217" office:value-type="float" office:value="2.09579907132393" calcext:value-type="float">
            <text:p>2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0/hc</text:p>
          </table:table-cell>
          <table:table-cell office:value-type="string" calcext:value-type="string">
            <text:p>1800/hc</text:p>
          </table:table-cell>
          <table:table-cell/>
          <table:covered-table-cell/>
          <table:table-cell office:value-type="float" office:value="1454.90851828839" calcext:value-type="float">
            <text:p>1454.909</text:p>
          </table:table-cell>
          <table:table-cell office:value-type="float" office:value="1369.59398219224" calcext:value-type="float">
            <text:p>1369.594</text:p>
          </table:table-cell>
          <table:table-cell office:value-type="float" office:value="1344.57263342086" calcext:value-type="float">
            <text:p>1344.573</text:p>
          </table:table-cell>
          <table:table-cell office:value-type="float" office:value="1433.76864096528" calcext:value-type="float">
            <text:p>1433.769</text:p>
          </table:table-cell>
          <table:table-cell office:value-type="float" office:value="1465.54263591055" calcext:value-type="float">
            <text:p>1465.543</text:p>
          </table:table-cell>
          <table:table-cell office:value-type="float" office:value="1537.82566282003" calcext:value-type="float">
            <text:p>1537.826</text:p>
          </table:table-cell>
          <table:table-cell office:value-type="float" office:value="1529.29650757525" calcext:value-type="float">
            <text:p>1529.297</text:p>
          </table:table-cell>
          <table:table-cell office:value-type="float" office:value="1534.62187961455" calcext:value-type="float">
            <text:p>1534.622</text:p>
          </table:table-cell>
          <table:table-cell table:style-name="ce217" office:value-type="float" office:value="1490.84004335956" calcext:value-type="float">
            <text:p>1490.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covered-table-cell/>
          <table:table-cell office:value-type="float" office:value="4.25782518746571" calcext:value-type="float">
            <text:p>4.258</text:p>
          </table:table-cell>
          <table:table-cell office:value-type="float" office:value="4.36008091615432" calcext:value-type="float">
            <text:p>4.360</text:p>
          </table:table-cell>
          <table:table-cell office:value-type="float" office:value="4.31260014110352" calcext:value-type="float">
            <text:p>4.313</text:p>
          </table:table-cell>
          <table:table-cell office:value-type="float" office:value="4.51854798394842" calcext:value-type="float">
            <text:p>4.519</text:p>
          </table:table-cell>
          <table:table-cell office:value-type="float" office:value="4.47541072027532" calcext:value-type="float">
            <text:p>4.475</text:p>
          </table:table-cell>
          <table:table-cell office:value-type="float" office:value="4.07287803675266" calcext:value-type="float">
            <text:p>4.073</text:p>
          </table:table-cell>
          <table:table-cell office:value-type="float" office:value="4.05737017264873" calcext:value-type="float">
            <text:p>4.057</text:p>
          </table:table-cell>
          <table:table-cell table:style-name="ce191" office:value-type="float" office:value="4.00697325339824" calcext:value-type="float">
            <text:p>4.007</text:p>
          </table:table-cell>
          <table:table-cell table:style-name="ce217" office:value-type="float" office:value="4.37043006824239" calcext:value-type="float">
            <text:p>4.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0/hc</text:p>
          </table:table-cell>
          <table:table-cell office:value-type="string" calcext:value-type="string">
            <text:p>750/hc</text:p>
          </table:table-cell>
          <table:table-cell/>
          <table:covered-table-cell/>
          <table:table-cell office:value-type="float" office:value="773.594041484141" calcext:value-type="float">
            <text:p>773.594</text:p>
          </table:table-cell>
          <table:table-cell office:value-type="float" office:value="735.571250665676" calcext:value-type="float">
            <text:p>735.571</text:p>
          </table:table-cell>
          <table:table-cell office:value-type="float" office:value="740.315764977326" calcext:value-type="float">
            <text:p>740.316</text:p>
          </table:table-cell>
          <table:table-cell table:style-name="ce188" office:value-type="float" office:value="721.818327673726" calcext:value-type="float">
            <text:p>721.818</text:p>
          </table:table-cell>
          <table:table-cell office:value-type="float" office:value="748.111581509482" calcext:value-type="float">
            <text:p>748.112</text:p>
          </table:table-cell>
          <table:table-cell office:value-type="float" office:value="737.201984641367" calcext:value-type="float">
            <text:p>737.202</text:p>
          </table:table-cell>
          <table:table-cell office:value-type="float" office:value="740.67405094567" calcext:value-type="float">
            <text:p>740.674</text:p>
          </table:table-cell>
          <table:table-cell office:value-type="float" office:value="740.728624788503" calcext:value-type="float">
            <text:p>740.729</text:p>
          </table:table-cell>
          <table:table-cell table:style-name="ce217" office:value-type="float" office:value="729.138618948885" calcext:value-type="float">
            <text:p>729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/hc</text:p>
          </table:table-cell>
          <table:table-cell office:value-type="string" calcext:value-type="string">
            <text:p>580/hc</text:p>
          </table:table-cell>
          <table:table-cell/>
          <table:covered-table-cell/>
          <table:table-cell office:value-type="float" office:value="547.177109638217" calcext:value-type="float">
            <text:p>547.177</text:p>
          </table:table-cell>
          <table:table-cell office:value-type="float" office:value="561.595402652311" calcext:value-type="float">
            <text:p>561.595</text:p>
          </table:table-cell>
          <table:table-cell table:style-name="ce162" office:value-type="float" office:value="553.134601111555" calcext:value-type="float">
            <text:p>553.135</text:p>
          </table:table-cell>
          <table:table-cell table:style-name="ce188" office:value-type="float" office:value="541.138849412988" calcext:value-type="float">
            <text:p>541.139</text:p>
          </table:table-cell>
          <table:table-cell office:value-type="float" office:value="574.371248867523" calcext:value-type="float">
            <text:p>574.371</text:p>
          </table:table-cell>
          <table:table-cell office:value-type="float" office:value="564.250820804506" calcext:value-type="float">
            <text:p>564.251</text:p>
          </table:table-cell>
          <table:table-cell office:value-type="float" office:value="563.821984753455" calcext:value-type="float">
            <text:p>563.822</text:p>
          </table:table-cell>
          <table:table-cell office:value-type="float" office:value="564.402255251297" calcext:value-type="float">
            <text:p>564.402</text:p>
          </table:table-cell>
          <table:table-cell table:style-name="ce217" office:value-type="float" office:value="577.730877261012" calcext:value-type="float">
            <text:p>577.73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40" office:value-type="string" calcext:value-type="string">
            <text:p>f</text:p>
          </table:table-cell>
          <table:table-cell table:style-name="ce158" office:value-type="float" office:value="3.03301028072371" calcext:value-type="float">
            <text:p>3.033</text:p>
          </table:table-cell>
          <table:table-cell table:style-name="ce163" office:value-type="float" office:value="2.90842896653136" calcext:value-type="float">
            <text:p>2.908</text:p>
          </table:table-cell>
          <table:table-cell table:style-name="ce169" office:value-type="float" office:value="2.79333168939251" calcext:value-type="float">
            <text:p>2.793</text:p>
          </table:table-cell>
          <table:table-cell table:style-name="ce189" office:value-type="float" office:value="2.59649402651208" calcext:value-type="float">
            <text:p>2.596</text:p>
          </table:table-cell>
          <table:table-cell table:style-name="ce163" office:value-type="float" office:value="4.88803838216921" calcext:value-type="float">
            <text:p>4.888</text:p>
          </table:table-cell>
          <table:table-cell table:style-name="ce163" office:value-type="float" office:value="3.4653990319939" calcext:value-type="float">
            <text:p>3.465</text:p>
          </table:table-cell>
          <table:table-cell table:style-name="ce163" office:value-type="float" office:value="3.45231238204141" calcext:value-type="float">
            <text:p>3.452</text:p>
          </table:table-cell>
          <table:table-cell table:style-name="ce192" office:value-type="float" office:value="3.39986675704721" calcext:value-type="float">
            <text:p>3.400</text:p>
          </table:table-cell>
          <table:table-cell table:style-name="ce197" office:value-type="float" office:value="3.46023770608016" calcext:value-type="float">
            <text:p>3.46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s</text:p>
          </table:table-cell>
          <table:table-cell office:value-type="float" office:value="-23.8413309383973" calcext:value-type="float">
            <text:p>-23.841</text:p>
          </table:table-cell>
          <table:table-cell office:value-type="float" office:value="-23.7809106718106" calcext:value-type="float">
            <text:p>-23.781</text:p>
          </table:table-cell>
          <table:table-cell office:value-type="float" office:value="-23.8857712900008" calcext:value-type="float">
            <text:p>-23.886</text:p>
          </table:table-cell>
          <table:table-cell office:value-type="float" office:value="-23.764549278312" calcext:value-type="float">
            <text:p>-23.765</text:p>
          </table:table-cell>
          <table:table-cell office:value-type="float" office:value="-23.6471089731104" calcext:value-type="float">
            <text:p>-23.647</text:p>
          </table:table-cell>
          <table:table-cell office:value-type="float" office:value="-23.7422687848764" calcext:value-type="float">
            <text:p>-23.742</text:p>
          </table:table-cell>
          <table:table-cell office:value-type="float" office:value="-23.7900811810231" calcext:value-type="float">
            <text:p>-23.790</text:p>
          </table:table-cell>
          <table:table-cell office:value-type="float" office:value="-23.763889917747" calcext:value-type="float">
            <text:p>-23.764</text:p>
          </table:table-cell>
          <table:table-cell office:value-type="float" office:value="-23.7542394913849" calcext:value-type="float">
            <text:p>-23.75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s</text:p>
          </table:table-cell>
          <table:table-cell office:value-type="float" office:value="2.74941518407029" calcext:value-type="float">
            <text:p>2.749</text:p>
          </table:table-cell>
          <table:table-cell office:value-type="float" office:value="2.7376841155101" calcext:value-type="float">
            <text:p>2.738</text:p>
          </table:table-cell>
          <table:table-cell office:value-type="float" office:value="2.75708390326574" calcext:value-type="float">
            <text:p>2.757</text:p>
          </table:table-cell>
          <table:table-cell office:value-type="float" office:value="2.73976951858061" calcext:value-type="float">
            <text:p>2.740</text:p>
          </table:table-cell>
          <table:table-cell office:value-type="float" office:value="2.69544733845372" calcext:value-type="float">
            <text:p>2.695</text:p>
          </table:table-cell>
          <table:table-cell office:value-type="float" office:value="2.69905676406507" calcext:value-type="float">
            <text:p>2.699</text:p>
          </table:table-cell>
          <table:table-cell office:value-type="float" office:value="2.69774194541372" calcext:value-type="float">
            <text:p>2.698</text:p>
          </table:table-cell>
          <table:table-cell office:value-type="float" office:value="2.69632084599102" calcext:value-type="float">
            <text:p>2.696</text:p>
          </table:table-cell>
          <table:table-cell office:value-type="float" office:value="2.6937647012879" calcext:value-type="float">
            <text:p>2.69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_t</text:p>
          </table:table-cell>
          <table:table-cell office:value-type="float" office:value="5.43674693322777" calcext:value-type="float">
            <text:p>5.437</text:p>
          </table:table-cell>
          <table:table-cell office:value-type="float" office:value="5.40987440638953" calcext:value-type="float">
            <text:p>5.410</text:p>
          </table:table-cell>
          <table:table-cell office:value-type="float" office:value="5.41118061684088" calcext:value-type="float">
            <text:p>5.411</text:p>
          </table:table-cell>
          <table:table-cell office:value-type="float" office:value="5.3928530837131" calcext:value-type="float">
            <text:p>5.393</text:p>
          </table:table-cell>
          <table:table-cell office:value-type="float" office:value="5.40505249883134" calcext:value-type="float">
            <text:p>5.405</text:p>
          </table:table-cell>
          <table:table-cell office:value-type="float" office:value="5.41601245838609" calcext:value-type="float">
            <text:p>5.416</text:p>
          </table:table-cell>
          <table:table-cell office:value-type="float" office:value="5.43324655692579" calcext:value-type="float">
            <text:p>5.433</text:p>
          </table:table-cell>
          <table:table-cell office:value-type="float" office:value="5.43565202893693" calcext:value-type="float">
            <text:p>5.436</text:p>
          </table:table-cell>
          <table:table-cell office:value-type="float" office:value="5.42181182033035" calcext:value-type="float">
            <text:p>5.42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r_t</text:p>
          </table:table-cell>
          <table:table-cell office:value-type="float" office:value="1.77483259634111" calcext:value-type="float">
            <text:p>1.775</text:p>
          </table:table-cell>
          <table:table-cell office:value-type="float" office:value="1.77814403199679" calcext:value-type="float">
            <text:p>1.778</text:p>
          </table:table-cell>
          <table:table-cell office:value-type="float" office:value="1.77843950863587" calcext:value-type="float">
            <text:p>1.778</text:p>
          </table:table-cell>
          <table:table-cell office:value-type="float" office:value="1.77817039347469" calcext:value-type="float">
            <text:p>1.778</text:p>
          </table:table-cell>
          <table:table-cell office:value-type="float" office:value="1.75861753505921" calcext:value-type="float">
            <text:p>1.759</text:p>
          </table:table-cell>
          <table:table-cell office:value-type="float" office:value="1.75168826937405" calcext:value-type="float">
            <text:p>1.752</text:p>
          </table:table-cell>
          <table:table-cell office:value-type="float" office:value="1.74891209910133" calcext:value-type="float">
            <text:p>1.749</text:p>
          </table:table-cell>
          <table:table-cell office:value-type="float" office:value="1.74884025124391" calcext:value-type="float">
            <text:p>1.749</text:p>
          </table:table-cell>
          <table:table-cell office:value-type="float" office:value="1.75121797094632" calcext:value-type="float">
            <text:p>1.75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44" office:value-type="string" calcext:value-type="string">
            <text:p>e_d</text:p>
          </table:table-cell>
          <table:table-cell table:style-name="ce160" office:value-type="float" office:value="2.22227079375707" calcext:value-type="float">
            <text:p>2.222</text:p>
          </table:table-cell>
          <table:table-cell table:style-name="ce165" office:value-type="float" office:value="2.25518579471788" calcext:value-type="float">
            <text:p>2.255</text:p>
          </table:table-cell>
          <table:table-cell table:style-name="ce165" office:value-type="float" office:value="2.25397699864857" calcext:value-type="float">
            <text:p>2.254</text:p>
          </table:table-cell>
          <table:table-cell table:style-name="ce190" office:value-type="float" office:value="2.27455873957634" calcext:value-type="float">
            <text:p>2.275</text:p>
          </table:table-cell>
          <table:table-cell table:style-name="ce165" office:value-type="float" office:value="2.24321176464515" calcext:value-type="float">
            <text:p>2.243</text:p>
          </table:table-cell>
          <table:table-cell table:style-name="ce165" office:value-type="float" office:value="2.22498688716869" calcext:value-type="float">
            <text:p>2.225</text:p>
          </table:table-cell>
          <table:table-cell table:style-name="ce165" office:value-type="float" office:value="2.20375402181259" calcext:value-type="float">
            <text:p>2.204</text:p>
          </table:table-cell>
          <table:table-cell table:style-name="ce165" office:value-type="float" office:value="2.2010850497699" calcext:value-type="float">
            <text:p>2.201</text:p>
          </table:table-cell>
          <table:table-cell table:style-name="ce190" office:value-type="float" office:value="2.2182041969426" calcext:value-type="float">
            <text:p>2.218</text:p>
          </table:table-cell>
          <table:table-cell table:style-name="ce162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00" office:value-type="string" calcext:value-type="string">
            <text:p>time</text:p>
          </table:table-cell>
          <table:table-cell office:value-type="float" office:value="298.5688344" calcext:value-type="float">
            <text:p>298.569</text:p>
          </table:table-cell>
          <table:table-cell table:style-name="ce167" office:value-type="float" office:value="5021.2758656" calcext:value-type="float">
            <text:p>5021.276</text:p>
          </table:table-cell>
          <table:table-cell office:value-type="float" office:value="18014.261366" calcext:value-type="float">
            <text:p>18014.261</text:p>
          </table:table-cell>
          <table:table-cell office:value-type="float" office:value="9333.6164802" calcext:value-type="float">
            <text:p>9333.616</text:p>
          </table:table-cell>
          <table:table-cell office:value-type="float" office:value="181.0404047" calcext:value-type="float">
            <text:p>181.040</text:p>
          </table:table-cell>
          <table:table-cell table:style-name="ce167" office:value-type="float" office:value="13735.5693405" calcext:value-type="float">
            <text:p>13735.569</text:p>
          </table:table-cell>
          <table:table-cell table:style-name="ce167" office:value-type="float" office:value="18020.7471266" calcext:value-type="float">
            <text:p>18020.747</text:p>
          </table:table-cell>
          <table:table-cell table:formula="of:=18020.7471266+18015.7191687" office:value-type="float" office:value="36036.4662953" calcext:value-type="float">
            <text:p>36036.466</text:p>
          </table:table-cell>
          <table:table-cell office:value-type="float" office:value="6628.8705058" calcext:value-type="float">
            <text:p>6628.87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01" office:value-type="string" calcext:value-type="string">
            <text:p>algorithm options</text:p>
          </table:table-cell>
          <table:table-cell table:style-name="ce214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</text:p>
          </table:table-cell>
          <table:table-cell table:style-name="ce215" office:value-type="string" calcext:value-type="string">
            <text:p>'MaxTime',max_time</text:p>
          </table:table-cell>
          <table:table-cell table:style-name="ce216" office:value-type="string" calcext:value-type="string">
            <text:p>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InitialPopulationMatrix',population,'MaxTime',max_time</text:p>
          </table:table-cell>
          <table:table-cell table:style-name="ce216" office:value-type="string" calcext:value-type="string">
            <text:p>'MaxTime',max_time</text:p>
          </table:table-cell>
          <table:table-cell table:style-name="ce218" table:number-columns-repeated="2"/>
        </table:table-row>
      </table:table>
      <table:table table:name="Границы №8" table:style-name="ta1">
        <office:forms form:automatic-focus="false" form:apply-design-mode="false"/>
        <table:table-column table:style-name="co1" table:number-columns-repeated="1024" table:default-cell-style-name="ce118"/>
        <table:table-row table:style-name="ro1">
          <table:table-cell table:style-name="ce1" office:value-type="string" calcext:value-type="string" table:number-columns-spanned="2" table:number-rows-spanned="1">
            <text:p>Границы</text:p>
          </table:table-cell>
          <table:covered-table-cell table:style-name="ce1"/>
          <table:table-cell/>
          <table:table-cell table:style-name="ce138" table:number-columns-spanned="1" table:number-rows-spanned="2"/>
          <table:table-cell table:style-name="ce146" office:value-type="string" calcext:value-type="string" table:number-columns-spanned="7" table:number-rows-spanned="1">
            <text:p>BONN</text:p>
          </table:table-cell>
          <table:covered-table-cell table:number-columns-repeated="3" table:style-name="ce161"/>
          <table:covered-table-cell table:number-columns-repeated="2" table:style-name="ce212"/>
          <table:covered-table-cell table:style-name="ce183"/>
          <table:table-cell table:style-name="ce183" office:value-type="string" calcext:value-type="string" table:number-columns-spanned="7" table:number-rows-spanned="1">
            <text:p>WJC1</text:p>
          </table:table-cell>
          <table:covered-table-cell table:number-columns-repeated="5" table:style-name="ce212"/>
          <table:covered-table-cell table:style-name="ce199"/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lb</text:p>
          </table:table-cell>
          <table:table-cell table:style-name="ce135" office:value-type="string" calcext:value-type="string">
            <text:p>ub</text:p>
          </table:table-cell>
          <table:table-cell/>
          <table:covered-table-cell table:style-name="ce4"/>
          <table:table-cell table:style-name="ce4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MultiStart</text:p>
          </table:table-cell>
          <table:table-cell table:style-name="ce15" office:value-type="string" calcext:value-type="string">
            <text:p>patternsearch</text:p>
          </table:table-cell>
          <table:table-cell table:style-name="ce1" office:value-type="string" calcext:value-type="string">
            <text:p>ga</text:p>
          </table:table-cell>
          <table:table-cell table:style-name="ce75" office:value-type="string" calcext:value-type="string">
            <text:p>ga x7</text:p>
          </table:table-cell>
          <table:table-cell table:style-name="ce196" office:value-type="string" calcext:value-type="string">
            <text:p>gamultiobj</text:p>
          </table:table-cell>
          <table:table-cell table:style-name="ce15" office:value-type="string" calcext:value-type="string">
            <text:p>fminsearch</text:p>
          </table:table-cell>
          <table:table-cell table:style-name="ce15" office:value-type="string" calcext:value-type="string">
            <text:p>GlobalSearch</text:p>
          </table:table-cell>
          <table:table-cell table:style-name="ce15" office:value-type="string" calcext:value-type="string">
            <text:p>MultiStart</text:p>
          </table:table-cell>
          <table:table-cell table:style-name="ce15" office:value-type="string" calcext:value-type="string">
            <text:p>patternsearch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 x3 (7) + ga</text:p>
          </table:table-cell>
          <table:table-cell table:style-name="ce208" office:value-type="string" calcext:value-type="string">
            <text:p>gamultiobj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135" office:value-type="string" calcext:value-type="string">
            <text:p>15</text:p>
          </table:table-cell>
          <table:table-cell/>
          <table:table-cell table:style-name="ce64" office:value-type="string" calcext:value-type="string" table:number-columns-spanned="1" table:number-rows-spanned="17">
            <text:p>x</text:p>
          </table:table-cell>
          <table:table-cell table:style-name="ce130" office:value-type="float" office:value="14.5425950867114" calcext:value-type="float">
            <text:p>14.543</text:p>
          </table:table-cell>
          <table:table-cell table:style-name="ce134" office:value-type="float" office:value="14.7740287147102" calcext:value-type="float">
            <text:p>14.774</text:p>
          </table:table-cell>
          <table:table-cell table:style-name="ce134" office:value-type="float" office:value="14.8626255488936" calcext:value-type="float">
            <text:p>14.863</text:p>
          </table:table-cell>
          <table:table-cell table:style-name="ce134" office:value-type="float" office:value="14.6923828125" calcext:value-type="float">
            <text:p>14.692</text:p>
          </table:table-cell>
          <table:table-cell table:style-name="ce134" office:value-type="float" office:value="14.9586091829885" calcext:value-type="float">
            <text:p>14.959</text:p>
          </table:table-cell>
          <table:table-cell table:style-name="ce134" office:value-type="float" office:value="14.9241839839567" calcext:value-type="float">
            <text:p>14.924</text:p>
          </table:table-cell>
          <table:table-cell table:style-name="ce170" office:value-type="float" office:value="14.5322962579734" calcext:value-type="float">
            <text:p>14.532</text:p>
          </table:table-cell>
          <table:table-cell table:style-name="ce147" office:value-type="float" office:value="14.4138552748497" calcext:value-type="float">
            <text:p>14.414</text:p>
          </table:table-cell>
          <table:table-cell table:style-name="ce147" office:value-type="float" office:value="14.0849448408071" calcext:value-type="float">
            <text:p>14.085</text:p>
          </table:table-cell>
          <table:table-cell table:style-name="ce147" office:value-type="float" office:value="14.170901331416" calcext:value-type="float">
            <text:p>14.171</text:p>
          </table:table-cell>
          <table:table-cell table:style-name="ce147" office:value-type="float" office:value="14.19482421875" calcext:value-type="float">
            <text:p>14.195</text:p>
          </table:table-cell>
          <table:table-cell table:style-name="ce147" office:value-type="float" office:value="14.1819933685164" calcext:value-type="float">
            <text:p>14.182</text:p>
          </table:table-cell>
          <table:table-cell table:style-name="ce147" office:value-type="float" office:value="14.1235199062262" calcext:value-type="float">
            <text:p>14.124</text:p>
          </table:table-cell>
          <table:table-cell table:style-name="ce84" office:value-type="float" office:value="14.3045193228475" calcext:value-type="float">
            <text:p>14.30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2400/hc</text:p>
          </table:table-cell>
          <table:table-cell table:style-name="ce135" office:value-type="string" calcext:value-type="string">
            <text:p>3000/hc</text:p>
          </table:table-cell>
          <table:table-cell/>
          <table:covered-table-cell table:style-name="ce4"/>
          <table:table-cell table:style-name="ce131" office:value-type="float" office:value="2733.01421817695" calcext:value-type="float">
            <text:p>2733.014</text:p>
          </table:table-cell>
          <table:table-cell table:style-name="ce124" office:value-type="float" office:value="2550.91792611491" calcext:value-type="float">
            <text:p>2550.918</text:p>
          </table:table-cell>
          <table:table-cell table:style-name="ce126" office:value-type="float" office:value="2777.65432964791" calcext:value-type="float">
            <text:p>2777.654</text:p>
          </table:table-cell>
          <table:table-cell table:style-name="ce124" office:value-type="float" office:value="2759.73765747852" calcext:value-type="float">
            <text:p>2759.738</text:p>
          </table:table-cell>
          <table:table-cell table:style-name="ce126" office:value-type="float" office:value="2578.02937689878" calcext:value-type="float">
            <text:p>2578.029</text:p>
          </table:table-cell>
          <table:table-cell table:style-name="ce124" office:value-type="float" office:value="2730.48173617646" calcext:value-type="float">
            <text:p>2730.482</text:p>
          </table:table-cell>
          <table:table-cell table:style-name="ce145" office:value-type="float" office:value="2798.35887078007" calcext:value-type="float">
            <text:p>2798.359</text:p>
          </table:table-cell>
          <table:table-cell table:style-name="ce205" office:value-type="float" office:value="2707.37447690322" calcext:value-type="float">
            <text:p>2707.374</text:p>
          </table:table-cell>
          <table:table-cell table:style-name="ce205" office:value-type="float" office:value="2797.72528865508" calcext:value-type="float">
            <text:p>2797.725</text:p>
          </table:table-cell>
          <table:table-cell table:style-name="ce205" office:value-type="float" office:value="2567.76913938574" calcext:value-type="float">
            <text:p>2567.769</text:p>
          </table:table-cell>
          <table:table-cell table:style-name="ce137" office:value-type="float" office:value="2958.7989483666" calcext:value-type="float">
            <text:p>2958.799</text:p>
          </table:table-cell>
          <table:table-cell table:style-name="ce205" office:value-type="float" office:value="2595.28164274646" calcext:value-type="float">
            <text:p>2595.282</text:p>
          </table:table-cell>
          <table:table-cell table:style-name="ce137" office:value-type="float" office:value="2904.67840244063" calcext:value-type="float">
            <text:p>2904.678</text:p>
          </table:table-cell>
          <table:table-cell table:style-name="ce217" office:value-type="float" office:value="2671.91909152988" calcext:value-type="float">
            <text:p>2671.91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6</text:p>
          </table:table-cell>
          <table:table-cell table:style-name="ce135" office:value-type="string" calcext:value-type="string">
            <text:p>10</text:p>
          </table:table-cell>
          <table:table-cell/>
          <table:covered-table-cell table:style-name="ce4"/>
          <table:table-cell table:style-name="ce131" office:value-type="float" office:value="8.17928333432015" calcext:value-type="float">
            <text:p>8.179</text:p>
          </table:table-cell>
          <table:table-cell table:style-name="ce124" office:value-type="float" office:value="7.0455951535479" calcext:value-type="float">
            <text:p>7.046</text:p>
          </table:table-cell>
          <table:table-cell table:style-name="ce126" office:value-type="float" office:value="7.99656820006701" calcext:value-type="float">
            <text:p>7.997</text:p>
          </table:table-cell>
          <table:table-cell table:style-name="ce124" office:value-type="float" office:value="10" calcext:value-type="float">
            <text:p>10.000</text:p>
          </table:table-cell>
          <table:table-cell table:style-name="ce126" office:value-type="float" office:value="9.99999492773379" calcext:value-type="float">
            <text:p>10.000</text:p>
          </table:table-cell>
          <table:table-cell table:style-name="ce168" office:value-type="float" office:value="9.9999999941286" calcext:value-type="float">
            <text:p>10.000</text:p>
          </table:table-cell>
          <table:table-cell table:style-name="ce145" office:value-type="float" office:value="7.5645616855899" calcext:value-type="float">
            <text:p>7.565</text:p>
          </table:table-cell>
          <table:table-cell table:style-name="ce205" office:value-type="float" office:value="8.0602955837612" calcext:value-type="float">
            <text:p>8.060</text:p>
          </table:table-cell>
          <table:table-cell table:style-name="ce205" office:value-type="float" office:value="8.23376292099053" calcext:value-type="float">
            <text:p>8.234</text:p>
          </table:table-cell>
          <table:table-cell table:style-name="ce205" office:value-type="float" office:value="7.20116440018153" calcext:value-type="float">
            <text:p>7.201</text:p>
          </table:table-cell>
          <table:table-cell table:style-name="ce137" office:value-type="float" office:value="7.23388671875" calcext:value-type="float">
            <text:p>7.234</text:p>
          </table:table-cell>
          <table:table-cell table:style-name="ce205" office:value-type="float" office:value="9.95409110916559" calcext:value-type="float">
            <text:p>9.954</text:p>
          </table:table-cell>
          <table:table-cell table:style-name="ce137" office:value-type="float" office:value="6.26039311121189" calcext:value-type="float">
            <text:p>6.260</text:p>
          </table:table-cell>
          <table:table-cell table:style-name="ce217" office:value-type="float" office:value="7.41175764848916" calcext:value-type="float">
            <text:p>7.41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800/hc</text:p>
          </table:table-cell>
          <table:table-cell table:style-name="ce135" office:value-type="string" calcext:value-type="string">
            <text:p>1200/hc</text:p>
          </table:table-cell>
          <table:table-cell/>
          <table:covered-table-cell table:style-name="ce4"/>
          <table:table-cell table:style-name="ce131" office:value-type="float" office:value="1009.99764780549" calcext:value-type="float">
            <text:p>1009.998</text:p>
          </table:table-cell>
          <table:table-cell table:style-name="ce124" office:value-type="float" office:value="962.41976370687" calcext:value-type="float">
            <text:p>962.420</text:p>
          </table:table-cell>
          <table:table-cell table:style-name="ce126" office:value-type="float" office:value="1076.40924948308" calcext:value-type="float">
            <text:p>1076.409</text:p>
          </table:table-cell>
          <table:table-cell table:style-name="ce124" office:value-type="float" office:value="935.83019374082" calcext:value-type="float">
            <text:p>935.830</text:p>
          </table:table-cell>
          <table:table-cell table:style-name="ce126" office:value-type="float" office:value="955.498083445658" calcext:value-type="float">
            <text:p>955.498</text:p>
          </table:table-cell>
          <table:table-cell table:style-name="ce124" office:value-type="float" office:value="987.030532271004" calcext:value-type="float">
            <text:p>987.031</text:p>
          </table:table-cell>
          <table:table-cell table:style-name="ce145" office:value-type="float" office:value="1009.62362039756" calcext:value-type="float">
            <text:p>1009.624</text:p>
          </table:table-cell>
          <table:table-cell table:style-name="ce205" office:value-type="float" office:value="1006.85519703354" calcext:value-type="float">
            <text:p>1006.855</text:p>
          </table:table-cell>
          <table:table-cell table:style-name="ce205" office:value-type="float" office:value="969.046271208542" calcext:value-type="float">
            <text:p>969.046</text:p>
          </table:table-cell>
          <table:table-cell table:style-name="ce205" office:value-type="float" office:value="1150.98466289783" calcext:value-type="float">
            <text:p>1150.985</text:p>
          </table:table-cell>
          <table:table-cell table:style-name="ce137" office:value-type="float" office:value="1199.83209937168" calcext:value-type="float">
            <text:p>1199.832</text:p>
          </table:table-cell>
          <table:table-cell table:style-name="ce205" office:value-type="float" office:value="922.322552514827" calcext:value-type="float">
            <text:p>922.323</text:p>
          </table:table-cell>
          <table:table-cell table:style-name="ce137" office:value-type="float" office:value="1125.61037321642" calcext:value-type="float">
            <text:p>1125.610</text:p>
          </table:table-cell>
          <table:table-cell table:style-name="ce217" office:value-type="float" office:value="1068.03479004435" calcext:value-type="float">
            <text:p>1068.03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/>
          <table:covered-table-cell table:style-name="ce4"/>
          <table:table-cell table:style-name="ce131" office:value-type="float" office:value="3.07746863237079" calcext:value-type="float">
            <text:p>3.077</text:p>
          </table:table-cell>
          <table:table-cell table:style-name="ce124" office:value-type="float" office:value="3.5338864745343" calcext:value-type="float">
            <text:p>3.534</text:p>
          </table:table-cell>
          <table:table-cell table:style-name="ce126" office:value-type="float" office:value="3.78875209850664" calcext:value-type="float">
            <text:p>3.789</text:p>
          </table:table-cell>
          <table:table-cell table:style-name="ce124" office:value-type="float" office:value="4" calcext:value-type="float">
            <text:p>4.000</text:p>
          </table:table-cell>
          <table:table-cell table:style-name="ce126" office:value-type="float" office:value="3.90318417704691" calcext:value-type="float">
            <text:p>3.903</text:p>
          </table:table-cell>
          <table:table-cell table:style-name="ce124" office:value-type="float" office:value="3.99419266141047" calcext:value-type="float">
            <text:p>3.994</text:p>
          </table:table-cell>
          <table:table-cell table:style-name="ce145" office:value-type="float" office:value="3.48564552379719" calcext:value-type="float">
            <text:p>3.486</text:p>
          </table:table-cell>
          <table:table-cell table:style-name="ce205" office:value-type="float" office:value="3.02766282785028" calcext:value-type="float">
            <text:p>3.028</text:p>
          </table:table-cell>
          <table:table-cell table:style-name="ce205" office:value-type="float" office:value="3.92927164145588" calcext:value-type="float">
            <text:p>3.929</text:p>
          </table:table-cell>
          <table:table-cell table:style-name="ce205" office:value-type="float" office:value="3.47580241016051" calcext:value-type="float">
            <text:p>3.476</text:p>
          </table:table-cell>
          <table:table-cell table:style-name="ce137" office:value-type="float" office:value="4" calcext:value-type="float">
            <text:p>4.000</text:p>
          </table:table-cell>
          <table:table-cell table:style-name="ce205" office:value-type="float" office:value="2.97017572697387" calcext:value-type="float">
            <text:p>2.970</text:p>
          </table:table-cell>
          <table:table-cell table:style-name="ce137" office:value-type="float" office:value="2.75519559757105" calcext:value-type="float">
            <text:p>2.755</text:p>
          </table:table-cell>
          <table:table-cell table:style-name="ce217" office:value-type="float" office:value="3.29520328789974" calcext:value-type="float">
            <text:p>3.29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800/hc</text:p>
          </table:table-cell>
          <table:table-cell table:style-name="ce135" office:value-type="string" calcext:value-type="string">
            <text:p>2800/hc</text:p>
          </table:table-cell>
          <table:table-cell/>
          <table:covered-table-cell table:style-name="ce4"/>
          <table:table-cell table:style-name="ce131" office:value-type="float" office:value="2339.92436200943" calcext:value-type="float">
            <text:p>2339.924</text:p>
          </table:table-cell>
          <table:table-cell table:style-name="ce124" office:value-type="float" office:value="2258.67582163287" calcext:value-type="float">
            <text:p>2258.676</text:p>
          </table:table-cell>
          <table:table-cell table:style-name="ce126" office:value-type="float" office:value="2203.74727533541" calcext:value-type="float">
            <text:p>2203.747</text:p>
          </table:table-cell>
          <table:table-cell table:style-name="ce124" office:value-type="float" office:value="2126.7607933123" calcext:value-type="float">
            <text:p>2126.761</text:p>
          </table:table-cell>
          <table:table-cell table:style-name="ce126" office:value-type="float" office:value="2582.39868008588" calcext:value-type="float">
            <text:p>2582.399</text:p>
          </table:table-cell>
          <table:table-cell table:style-name="ce124" office:value-type="float" office:value="2600.93779086743" calcext:value-type="float">
            <text:p>2600.938</text:p>
          </table:table-cell>
          <table:table-cell table:style-name="ce145" office:value-type="float" office:value="2454.67453949654" calcext:value-type="float">
            <text:p>2454.675</text:p>
          </table:table-cell>
          <table:table-cell table:style-name="ce205" office:value-type="float" office:value="2330.2735921827" calcext:value-type="float">
            <text:p>2330.274</text:p>
          </table:table-cell>
          <table:table-cell table:style-name="ce205" office:value-type="float" office:value="1926.46764806292" calcext:value-type="float">
            <text:p>1926.468</text:p>
          </table:table-cell>
          <table:table-cell table:style-name="ce205" office:value-type="float" office:value="1801.05737685028" calcext:value-type="float">
            <text:p>1801.057</text:p>
          </table:table-cell>
          <table:table-cell table:style-name="ce137" office:value-type="float" office:value="1958.82089494932" calcext:value-type="float">
            <text:p>1958.821</text:p>
          </table:table-cell>
          <table:table-cell table:style-name="ce205" office:value-type="float" office:value="2253.19024850075" calcext:value-type="float">
            <text:p>2253.190</text:p>
          </table:table-cell>
          <table:table-cell table:style-name="ce137" office:value-type="float" office:value="2115.64298541231" calcext:value-type="float">
            <text:p>2115.643</text:p>
          </table:table-cell>
          <table:table-cell table:style-name="ce217" office:value-type="float" office:value="2303.64828888124" calcext:value-type="float">
            <text:p>2303.648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135" office:value-type="string" calcext:value-type="string">
            <text:p>22</text:p>
          </table:table-cell>
          <table:table-cell/>
          <table:covered-table-cell table:style-name="ce4"/>
          <table:table-cell table:style-name="ce131" office:value-type="float" office:value="19.8331361730198" calcext:value-type="float">
            <text:p>19.833</text:p>
          </table:table-cell>
          <table:table-cell table:style-name="ce124" office:value-type="float" office:value="19.8397429541068" calcext:value-type="float">
            <text:p>19.840</text:p>
          </table:table-cell>
          <table:table-cell table:style-name="ce126" office:value-type="float" office:value="19.7015379731133" calcext:value-type="float">
            <text:p>19.702</text:p>
          </table:table-cell>
          <table:table-cell table:style-name="ce124" office:value-type="float" office:value="19.1044921875" calcext:value-type="float">
            <text:p>19.104</text:p>
          </table:table-cell>
          <table:table-cell table:style-name="ce126" office:value-type="float" office:value="20.9390362490806" calcext:value-type="float">
            <text:p>20.939</text:p>
          </table:table-cell>
          <table:table-cell table:style-name="ce124" office:value-type="float" office:value="20.8998567451629" calcext:value-type="float">
            <text:p>20.900</text:p>
          </table:table-cell>
          <table:table-cell table:style-name="ce145" office:value-type="float" office:value="19.4250804203444" calcext:value-type="float">
            <text:p>19.425</text:p>
          </table:table-cell>
          <table:table-cell table:style-name="ce205" office:value-type="float" office:value="20.0257901457702" calcext:value-type="float">
            <text:p>20.026</text:p>
          </table:table-cell>
          <table:table-cell table:style-name="ce205" office:value-type="float" office:value="18.5862604048527" calcext:value-type="float">
            <text:p>18.586</text:p>
          </table:table-cell>
          <table:table-cell table:style-name="ce205" office:value-type="float" office:value="20.4234588086697" calcext:value-type="float">
            <text:p>20.423</text:p>
          </table:table-cell>
          <table:table-cell table:style-name="ce137" office:value-type="float" office:value="19.43896484375" calcext:value-type="float">
            <text:p>19.439</text:p>
          </table:table-cell>
          <table:table-cell table:style-name="ce205" office:value-type="float" office:value="18.9599042593507" calcext:value-type="float">
            <text:p>18.960</text:p>
          </table:table-cell>
          <table:table-cell table:style-name="ce137" office:value-type="float" office:value="21.6915434277263" calcext:value-type="float">
            <text:p>21.692</text:p>
          </table:table-cell>
          <table:table-cell table:style-name="ce217" office:value-type="float" office:value="20.0881259323125" calcext:value-type="float">
            <text:p>20.088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400/hc</text:p>
          </table:table-cell>
          <table:table-cell table:style-name="ce135" office:value-type="string" calcext:value-type="string">
            <text:p>1800/hc</text:p>
          </table:table-cell>
          <table:table-cell/>
          <table:covered-table-cell table:style-name="ce4"/>
          <table:table-cell table:style-name="ce131" office:value-type="float" office:value="1608.7461304978" calcext:value-type="float">
            <text:p>1608.746</text:p>
          </table:table-cell>
          <table:table-cell table:style-name="ce124" office:value-type="float" office:value="1460.99613573403" calcext:value-type="float">
            <text:p>1460.996</text:p>
          </table:table-cell>
          <table:table-cell table:style-name="ce126" office:value-type="float" office:value="1501.86993518886" calcext:value-type="float">
            <text:p>1501.870</text:p>
          </table:table-cell>
          <table:table-cell table:style-name="ce124" office:value-type="float" office:value="1560.68876733672" calcext:value-type="float">
            <text:p>1560.689</text:p>
          </table:table-cell>
          <table:table-cell table:style-name="ce126" office:value-type="float" office:value="1563.48189498202" calcext:value-type="float">
            <text:p>1563.482</text:p>
          </table:table-cell>
          <table:table-cell table:style-name="ce124" office:value-type="float" office:value="1533.39875805521" calcext:value-type="float">
            <text:p>1533.399</text:p>
          </table:table-cell>
          <table:table-cell table:style-name="ce145" office:value-type="float" office:value="1580.98949104586" calcext:value-type="float">
            <text:p>1580.989</text:p>
          </table:table-cell>
          <table:table-cell table:style-name="ce205" office:value-type="float" office:value="1604.14229354055" calcext:value-type="float">
            <text:p>1604.142</text:p>
          </table:table-cell>
          <table:table-cell table:style-name="ce205" office:value-type="float" office:value="1613.78310425791" calcext:value-type="float">
            <text:p>1613.783</text:p>
          </table:table-cell>
          <table:table-cell table:style-name="ce205" office:value-type="float" office:value="1603.13367669019" calcext:value-type="float">
            <text:p>1603.134</text:p>
          </table:table-cell>
          <table:table-cell table:style-name="ce137" office:value-type="float" office:value="1600" calcext:value-type="float">
            <text:p>1600.000</text:p>
          </table:table-cell>
          <table:table-cell table:style-name="ce205" office:value-type="float" office:value="1612.53010495739" calcext:value-type="float">
            <text:p>1612.530</text:p>
          </table:table-cell>
          <table:table-cell table:style-name="ce137" office:value-type="float" office:value="1491.34524254111" calcext:value-type="float">
            <text:p>1491.345</text:p>
          </table:table-cell>
          <table:table-cell table:style-name="ce217" office:value-type="float" office:value="1529.03944352521" calcext:value-type="float">
            <text:p>1529.03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8</text:p>
          </table:table-cell>
          <table:table-cell table:style-name="ce135" office:value-type="string" calcext:value-type="string">
            <text:p>14</text:p>
          </table:table-cell>
          <table:table-cell/>
          <table:covered-table-cell table:style-name="ce4"/>
          <table:table-cell table:style-name="ce131" office:value-type="float" office:value="10.0735494207844" calcext:value-type="float">
            <text:p>10.074</text:p>
          </table:table-cell>
          <table:table-cell table:style-name="ce124" office:value-type="float" office:value="9.32209530758364" calcext:value-type="float">
            <text:p>9.322</text:p>
          </table:table-cell>
          <table:table-cell table:style-name="ce126" office:value-type="float" office:value="10.432524631435" calcext:value-type="float">
            <text:p>10.433</text:p>
          </table:table-cell>
          <table:table-cell table:style-name="ce124" office:value-type="float" office:value="10" calcext:value-type="float">
            <text:p>10.000</text:p>
          </table:table-cell>
          <table:table-cell table:style-name="ce126" office:value-type="float" office:value="10.779970797442" calcext:value-type="float">
            <text:p>10.780</text:p>
          </table:table-cell>
          <table:table-cell table:style-name="ce124" office:value-type="float" office:value="10.7881848539339" calcext:value-type="float">
            <text:p>10.788</text:p>
          </table:table-cell>
          <table:table-cell table:style-name="ce145" office:value-type="float" office:value="9.43892336504355" calcext:value-type="float">
            <text:p>9.439</text:p>
          </table:table-cell>
          <table:table-cell table:style-name="ce205" office:value-type="float" office:value="10.3158826320583" calcext:value-type="float">
            <text:p>10.316</text:p>
          </table:table-cell>
          <table:table-cell table:style-name="ce205" office:value-type="float" office:value="10.5448711415716" calcext:value-type="float">
            <text:p>10.545</text:p>
          </table:table-cell>
          <table:table-cell table:style-name="ce205" office:value-type="float" office:value="9.95640855691176" calcext:value-type="float">
            <text:p>9.956</text:p>
          </table:table-cell>
          <table:table-cell table:style-name="ce137" office:value-type="float" office:value="10" calcext:value-type="float">
            <text:p>10.000</text:p>
          </table:table-cell>
          <table:table-cell table:style-name="ce205" office:value-type="float" office:value="11.650344866047" calcext:value-type="float">
            <text:p>11.650</text:p>
          </table:table-cell>
          <table:table-cell table:style-name="ce137" office:value-type="float" office:value="11.0718425729616" calcext:value-type="float">
            <text:p>11.072</text:p>
          </table:table-cell>
          <table:table-cell table:style-name="ce217" office:value-type="float" office:value="10.2947900531866" calcext:value-type="float">
            <text:p>10.29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700/hc</text:p>
          </table:table-cell>
          <table:table-cell table:style-name="ce135" office:value-type="string" calcext:value-type="string">
            <text:p>2400/hc</text:p>
          </table:table-cell>
          <table:table-cell/>
          <table:covered-table-cell table:style-name="ce4"/>
          <table:table-cell table:style-name="ce131" office:value-type="float" office:value="2059.33951211883" calcext:value-type="float">
            <text:p>2059.340</text:p>
          </table:table-cell>
          <table:table-cell table:style-name="ce124" office:value-type="float" office:value="1946.64383225202" calcext:value-type="float">
            <text:p>1946.644</text:p>
          </table:table-cell>
          <table:table-cell table:style-name="ce126" office:value-type="float" office:value="1772.61673435084" calcext:value-type="float">
            <text:p>1772.617</text:p>
          </table:table-cell>
          <table:table-cell table:style-name="ce124" office:value-type="float" office:value="2053.46863817617" calcext:value-type="float">
            <text:p>2053.469</text:p>
          </table:table-cell>
          <table:table-cell table:style-name="ce126" office:value-type="float" office:value="1807.33897268322" calcext:value-type="float">
            <text:p>1807.339</text:p>
          </table:table-cell>
          <table:table-cell table:style-name="ce124" office:value-type="float" office:value="1810.89177689804" calcext:value-type="float">
            <text:p>1810.892</text:p>
          </table:table-cell>
          <table:table-cell table:style-name="ce145" office:value-type="float" office:value="2021.44146281516" calcext:value-type="float">
            <text:p>2021.441</text:p>
          </table:table-cell>
          <table:table-cell table:style-name="ce205" office:value-type="float" office:value="2075.24135006415" calcext:value-type="float">
            <text:p>2075.241</text:p>
          </table:table-cell>
          <table:table-cell table:style-name="ce205" office:value-type="float" office:value="1702.76546982901" calcext:value-type="float">
            <text:p>1702.765</text:p>
          </table:table-cell>
          <table:table-cell table:style-name="ce205" office:value-type="float" office:value="2387.90902222135" calcext:value-type="float">
            <text:p>2387.909</text:p>
          </table:table-cell>
          <table:table-cell table:style-name="ce137" office:value-type="float" office:value="2050.86715954404" calcext:value-type="float">
            <text:p>2050.867</text:p>
          </table:table-cell>
          <table:table-cell table:style-name="ce205" office:value-type="float" office:value="1832.50239674808" calcext:value-type="float">
            <text:p>1832.502</text:p>
          </table:table-cell>
          <table:table-cell table:style-name="ce137" office:value-type="float" office:value="1975.29407269898" calcext:value-type="float">
            <text:p>1975.294</text:p>
          </table:table-cell>
          <table:table-cell table:style-name="ce217" office:value-type="float" office:value="2072.55508278844" calcext:value-type="float">
            <text:p>2072.55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26</text:p>
          </table:table-cell>
          <table:table-cell table:style-name="ce135" office:value-type="string" calcext:value-type="string">
            <text:p>29</text:p>
          </table:table-cell>
          <table:table-cell/>
          <table:covered-table-cell table:style-name="ce4"/>
          <table:table-cell table:style-name="ce131" office:value-type="float" office:value="27.5504567187427" calcext:value-type="float">
            <text:p>27.550</text:p>
          </table:table-cell>
          <table:table-cell table:style-name="ce124" office:value-type="float" office:value="27.6146778089644" calcext:value-type="float">
            <text:p>27.615</text:p>
          </table:table-cell>
          <table:table-cell table:style-name="ce126" office:value-type="float" office:value="27.4011231472716" calcext:value-type="float">
            <text:p>27.401</text:p>
          </table:table-cell>
          <table:table-cell table:style-name="ce124" office:value-type="float" office:value="27.47265625" calcext:value-type="float">
            <text:p>27.473</text:p>
          </table:table-cell>
          <table:table-cell table:style-name="ce126" office:value-type="float" office:value="27.1740212995606" calcext:value-type="float">
            <text:p>27.174</text:p>
          </table:table-cell>
          <table:table-cell table:style-name="ce124" office:value-type="float" office:value="27.4239271242219" calcext:value-type="float">
            <text:p>27.424</text:p>
          </table:table-cell>
          <table:table-cell table:style-name="ce145" office:value-type="float" office:value="27.4093704347795" calcext:value-type="float">
            <text:p>27.409</text:p>
          </table:table-cell>
          <table:table-cell table:style-name="ce205" office:value-type="float" office:value="27.703664257851" calcext:value-type="float">
            <text:p>27.704</text:p>
          </table:table-cell>
          <table:table-cell table:style-name="ce205" office:value-type="float" office:value="26.1876124827163" calcext:value-type="float">
            <text:p>26.188</text:p>
          </table:table-cell>
          <table:table-cell table:style-name="ce205" office:value-type="float" office:value="26.7863597536284" calcext:value-type="float">
            <text:p>26.786</text:p>
          </table:table-cell>
          <table:table-cell table:style-name="ce137" office:value-type="float" office:value="27.6416015625" calcext:value-type="float">
            <text:p>27.642</text:p>
          </table:table-cell>
          <table:table-cell table:style-name="ce205" office:value-type="float" office:value="28.4561676345032" calcext:value-type="float">
            <text:p>28.456</text:p>
          </table:table-cell>
          <table:table-cell table:style-name="ce137" office:value-type="float" office:value="28.3557601138798" calcext:value-type="float">
            <text:p>28.356</text:p>
          </table:table-cell>
          <table:table-cell table:style-name="ce217" office:value-type="float" office:value="27.5890485406754" calcext:value-type="float">
            <text:p>27.58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900/hc</text:p>
          </table:table-cell>
          <table:table-cell table:style-name="ce135" office:value-type="string" calcext:value-type="string">
            <text:p>2100/hc</text:p>
          </table:table-cell>
          <table:table-cell/>
          <table:covered-table-cell table:style-name="ce4"/>
          <table:table-cell table:style-name="ce131" office:value-type="float" office:value="2029.5564242581" calcext:value-type="float">
            <text:p>2029.556</text:p>
          </table:table-cell>
          <table:table-cell table:style-name="ce124" office:value-type="float" office:value="1910.08162177378" calcext:value-type="float">
            <text:p>1910.082</text:p>
          </table:table-cell>
          <table:table-cell table:style-name="ce126" office:value-type="float" office:value="1974.40533679857" calcext:value-type="float">
            <text:p>1974.405</text:p>
          </table:table-cell>
          <table:table-cell table:style-name="ce124" office:value-type="float" office:value="2000" calcext:value-type="float">
            <text:p>2000.000</text:p>
          </table:table-cell>
          <table:table-cell table:style-name="ce126" office:value-type="float" office:value="2014.3753178338" calcext:value-type="float">
            <text:p>2014.375</text:p>
          </table:table-cell>
          <table:table-cell table:style-name="ce124" office:value-type="float" office:value="1997.97921835816" calcext:value-type="float">
            <text:p>1997.979</text:p>
          </table:table-cell>
          <table:table-cell table:style-name="ce145" office:value-type="float" office:value="1961.91596118206" calcext:value-type="float">
            <text:p>1961.916</text:p>
          </table:table-cell>
          <table:table-cell table:style-name="ce205" office:value-type="float" office:value="1995.31350752288" calcext:value-type="float">
            <text:p>1995.314</text:p>
          </table:table-cell>
          <table:table-cell table:style-name="ce205" office:value-type="float" office:value="2054.0773045812" calcext:value-type="float">
            <text:p>2054.077</text:p>
          </table:table-cell>
          <table:table-cell table:style-name="ce205" office:value-type="float" office:value="2065.22971710555" calcext:value-type="float">
            <text:p>2065.230</text:p>
          </table:table-cell>
          <table:table-cell table:style-name="ce137" office:value-type="float" office:value="2000" calcext:value-type="float">
            <text:p>2000.000</text:p>
          </table:table-cell>
          <table:table-cell table:style-name="ce205" office:value-type="float" office:value="2014.8591441727" calcext:value-type="float">
            <text:p>2014.859</text:p>
          </table:table-cell>
          <table:table-cell table:style-name="ce137" office:value-type="float" office:value="2040.77071168149" calcext:value-type="float">
            <text:p>2040.771</text:p>
          </table:table-cell>
          <table:table-cell table:style-name="ce217" office:value-type="float" office:value="2015.2274339232" calcext:value-type="float">
            <text:p>2015.227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2</text:p>
          </table:table-cell>
          <table:table-cell table:style-name="ce135" office:value-type="string" calcext:value-type="string">
            <text:p>4</text:p>
          </table:table-cell>
          <table:table-cell/>
          <table:covered-table-cell table:style-name="ce4"/>
          <table:table-cell table:style-name="ce131" office:value-type="float" office:value="3.03825160250777" calcext:value-type="float">
            <text:p>3.038</text:p>
          </table:table-cell>
          <table:table-cell table:style-name="ce124" office:value-type="float" office:value="2.62707942979637" calcext:value-type="float">
            <text:p>2.627</text:p>
          </table:table-cell>
          <table:table-cell table:style-name="ce126" office:value-type="float" office:value="3.53606688693685" calcext:value-type="float">
            <text:p>3.536</text:p>
          </table:table-cell>
          <table:table-cell table:style-name="ce124" office:value-type="float" office:value="2.890625" calcext:value-type="float">
            <text:p>2.891</text:p>
          </table:table-cell>
          <table:table-cell table:style-name="ce126" office:value-type="float" office:value="2.94832463392652" calcext:value-type="float">
            <text:p>2.948</text:p>
          </table:table-cell>
          <table:table-cell table:style-name="ce124" office:value-type="float" office:value="3.22414226660169" calcext:value-type="float">
            <text:p>3.224</text:p>
          </table:table-cell>
          <table:table-cell table:style-name="ce145" office:value-type="float" office:value="2.74726317792525" calcext:value-type="float">
            <text:p>2.747</text:p>
          </table:table-cell>
          <table:table-cell table:style-name="ce205" office:value-type="float" office:value="3.01844660948665" calcext:value-type="float">
            <text:p>3.018</text:p>
          </table:table-cell>
          <table:table-cell table:style-name="ce205" office:value-type="float" office:value="2.82387713065818" calcext:value-type="float">
            <text:p>2.824</text:p>
          </table:table-cell>
          <table:table-cell table:style-name="ce205" office:value-type="float" office:value="2.88273104054976" calcext:value-type="float">
            <text:p>2.883</text:p>
          </table:table-cell>
          <table:table-cell table:style-name="ce137" office:value-type="float" office:value="2.8427734375" calcext:value-type="float">
            <text:p>2.843</text:p>
          </table:table-cell>
          <table:table-cell table:style-name="ce205" office:value-type="float" office:value="2.64503652143888" calcext:value-type="float">
            <text:p>2.645</text:p>
          </table:table-cell>
          <table:table-cell table:style-name="ce137" office:value-type="float" office:value="2.23796494727111" calcext:value-type="float">
            <text:p>2.238</text:p>
          </table:table-cell>
          <table:table-cell table:style-name="ce217" office:value-type="float" office:value="2.86449226097148" calcext:value-type="float">
            <text:p>2.864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1300/hc</text:p>
          </table:table-cell>
          <table:table-cell table:style-name="ce135" office:value-type="string" calcext:value-type="string">
            <text:p>1600/hc</text:p>
          </table:table-cell>
          <table:table-cell/>
          <table:covered-table-cell table:style-name="ce4"/>
          <table:table-cell table:style-name="ce131" office:value-type="float" office:value="1415.80563710326" calcext:value-type="float">
            <text:p>1415.806</text:p>
          </table:table-cell>
          <table:table-cell table:style-name="ce124" office:value-type="float" office:value="1517.65430763904" calcext:value-type="float">
            <text:p>1517.654</text:p>
          </table:table-cell>
          <table:table-cell table:style-name="ce126" office:value-type="float" office:value="1351.30288151179" calcext:value-type="float">
            <text:p>1351.303</text:p>
          </table:table-cell>
          <table:table-cell table:style-name="ce124" office:value-type="float" office:value="1445.37514909844" calcext:value-type="float">
            <text:p>1445.375</text:p>
          </table:table-cell>
          <table:table-cell table:style-name="ce126" office:value-type="float" office:value="1376.07184632334" calcext:value-type="float">
            <text:p>1376.072</text:p>
          </table:table-cell>
          <table:table-cell table:style-name="ce124" office:value-type="float" office:value="1364.64456585997" calcext:value-type="float">
            <text:p>1364.645</text:p>
          </table:table-cell>
          <table:table-cell table:style-name="ce145" office:value-type="float" office:value="1432.93628212912" calcext:value-type="float">
            <text:p>1432.936</text:p>
          </table:table-cell>
          <table:table-cell table:style-name="ce205" office:value-type="float" office:value="1451.35585572712" calcext:value-type="float">
            <text:p>1451.356</text:p>
          </table:table-cell>
          <table:table-cell table:style-name="ce205" office:value-type="float" office:value="1519.47611444917" calcext:value-type="float">
            <text:p>1519.476</text:p>
          </table:table-cell>
          <table:table-cell table:style-name="ce205" office:value-type="float" office:value="1492.01252370749" calcext:value-type="float">
            <text:p>1492.013</text:p>
          </table:table-cell>
          <table:table-cell table:style-name="ce137" office:value-type="float" office:value="1464.16360588604" calcext:value-type="float">
            <text:p>1464.164</text:p>
          </table:table-cell>
          <table:table-cell table:style-name="ce205" office:value-type="float" office:value="1471.73322184672" calcext:value-type="float">
            <text:p>1471.733</text:p>
          </table:table-cell>
          <table:table-cell table:style-name="ce137" office:value-type="float" office:value="1534.86510958648" calcext:value-type="float">
            <text:p>1534.865</text:p>
          </table:table-cell>
          <table:table-cell table:style-name="ce217" office:value-type="float" office:value="1473.08793025659" calcext:value-type="float">
            <text:p>1473.088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3</text:p>
          </table:table-cell>
          <table:table-cell table:style-name="ce135" office:value-type="string" calcext:value-type="string">
            <text:p>5</text:p>
          </table:table-cell>
          <table:table-cell/>
          <table:covered-table-cell table:style-name="ce4"/>
          <table:table-cell table:style-name="ce131" office:value-type="float" office:value="4.02916025222449" calcext:value-type="float">
            <text:p>4.029</text:p>
          </table:table-cell>
          <table:table-cell table:style-name="ce124" office:value-type="float" office:value="3.99685947814228" calcext:value-type="float">
            <text:p>3.997</text:p>
          </table:table-cell>
          <table:table-cell table:style-name="ce126" office:value-type="float" office:value="4.35102167493394" calcext:value-type="float">
            <text:p>4.351</text:p>
          </table:table-cell>
          <table:table-cell table:style-name="ce124" office:value-type="float" office:value="4.0537109375" calcext:value-type="float">
            <text:p>4.054</text:p>
          </table:table-cell>
          <table:table-cell table:style-name="ce126" office:value-type="float" office:value="4.60141450133221" calcext:value-type="float">
            <text:p>4.601</text:p>
          </table:table-cell>
          <table:table-cell table:style-name="ce124" office:value-type="float" office:value="4.45508706536191" calcext:value-type="float">
            <text:p>4.455</text:p>
          </table:table-cell>
          <table:table-cell table:style-name="ce145" office:value-type="float" office:value="4.27757996998487" calcext:value-type="float">
            <text:p>4.278</text:p>
          </table:table-cell>
          <table:table-cell table:style-name="ce205" office:value-type="float" office:value="4.05123185134585" calcext:value-type="float">
            <text:p>4.051</text:p>
          </table:table-cell>
          <table:table-cell table:style-name="ce205" office:value-type="float" office:value="3.72177930136847" calcext:value-type="float">
            <text:p>3.722</text:p>
          </table:table-cell>
          <table:table-cell table:style-name="ce205" office:value-type="float" office:value="3.79263847418175" calcext:value-type="float">
            <text:p>3.793</text:p>
          </table:table-cell>
          <table:table-cell table:style-name="ce137" office:value-type="float" office:value="4" calcext:value-type="float">
            <text:p>4.000</text:p>
          </table:table-cell>
          <table:table-cell table:style-name="ce205" office:value-type="float" office:value="4.05896926028322" calcext:value-type="float">
            <text:p>4.059</text:p>
          </table:table-cell>
          <table:table-cell table:style-name="ce137" office:value-type="float" office:value="3.99373625388652" calcext:value-type="float">
            <text:p>3.994</text:p>
          </table:table-cell>
          <table:table-cell table:style-name="ce217" office:value-type="float" office:value="3.93811011512144" calcext:value-type="float">
            <text:p>3.938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710/hc</text:p>
          </table:table-cell>
          <table:table-cell table:style-name="ce135" office:value-type="string" calcext:value-type="string">
            <text:p>750/hc</text:p>
          </table:table-cell>
          <table:table-cell/>
          <table:covered-table-cell table:style-name="ce4"/>
          <table:table-cell table:style-name="ce131" office:value-type="float" office:value="744.552190532894" calcext:value-type="float">
            <text:p>744.552</text:p>
          </table:table-cell>
          <table:table-cell table:style-name="ce124" office:value-type="float" office:value="745.51286714661" calcext:value-type="float">
            <text:p>745.513</text:p>
          </table:table-cell>
          <table:table-cell table:style-name="ce126" office:value-type="float" office:value="732.447259796658" calcext:value-type="float">
            <text:p>732.447</text:p>
          </table:table-cell>
          <table:table-cell table:style-name="ce124" office:value-type="float" office:value="730" calcext:value-type="float">
            <text:p>730.000</text:p>
          </table:table-cell>
          <table:table-cell table:style-name="ce126" office:value-type="float" office:value="735.410119163478" calcext:value-type="float">
            <text:p>735.410</text:p>
          </table:table-cell>
          <table:table-cell table:style-name="ce124" office:value-type="float" office:value="736.222375539775" calcext:value-type="float">
            <text:p>736.222</text:p>
          </table:table-cell>
          <table:table-cell table:style-name="ce145" office:value-type="float" office:value="738.966863168927" calcext:value-type="float">
            <text:p>738.967</text:p>
          </table:table-cell>
          <table:table-cell table:style-name="ce205" office:value-type="float" office:value="746.138744108797" calcext:value-type="float">
            <text:p>746.139</text:p>
          </table:table-cell>
          <table:table-cell table:style-name="ce205" office:value-type="float" office:value="735.799187243295" calcext:value-type="float">
            <text:p>735.799</text:p>
          </table:table-cell>
          <table:table-cell table:style-name="ce205" office:value-type="float" office:value="745.981036417486" calcext:value-type="float">
            <text:p>745.981</text:p>
          </table:table-cell>
          <table:table-cell table:style-name="ce137" office:value-type="float" office:value="730" calcext:value-type="float">
            <text:p>730.000</text:p>
          </table:table-cell>
          <table:table-cell table:style-name="ce205" office:value-type="float" office:value="717.380646746677" calcext:value-type="float">
            <text:p>717.381</text:p>
          </table:table-cell>
          <table:table-cell table:style-name="ce137" office:value-type="float" office:value="740.728624788503" calcext:value-type="float">
            <text:p>740.729</text:p>
          </table:table-cell>
          <table:table-cell table:style-name="ce217" office:value-type="float" office:value="731.731151145532" calcext:value-type="float">
            <text:p>731.73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35" office:value-type="string" calcext:value-type="string">
            <text:p>530/hc</text:p>
          </table:table-cell>
          <table:table-cell table:style-name="ce135" office:value-type="string" calcext:value-type="string">
            <text:p>580/hc</text:p>
          </table:table-cell>
          <table:table-cell/>
          <table:covered-table-cell table:style-name="ce144"/>
          <table:table-cell table:style-name="ce132" office:value-type="float" office:value="550.782516173494" calcext:value-type="float">
            <text:p>550.783</text:p>
          </table:table-cell>
          <table:table-cell table:style-name="ce136" office:value-type="float" office:value="544.213912594484" calcext:value-type="float">
            <text:p>544.214</text:p>
          </table:table-cell>
          <table:table-cell table:style-name="ce136" office:value-type="float" office:value="559.413816903333" calcext:value-type="float">
            <text:p>559.414</text:p>
          </table:table-cell>
          <table:table-cell table:style-name="ce136" office:value-type="float" office:value="555" calcext:value-type="float">
            <text:p>555.000</text:p>
          </table:table-cell>
          <table:table-cell table:style-name="ce136" office:value-type="float" office:value="567.911364608054" calcext:value-type="float">
            <text:p>567.911</text:p>
          </table:table-cell>
          <table:table-cell table:style-name="ce136" office:value-type="float" office:value="567.920362235159" calcext:value-type="float">
            <text:p>567.920</text:p>
          </table:table-cell>
          <table:table-cell table:style-name="ce79" office:value-type="float" office:value="545.247265364926" calcext:value-type="float">
            <text:p>545.247</text:p>
          </table:table-cell>
          <table:table-cell table:style-name="ce148" office:value-type="float" office:value="558.533292602249" calcext:value-type="float">
            <text:p>558.533</text:p>
          </table:table-cell>
          <table:table-cell table:style-name="ce148" office:value-type="float" office:value="561.419879062382" calcext:value-type="float">
            <text:p>561.420</text:p>
          </table:table-cell>
          <table:table-cell table:style-name="ce148" office:value-type="float" office:value="554.464661491204" calcext:value-type="float">
            <text:p>554.465</text:p>
          </table:table-cell>
          <table:table-cell table:style-name="ce148" office:value-type="float" office:value="555" calcext:value-type="float">
            <text:p>555.000</text:p>
          </table:table-cell>
          <table:table-cell table:style-name="ce148" office:value-type="float" office:value="572.633467369776" calcext:value-type="float">
            <text:p>572.633</text:p>
          </table:table-cell>
          <table:table-cell table:style-name="ce148" office:value-type="float" office:value="565.305393542156" calcext:value-type="float">
            <text:p>565.305</text:p>
          </table:table-cell>
          <table:table-cell table:style-name="ce85" office:value-type="float" office:value="558.129800791325" calcext:value-type="float">
            <text:p>558.130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200" office:value-type="string" calcext:value-type="string">
            <text:p>SSE</text:p>
          </table:table-cell>
          <table:table-cell table:style-name="ce154" office:value-type="float" office:value="15.5206499347267" calcext:value-type="float">
            <text:p>15.521</text:p>
          </table:table-cell>
          <table:table-cell table:style-name="ce167" office:value-type="float" office:value="17.042216652041" calcext:value-type="float">
            <text:p>17.042</text:p>
          </table:table-cell>
          <table:table-cell table:style-name="ce167" office:value-type="float" office:value="8.42091460633939" calcext:value-type="float">
            <text:p>8.421</text:p>
          </table:table-cell>
          <table:table-cell table:style-name="ce167" office:value-type="float" office:value="10.5066961672589" calcext:value-type="float">
            <text:p>10.507</text:p>
          </table:table-cell>
          <table:table-cell table:style-name="ce167" office:value-type="float" office:value="7.89451822060517" calcext:value-type="float">
            <text:p>7.895</text:p>
          </table:table-cell>
          <table:table-cell table:style-name="ce213" office:value-type="float" office:value="6.27240087865089" calcext:value-type="float">
            <text:p>6.272</text:p>
          </table:table-cell>
          <table:table-cell table:style-name="ce186" office:value-type="float" office:value="14.6418327519858" calcext:value-type="float">
            <text:p>14.642</text:p>
          </table:table-cell>
          <table:table-cell table:style-name="ce167" office:value-type="float" office:value="16.9892194589155" calcext:value-type="float">
            <text:p>16.989</text:p>
          </table:table-cell>
          <table:table-cell table:style-name="ce167" office:value-type="float" office:value="12.6871275460069" calcext:value-type="float">
            <text:p>12.687</text:p>
          </table:table-cell>
          <table:table-cell table:style-name="ce167" office:value-type="float" office:value="11.8807556271935" calcext:value-type="float">
            <text:p>11.881</text:p>
          </table:table-cell>
          <table:table-cell table:style-name="ce167" office:value-type="float" office:value="12.5317307217246" calcext:value-type="float">
            <text:p>12.532</text:p>
          </table:table-cell>
          <table:table-cell table:style-name="ce167" office:value-type="float" office:value="12.5739634298085" calcext:value-type="float">
            <text:p>12.574</text:p>
          </table:table-cell>
          <table:table-cell table:style-name="ce213" office:value-type="float" office:value="11.41759411512" calcext:value-type="float">
            <text:p>11.418</text:p>
          </table:table-cell>
          <table:table-cell table:style-name="ce186" office:value-type="float" office:value="13.9133166647018" calcext:value-type="float">
            <text:p>13.913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200" office:value-type="string" calcext:value-type="string">
            <text:p>RMSE</text:p>
          </table:table-cell>
          <table:table-cell table:style-name="ce154" office:value-type="float" office:value="0.311454751275433" calcext:value-type="float">
            <text:p>0.311</text:p>
          </table:table-cell>
          <table:table-cell table:style-name="ce167" office:value-type="float" office:value="0.326364602975348" calcext:value-type="float">
            <text:p>0.326</text:p>
          </table:table-cell>
          <table:table-cell table:style-name="ce167" office:value-type="float" office:value="0.229413853743886" calcext:value-type="float">
            <text:p>0.229</text:p>
          </table:table-cell>
          <table:table-cell table:style-name="ce167" office:value-type="float" office:value="0.256255441006368" calcext:value-type="float">
            <text:p>0.256</text:p>
          </table:table-cell>
          <table:table-cell table:style-name="ce167" office:value-type="float" office:value="0.222127753508611" calcext:value-type="float">
            <text:p>0.222</text:p>
          </table:table-cell>
          <table:table-cell table:style-name="ce213" office:value-type="float" office:value="0.19799622595284" calcext:value-type="float">
            <text:p>0.198</text:p>
          </table:table-cell>
          <table:table-cell table:style-name="ce186" office:value-type="float" office:value="0.302508602687446" calcext:value-type="float">
            <text:p>0.303</text:p>
          </table:table-cell>
          <table:table-cell table:style-name="ce167" office:value-type="float" office:value="0.336543404421237" calcext:value-type="float">
            <text:p>0.337</text:p>
          </table:table-cell>
          <table:table-cell table:style-name="ce167" office:value-type="float" office:value="0.290827870581058" calcext:value-type="float">
            <text:p>0.291</text:p>
          </table:table-cell>
          <table:table-cell table:style-name="ce167" office:value-type="float" office:value="0.28143389546148" calcext:value-type="float">
            <text:p>0.281</text:p>
          </table:table-cell>
          <table:table-cell table:style-name="ce167" office:value-type="float" office:value="0.289041297184613" calcext:value-type="float">
            <text:p>0.289</text:p>
          </table:table-cell>
          <table:table-cell table:style-name="ce167" office:value-type="float" office:value="0.2895279310626" calcext:value-type="float">
            <text:p>0.290</text:p>
          </table:table-cell>
          <table:table-cell table:style-name="ce213" office:value-type="float" office:value="0.275893628235231" calcext:value-type="float">
            <text:p>0.276</text:p>
          </table:table-cell>
          <table:table-cell table:style-name="ce186" office:value-type="float" office:value="0.304557785044719" calcext:value-type="float">
            <text:p>0.305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38" office:value-type="string" calcext:value-type="string">
            <text:p>a_s</text:p>
          </table:table-cell>
          <table:table-cell table:style-name="ce130" office:value-type="float" office:value="-23.8502688760321" calcext:value-type="float">
            <text:p>-23.850</text:p>
          </table:table-cell>
          <table:table-cell table:style-name="ce134" office:value-type="float" office:value="-23.453313905584" calcext:value-type="float">
            <text:p>-23.453</text:p>
          </table:table-cell>
          <table:table-cell table:style-name="ce134" office:value-type="float" office:value="-23.918014870387" calcext:value-type="float">
            <text:p>-23.918</text:p>
          </table:table-cell>
          <table:table-cell table:style-name="ce134" office:value-type="float" office:value="-23.7676490723297" calcext:value-type="float">
            <text:p>-23.768</text:p>
          </table:table-cell>
          <table:table-cell table:style-name="ce134" office:value-type="float" office:value="-23.795663849124" calcext:value-type="float">
            <text:p>-23.796</text:p>
          </table:table-cell>
          <table:table-cell table:style-name="ce134" office:value-type="float" office:value="-23.7691884207986" calcext:value-type="float">
            <text:p>-23.769</text:p>
          </table:table-cell>
          <table:table-cell table:style-name="ce170" office:value-type="float" office:value="-23.8480059619181" calcext:value-type="float">
            <text:p>-23.848</text:p>
          </table:table-cell>
          <table:table-cell table:style-name="ce147" office:value-type="float" office:value="-23.7971606160802" calcext:value-type="float">
            <text:p>-23.797</text:p>
          </table:table-cell>
          <table:table-cell table:style-name="ce147" office:value-type="float" office:value="-23.8221903935807" calcext:value-type="float">
            <text:p>-23.822</text:p>
          </table:table-cell>
          <table:table-cell table:style-name="ce147" office:value-type="float" office:value="-23.8646136142043" calcext:value-type="float">
            <text:p>-23.865</text:p>
          </table:table-cell>
          <table:table-cell table:style-name="ce147" office:value-type="float" office:value="-23.790484819067" calcext:value-type="float">
            <text:p>-23.790</text:p>
          </table:table-cell>
          <table:table-cell table:style-name="ce147" office:value-type="float" office:value="-23.7733715985038" calcext:value-type="float">
            <text:p>-23.773</text:p>
          </table:table-cell>
          <table:table-cell table:style-name="ce147" office:value-type="float" office:value="-23.7579278771992" calcext:value-type="float">
            <text:p>-23.758</text:p>
          </table:table-cell>
          <table:table-cell table:style-name="ce84" office:value-type="float" office:value="-23.7659118359757" calcext:value-type="float">
            <text:p>-23.766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r_s</text:p>
          </table:table-cell>
          <table:table-cell table:style-name="ce131" office:value-type="float" office:value="2.74037110813752" calcext:value-type="float">
            <text:p>2.740</text:p>
          </table:table-cell>
          <table:table-cell table:style-name="ce124" office:value-type="float" office:value="2.74070126924406" calcext:value-type="float">
            <text:p>2.741</text:p>
          </table:table-cell>
          <table:table-cell table:style-name="ce126" office:value-type="float" office:value="2.749019569042" calcext:value-type="float">
            <text:p>2.749</text:p>
          </table:table-cell>
          <table:table-cell table:style-name="ce124" office:value-type="float" office:value="2.73199044331155" calcext:value-type="float">
            <text:p>2.732</text:p>
          </table:table-cell>
          <table:table-cell table:style-name="ce126" office:value-type="float" office:value="2.73920199330493" calcext:value-type="float">
            <text:p>2.739</text:p>
          </table:table-cell>
          <table:table-cell table:style-name="ce124" office:value-type="float" office:value="2.73810236814255" calcext:value-type="float">
            <text:p>2.738</text:p>
          </table:table-cell>
          <table:table-cell table:style-name="ce145" office:value-type="float" office:value="2.73407546620376" calcext:value-type="float">
            <text:p>2.734</text:p>
          </table:table-cell>
          <table:table-cell table:style-name="ce205" office:value-type="float" office:value="2.71873562324428" calcext:value-type="float">
            <text:p>2.719</text:p>
          </table:table-cell>
          <table:table-cell table:style-name="ce205" office:value-type="float" office:value="2.70135391081235" calcext:value-type="float">
            <text:p>2.701</text:p>
          </table:table-cell>
          <table:table-cell table:style-name="ce205" office:value-type="float" office:value="2.70623963974453" calcext:value-type="float">
            <text:p>2.706</text:p>
          </table:table-cell>
          <table:table-cell table:style-name="ce137" office:value-type="float" office:value="2.7088276457168" calcext:value-type="float">
            <text:p>2.709</text:p>
          </table:table-cell>
          <table:table-cell table:style-name="ce205" office:value-type="float" office:value="2.70089372623418" calcext:value-type="float">
            <text:p>2.701</text:p>
          </table:table-cell>
          <table:table-cell table:style-name="ce137" office:value-type="float" office:value="2.69457748123503" calcext:value-type="float">
            <text:p>2.695</text:p>
          </table:table-cell>
          <table:table-cell table:style-name="ce217" office:value-type="float" office:value="2.71094342980576" calcext:value-type="float">
            <text:p>2.711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a_t</text:p>
          </table:table-cell>
          <table:table-cell table:style-name="ce131" office:value-type="float" office:value="5.48590500908435" calcext:value-type="float">
            <text:p>5.486</text:p>
          </table:table-cell>
          <table:table-cell table:style-name="ce124" office:value-type="float" office:value="5.46292584418607" calcext:value-type="float">
            <text:p>5.463</text:p>
          </table:table-cell>
          <table:table-cell table:style-name="ce126" office:value-type="float" office:value="5.41140203035266" calcext:value-type="float">
            <text:p>5.411</text:p>
          </table:table-cell>
          <table:table-cell table:style-name="ce124" office:value-type="float" office:value="5.43811984169761" calcext:value-type="float">
            <text:p>5.438</text:p>
          </table:table-cell>
          <table:table-cell table:style-name="ce126" office:value-type="float" office:value="5.38121382852252" calcext:value-type="float">
            <text:p>5.381</text:p>
          </table:table-cell>
          <table:table-cell table:style-name="ce124" office:value-type="float" office:value="5.39330120936174" calcext:value-type="float">
            <text:p>5.393</text:p>
          </table:table-cell>
          <table:table-cell table:style-name="ce145" office:value-type="float" office:value="5.42554042341664" calcext:value-type="float">
            <text:p>5.426</text:p>
          </table:table-cell>
          <table:table-cell table:style-name="ce205" office:value-type="float" office:value="5.40830126154214" calcext:value-type="float">
            <text:p>5.408</text:p>
          </table:table-cell>
          <table:table-cell table:style-name="ce205" office:value-type="float" office:value="5.44510854089772" calcext:value-type="float">
            <text:p>5.445</text:p>
          </table:table-cell>
          <table:table-cell table:style-name="ce205" office:value-type="float" office:value="5.43664252579899" calcext:value-type="float">
            <text:p>5.437</text:p>
          </table:table-cell>
          <table:table-cell table:style-name="ce137" office:value-type="float" office:value="5.43543404966767" calcext:value-type="float">
            <text:p>5.435</text:p>
          </table:table-cell>
          <table:table-cell table:style-name="ce205" office:value-type="float" office:value="5.40403318541868" calcext:value-type="float">
            <text:p>5.404</text:p>
          </table:table-cell>
          <table:table-cell table:style-name="ce137" office:value-type="float" office:value="5.43640484708185" calcext:value-type="float">
            <text:p>5.436</text:p>
          </table:table-cell>
          <table:table-cell table:style-name="ce217" office:value-type="float" office:value="5.42938108276051" calcext:value-type="float">
            <text:p>5.429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r_t</text:p>
          </table:table-cell>
          <table:table-cell table:style-name="ce131" office:value-type="float" office:value="1.76778099066837" calcext:value-type="float">
            <text:p>1.768</text:p>
          </table:table-cell>
          <table:table-cell table:style-name="ce124" office:value-type="float" office:value="1.77706933654217" calcext:value-type="float">
            <text:p>1.777</text:p>
          </table:table-cell>
          <table:table-cell table:style-name="ce126" office:value-type="float" office:value="1.78033623290008" calcext:value-type="float">
            <text:p>1.780</text:p>
          </table:table-cell>
          <table:table-cell table:style-name="ce124" office:value-type="float" office:value="1.77346928543781" calcext:value-type="float">
            <text:p>1.773</text:p>
          </table:table-cell>
          <table:table-cell table:style-name="ce126" office:value-type="float" office:value="1.78046251823912" calcext:value-type="float">
            <text:p>1.780</text:p>
          </table:table-cell>
          <table:table-cell table:style-name="ce124" office:value-type="float" office:value="1.77992063266924" calcext:value-type="float">
            <text:p>1.780</text:p>
          </table:table-cell>
          <table:table-cell table:style-name="ce145" office:value-type="float" office:value="1.76062051912225" calcext:value-type="float">
            <text:p>1.761</text:p>
          </table:table-cell>
          <table:table-cell table:style-name="ce205" office:value-type="float" office:value="1.75584451743241" calcext:value-type="float">
            <text:p>1.756</text:p>
          </table:table-cell>
          <table:table-cell table:style-name="ce205" office:value-type="float" office:value="1.74988452589653" calcext:value-type="float">
            <text:p>1.750</text:p>
          </table:table-cell>
          <table:table-cell table:style-name="ce205" office:value-type="float" office:value="1.75098306792431" calcext:value-type="float">
            <text:p>1.751</text:p>
          </table:table-cell>
          <table:table-cell table:style-name="ce137" office:value-type="float" office:value="1.75275941637488" calcext:value-type="float">
            <text:p>1.753</text:p>
          </table:table-cell>
          <table:table-cell table:style-name="ce205" office:value-type="float" office:value="1.7552341616756" calcext:value-type="float">
            <text:p>1.755</text:p>
          </table:table-cell>
          <table:table-cell table:style-name="ce137" office:value-type="float" office:value="1.7487008301113" calcext:value-type="float">
            <text:p>1.749</text:p>
          </table:table-cell>
          <table:table-cell table:style-name="ce217" office:value-type="float" office:value="1.7636052334601" calcext:value-type="float">
            <text:p>1.764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44" office:value-type="string" calcext:value-type="string">
            <text:p>e_d</text:p>
          </table:table-cell>
          <table:table-cell table:style-name="ce132" office:value-type="float" office:value="2.16323814531714" calcext:value-type="float">
            <text:p>2.163</text:p>
          </table:table-cell>
          <table:table-cell table:style-name="ce136" office:value-type="float" office:value="2.19561178917754" calcext:value-type="float">
            <text:p>2.196</text:p>
          </table:table-cell>
          <table:table-cell table:style-name="ce136" office:value-type="float" office:value="2.25543132733083" calcext:value-type="float">
            <text:p>2.255</text:p>
          </table:table-cell>
          <table:table-cell table:style-name="ce136" office:value-type="float" office:value="2.21956992320096" calcext:value-type="float">
            <text:p>2.220</text:p>
          </table:table-cell>
          <table:table-cell table:style-name="ce136" office:value-type="float" office:value="2.29006066821046" calcext:value-type="float">
            <text:p>2.290</text:p>
          </table:table-cell>
          <table:table-cell table:style-name="ce136" office:value-type="float" office:value="2.27564452985179" calcext:value-type="float">
            <text:p>2.276</text:p>
          </table:table-cell>
          <table:table-cell table:style-name="ce172" office:value-type="float" office:value="2.22224265675729" calcext:value-type="float">
            <text:p>2.222</text:p>
          </table:table-cell>
          <table:table-cell table:style-name="ce136" office:value-type="float" office:value="2.23714979086759" calcext:value-type="float">
            <text:p>2.237</text:p>
          </table:table-cell>
          <table:table-cell table:style-name="ce148" office:value-type="float" office:value="2.1917601295337" calcext:value-type="float">
            <text:p>2.192</text:p>
          </table:table-cell>
          <table:table-cell table:style-name="ce148" office:value-type="float" office:value="2.20183294420837" calcext:value-type="float">
            <text:p>2.202</text:p>
          </table:table-cell>
          <table:table-cell table:style-name="ce148" office:value-type="float" office:value="2.20465732634116" calcext:value-type="float">
            <text:p>2.205</text:p>
          </table:table-cell>
          <table:table-cell table:style-name="ce148" office:value-type="float" office:value="2.24136714745992" calcext:value-type="float">
            <text:p>2.241</text:p>
          </table:table-cell>
          <table:table-cell table:style-name="ce148" office:value-type="float" office:value="2.20015159595261" calcext:value-type="float">
            <text:p>2.200</text:p>
          </table:table-cell>
          <table:table-cell table:style-name="ce172" office:value-type="float" office:value="2.22060751005885" calcext:value-type="float">
            <text:p>2.22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20" table:number-columns-repeated="3"/>
          <table:table-cell table:style-name="ce200" office:value-type="string" calcext:value-type="string">
            <text:p>time</text:p>
          </table:table-cell>
          <table:table-cell table:style-name="ce133" office:value-type="float" office:value="180.3334557" calcext:value-type="float">
            <text:p>180.333</text:p>
          </table:table-cell>
          <table:table-cell table:style-name="ce137" office:value-type="float" office:value="15650.8421332" calcext:value-type="float">
            <text:p>15650.842</text:p>
          </table:table-cell>
          <table:table-cell table:style-name="ce137" office:value-type="float" office:value="10884.0089854" calcext:value-type="float">
            <text:p>10884.009</text:p>
          </table:table-cell>
          <table:table-cell table:style-name="ce205" office:value-type="float" office:value="18003.2070222" calcext:value-type="float">
            <text:p>18003.207</text:p>
          </table:table-cell>
          <table:table-cell table:style-name="ce137" office:value-type="float" office:value="18003.780582" calcext:value-type="float">
            <text:p>18003.781</text:p>
          </table:table-cell>
          <table:table-cell table:style-name="ce205" table:formula="of:=18003.780582+18001.8278499+18008.566114+18006.4671511+18007.3289969+18007.2873534+18013.433512" office:value-type="float" office:value="126048.6915593" calcext:value-type="float">
            <text:p>126048.692</text:p>
          </table:table-cell>
          <table:table-cell table:style-name="ce217" office:value-type="float" office:value="18002.470408" calcext:value-type="float">
            <text:p>18002.470</text:p>
          </table:table-cell>
          <table:table-cell table:style-name="ce137" office:value-type="float" office:value="182.4748313" calcext:value-type="float">
            <text:p>182.475</text:p>
          </table:table-cell>
          <table:table-cell table:style-name="ce205" office:value-type="float" office:value="10116.3502667" calcext:value-type="float">
            <text:p>10116.350</text:p>
          </table:table-cell>
          <table:table-cell table:style-name="ce205" office:value-type="float" office:value="13076.4805419" calcext:value-type="float">
            <text:p>13076.481</text:p>
          </table:table-cell>
          <table:table-cell table:style-name="ce137" office:value-type="float" office:value="18001.9266537" calcext:value-type="float">
            <text:p>18001.927</text:p>
          </table:table-cell>
          <table:table-cell table:style-name="ce205" office:value-type="float" office:value="18021.1386076" calcext:value-type="float">
            <text:p>18021.139</text:p>
          </table:table-cell>
          <table:table-cell table:style-name="ce137" table:formula="of:=18020.7471266+18015.7191687+12735.403934+9655.3769018" office:value-type="float" office:value="58427.2471311" calcext:value-type="float">
            <text:p>58427.247</text:p>
          </table:table-cell>
          <table:table-cell table:style-name="ce217" office:value-type="float" office:value="18014.2480071" calcext:value-type="float">
            <text:p>18014.248</text:p>
          </table:table-cell>
          <table:table-cell table:style-name="Default"/>
          <table:table-cell table:style-name="ce120" table:number-columns-repeated="1005"/>
        </table:table-row>
        <table:table-row table:style-name="ro1">
          <table:table-cell table:number-columns-repeated="3"/>
          <table:table-cell table:style-name="ce129" office:value-type="string" calcext:value-type="string">
            <text:p>algorithm options</text:p>
          </table:table-cell>
          <table:table-cell table:style-name="ce214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,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MaxFunctionEvaluations',1e6,'MaxIterations',1e4,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InitialPopulationMatrix',population,'MaxTime',max_time</text:p>
          </table:table-cell>
          <table:table-cell table:style-name="ce216" office:value-type="string" calcext:value-type="string">
            <text:p>'MaxStallGenerations',1000,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NumStageOnePoints',1000,'NumTrialPoints',5000,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215" office:value-type="string" calcext:value-type="string">
            <text:p>'MaxFunctionEvaluations',1e6,'MaxIterations',1e4,'MaxTime',max_time</text:p>
          </table:table-cell>
          <table:table-cell table:style-name="ce215" office:value-type="string" calcext:value-type="string">
            <text:p>'MaxTime',max_time</text:p>
          </table:table-cell>
          <table:table-cell table:style-name="ce83" office:value-type="string" calcext:value-type="string">
            <text:p>'InitialPopulationMatrix',population,'MaxTime',max_time</text:p>
          </table:table-cell>
          <table:table-cell table:style-name="ce86" office:value-type="string" calcext:value-type="string">
            <text:p>'MaxStallGenerations',1000,'MaxTime',max_time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-params-all-2020" table:style-name="ta1">
        <table:table-column table:style-name="co1" table:default-cell-style-name="ce15"/>
        <table:table-column table:style-name="co1" table:number-columns-repeated="2" table:default-cell-style-name="ce193"/>
        <table:table-column table:style-name="co1" table:default-cell-style-name="ce253"/>
        <table:table-column table:style-name="co1" table:default-cell-style-name="ce193"/>
        <table:table-row table:style-name="ro1">
          <table:table-cell table:number-columns-spanned="1" table:number-rows-spanned="2"/>
          <table:table-cell table:style-name="ce184" office:value-type="string" calcext:value-type="string" table:number-columns-spanned="2" table:number-rows-spanned="1">
            <text:p>BONN</text:p>
          </table:table-cell>
          <table:covered-table-cell table:style-name="ce173"/>
          <table:table-cell table:style-name="ce184" office:value-type="string" calcext:value-type="string" table:number-columns-spanned="2" table:number-rows-spanned="1">
            <text:p>WJC1</text:p>
          </table:table-cell>
          <table:covered-table-cell table:style-name="ce173"/>
        </table:table-row>
        <table:table-row table:style-name="ro1">
          <table:covered-table-cell/>
          <table:table-cell table:style-name="ce173" office:value-type="string" calcext:value-type="string">
            <text:p>Исходные значения</text:p>
          </table:table-cell>
          <table:table-cell table:style-name="ce173" office:value-type="string" calcext:value-type="string">
            <text:p>fminsearch</text:p>
          </table:table-cell>
          <table:table-cell table:style-name="Default" office:value-type="string" calcext:value-type="string">
            <text:p>Исходные значения</text:p>
          </table:table-cell>
          <table:table-cell table:style-name="ce173" office:value-type="string" calcext:value-type="string">
            <text:p>fminsearch</text:p>
          </table:table-cell>
        </table:table-row>
        <table:table-row table:style-name="ro1">
          <table:table-cell office:value-type="string" calcext:value-type="string" table:number-columns-spanned="1" table:number-rows-spanned="17">
            <text:p>x</text:p>
          </table:table-cell>
          <table:table-cell office:value-type="float" office:value="14.6332935354" calcext:value-type="float">
            <text:p>14.633</text:p>
          </table:table-cell>
          <table:table-cell office:value-type="float" office:value="14.8583609521283" calcext:value-type="float">
            <text:p>14.858</text:p>
          </table:table-cell>
          <table:table-cell office:value-type="float" office:value="14.3868367361" calcext:value-type="float">
            <text:p>14.387</text:p>
          </table:table-cell>
          <table:table-cell office:value-type="float" office:value="14.3899660721729" calcext:value-type="float">
            <text:p>14.390</text:p>
          </table:table-cell>
        </table:table-row>
        <table:table-row table:style-name="ro1">
          <table:covered-table-cell/>
          <table:table-cell office:value-type="float" office:value="2330.4317432262" calcext:value-type="float">
            <text:p>2330.432</text:p>
          </table:table-cell>
          <table:table-cell office:value-type="float" office:value="2392.51122459864" calcext:value-type="float">
            <text:p>2392.511</text:p>
          </table:table-cell>
          <table:table-cell office:value-type="float" office:value="2316.5956811397" calcext:value-type="float">
            <text:p>2316.596</text:p>
          </table:table-cell>
          <table:table-cell office:value-type="float" office:value="2317.79439463121" calcext:value-type="float">
            <text:p>2317.794</text:p>
          </table:table-cell>
        </table:table-row>
        <table:table-row table:style-name="ro1">
          <table:covered-table-cell/>
          <table:table-cell office:value-type="float" office:value="3.8711771039" calcext:value-type="float">
            <text:p>3.871</text:p>
          </table:table-cell>
          <table:table-cell office:value-type="float" office:value="3.85513916281954" calcext:value-type="float">
            <text:p>3.855</text:p>
          </table:table-cell>
          <table:table-cell office:value-type="float" office:value="4.7435516201" calcext:value-type="float">
            <text:p>4.744</text:p>
          </table:table-cell>
          <table:table-cell office:value-type="float" office:value="4.83281699411347" calcext:value-type="float">
            <text:p>4.833</text:p>
          </table:table-cell>
        </table:table-row>
        <table:table-row table:style-name="ro1">
          <table:covered-table-cell/>
          <table:table-cell office:value-type="float" office:value="1148.3562745279" calcext:value-type="float">
            <text:p>1148.356</text:p>
          </table:table-cell>
          <table:table-cell office:value-type="float" office:value="1143.40295839269" calcext:value-type="float">
            <text:p>1143.403</text:p>
          </table:table-cell>
          <table:table-cell office:value-type="float" office:value="1186.3327989973" calcext:value-type="float">
            <text:p>1186.333</text:p>
          </table:table-cell>
          <table:table-cell office:value-type="float" office:value="1186.98152891187" calcext:value-type="float">
            <text:p>1186.982</text:p>
          </table:table-cell>
        </table:table-row>
        <table:table-row table:style-name="ro1">
          <table:covered-table-cell/>
          <table:table-cell office:value-type="float" office:value="1.8361804303" calcext:value-type="float">
            <text:p>1.836</text:p>
          </table:table-cell>
          <table:table-cell office:value-type="float" office:value="1.92943821993851" calcext:value-type="float">
            <text:p>1.929</text:p>
          </table:table-cell>
          <table:table-cell office:value-type="float" office:value="1.9910843395" calcext:value-type="float">
            <text:p>1.991</text:p>
          </table:table-cell>
          <table:table-cell office:value-type="float" office:value="1.99144700184473" calcext:value-type="float">
            <text:p>1.991</text:p>
          </table:table-cell>
        </table:table-row>
        <table:table-row table:style-name="ro1">
          <table:covered-table-cell/>
          <table:table-cell office:value-type="float" office:value="2283.076225927" calcext:value-type="float">
            <text:p>2283.076</text:p>
          </table:table-cell>
          <table:table-cell office:value-type="float" office:value="2350.28500038562" calcext:value-type="float">
            <text:p>2350.285</text:p>
          </table:table-cell>
          <table:table-cell office:value-type="float" office:value="2117.1415310163" calcext:value-type="float">
            <text:p>2117.142</text:p>
          </table:table-cell>
          <table:table-cell office:value-type="float" office:value="2115.23544744052" calcext:value-type="float">
            <text:p>2115.235</text:p>
          </table:table-cell>
        </table:table-row>
        <table:table-row table:style-name="ro1">
          <table:covered-table-cell/>
          <table:table-cell office:value-type="float" office:value="18.8026152851" calcext:value-type="float">
            <text:p>18.803</text:p>
          </table:table-cell>
          <table:table-cell office:value-type="float" office:value="18.7555228083027" calcext:value-type="float">
            <text:p>18.756</text:p>
          </table:table-cell>
          <table:table-cell office:value-type="float" office:value="18.9936996494" calcext:value-type="float">
            <text:p>18.994</text:p>
          </table:table-cell>
          <table:table-cell office:value-type="float" office:value="18.9908887472649" calcext:value-type="float">
            <text:p>18.991</text:p>
          </table:table-cell>
        </table:table-row>
        <table:table-row table:style-name="ro1">
          <table:covered-table-cell/>
          <table:table-cell office:value-type="float" office:value="1629.1473674575" calcext:value-type="float">
            <text:p>1629.147</text:p>
          </table:table-cell>
          <table:table-cell office:value-type="float" office:value="1649.60202203508" calcext:value-type="float">
            <text:p>1649.602</text:p>
          </table:table-cell>
          <table:table-cell office:value-type="float" office:value="1738.8243935018" calcext:value-type="float">
            <text:p>1738.824</text:p>
          </table:table-cell>
          <table:table-cell office:value-type="float" office:value="1738.73019609859" calcext:value-type="float">
            <text:p>1738.730</text:p>
          </table:table-cell>
        </table:table-row>
        <table:table-row table:style-name="ro1">
          <table:covered-table-cell/>
          <table:table-cell office:value-type="float" office:value="10.7836345492" calcext:value-type="float">
            <text:p>10.784</text:p>
          </table:table-cell>
          <table:table-cell office:value-type="float" office:value="10.7641929576036" calcext:value-type="float">
            <text:p>10.764</text:p>
          </table:table-cell>
          <table:table-cell office:value-type="float" office:value="10.8997657337" calcext:value-type="float">
            <text:p>10.900</text:p>
          </table:table-cell>
          <table:table-cell office:value-type="float" office:value="10.8992601076514" calcext:value-type="float">
            <text:p>10.899</text:p>
          </table:table-cell>
        </table:table-row>
        <table:table-row table:style-name="ro1">
          <table:covered-table-cell/>
          <table:table-cell office:value-type="float" office:value="2123.1677654876" calcext:value-type="float">
            <text:p>2123.168</text:p>
          </table:table-cell>
          <table:table-cell office:value-type="float" office:value="2157.78561721717" calcext:value-type="float">
            <text:p>2157.786</text:p>
          </table:table-cell>
          <table:table-cell office:value-type="float" office:value="2145.0415427818" calcext:value-type="float">
            <text:p>2145.042</text:p>
          </table:table-cell>
          <table:table-cell office:value-type="float" office:value="2144.66254486239" calcext:value-type="float">
            <text:p>2144.663</text:p>
          </table:table-cell>
        </table:table-row>
        <table:table-row table:style-name="ro1">
          <table:covered-table-cell/>
          <table:table-cell office:value-type="float" office:value="27.0058956576" calcext:value-type="float">
            <text:p>27.006</text:p>
          </table:table-cell>
          <table:table-cell office:value-type="float" office:value="27.0745325717039" calcext:value-type="float">
            <text:p>27.075</text:p>
          </table:table-cell>
          <table:table-cell office:value-type="float" office:value="27.0099725134" calcext:value-type="float">
            <text:p>27.010</text:p>
          </table:table-cell>
          <table:table-cell office:value-type="float" office:value="27.0118955168595" calcext:value-type="float">
            <text:p>27.012</text:p>
          </table:table-cell>
        </table:table-row>
        <table:table-row table:style-name="ro1">
          <table:covered-table-cell/>
          <table:table-cell office:value-type="float" office:value="2067.1625264904" calcext:value-type="float">
            <text:p>2067.163</text:p>
          </table:table-cell>
          <table:table-cell office:value-type="float" office:value="2075.53909377073" calcext:value-type="float">
            <text:p>2075.539</text:p>
          </table:table-cell>
          <table:table-cell office:value-type="float" office:value="2048.4847172346" calcext:value-type="float">
            <text:p>2048.485</text:p>
          </table:table-cell>
          <table:table-cell office:value-type="float" office:value="2048.56298634976" calcext:value-type="float">
            <text:p>2048.563</text:p>
          </table:table-cell>
        </table:table-row>
        <table:table-row table:style-name="ro1">
          <table:covered-table-cell/>
          <table:table-cell office:value-type="float" office:value="1.5238860985" calcext:value-type="float">
            <text:p>1.524</text:p>
          </table:table-cell>
          <table:table-cell office:value-type="float" office:value="1.55849009772522" calcext:value-type="float">
            <text:p>1.558</text:p>
          </table:table-cell>
          <table:table-cell office:value-type="float" office:value="1.4905153859" calcext:value-type="float">
            <text:p>1.491</text:p>
          </table:table-cell>
          <table:table-cell office:value-type="float" office:value="1.49095276924004" calcext:value-type="float">
            <text:p>1.491</text:p>
          </table:table-cell>
        </table:table-row>
        <table:table-row table:style-name="ro1">
          <table:covered-table-cell/>
          <table:table-cell office:value-type="float" office:value="1470.0932810777" calcext:value-type="float">
            <text:p>1470.093</text:p>
          </table:table-cell>
          <table:table-cell office:value-type="float" office:value="1465.59042947855" calcext:value-type="float">
            <text:p>1465.590</text:p>
          </table:table-cell>
          <table:table-cell office:value-type="float" office:value="1482.9515188766" calcext:value-type="float">
            <text:p>1482.952</text:p>
          </table:table-cell>
          <table:table-cell office:value-type="float" office:value="1482.97547431543" calcext:value-type="float">
            <text:p>1482.975</text:p>
          </table:table-cell>
        </table:table-row>
        <table:table-row table:style-name="ro1">
          <table:covered-table-cell/>
          <table:table-cell office:value-type="float" office:value="5.4099073746" calcext:value-type="float">
            <text:p>5.410</text:p>
          </table:table-cell>
          <table:table-cell office:value-type="float" office:value="5.45878736360541" calcext:value-type="float">
            <text:p>5.459</text:p>
          </table:table-cell>
          <table:table-cell office:value-type="float" office:value="5.6350461607" calcext:value-type="float">
            <text:p>5.635</text:p>
          </table:table-cell>
          <table:table-cell office:value-type="float" office:value="5.63318152183117" calcext:value-type="float">
            <text:p>5.633</text:p>
          </table:table-cell>
        </table:table-row>
        <table:table-row table:style-name="ro1">
          <table:covered-table-cell/>
          <table:table-cell office:value-type="float" office:value="722.2222010576" calcext:value-type="float">
            <text:p>722.222</text:p>
          </table:table-cell>
          <table:table-cell office:value-type="float" office:value="725.985556693699" calcext:value-type="float">
            <text:p>725.986</text:p>
          </table:table-cell>
          <table:table-cell office:value-type="float" office:value="723.6424907829" calcext:value-type="float">
            <text:p>723.642</text:p>
          </table:table-cell>
          <table:table-cell office:value-type="float" office:value="723.569393231369" calcext:value-type="float">
            <text:p>723.569</text:p>
          </table:table-cell>
        </table:table-row>
        <table:table-row table:style-name="ro1">
          <table:covered-table-cell/>
          <table:table-cell office:value-type="float" office:value="565.790697594" calcext:value-type="float">
            <text:p>565.791</text:p>
          </table:table-cell>
          <table:table-cell office:value-type="float" office:value="566.238254545306" calcext:value-type="float">
            <text:p>566.238</text:p>
          </table:table-cell>
          <table:table-cell office:value-type="float" office:value="571.7434484771" calcext:value-type="float">
            <text:p>571.743</text:p>
          </table:table-cell>
          <table:table-cell office:value-type="float" office:value="571.759156089316" calcext:value-type="float">
            <text:p>571.759</text:p>
          </table:table-cell>
        </table:table-row>
        <table:table-row table:style-name="ro1">
          <table:table-cell table:style-name="ce252" office:value-type="string" calcext:value-type="string">
            <text:p>f</text:p>
          </table:table-cell>
          <table:table-cell office:value-type="float" office:value="6.49186251132239" calcext:value-type="float">
            <text:p>6.492</text:p>
          </table:table-cell>
          <table:table-cell office:value-type="float" office:value="6.1928819024963" calcext:value-type="float">
            <text:p>6.193</text:p>
          </table:table-cell>
          <table:table-cell office:value-type="float" office:value="4.28542231574904" calcext:value-type="float">
            <text:p>4.285</text:p>
          </table:table-cell>
          <table:table-cell office:value-type="float" office:value="4.27551792615619" calcext:value-type="float">
            <text:p>4.276</text:p>
          </table:table-cell>
        </table:table-row>
        <table:table-row table:style-name="ro1">
          <table:table-cell office:value-type="string" calcext:value-type="string">
            <text:p>a_s</text:p>
          </table:table-cell>
          <table:table-cell office:value-type="float" office:value="-23.6949385694217" calcext:value-type="float">
            <text:p>-23.695</text:p>
          </table:table-cell>
          <table:table-cell office:value-type="float" office:value="-23.7142808220529" calcext:value-type="float">
            <text:p>-23.714</text:p>
          </table:table-cell>
          <table:table-cell office:value-type="float" office:value="-23.7276258721871" calcext:value-type="float">
            <text:p>-23.728</text:p>
          </table:table-cell>
          <table:table-cell office:value-type="float" office:value="-23.7123752685677" calcext:value-type="float">
            <text:p>-23.712</text:p>
          </table:table-cell>
        </table:table-row>
        <table:table-row table:style-name="ro1">
          <table:table-cell office:value-type="string" calcext:value-type="string">
            <text:p>r_s</text:p>
          </table:table-cell>
          <table:table-cell office:value-type="float" office:value="2.70764417212886" calcext:value-type="float">
            <text:p>2.708</text:p>
          </table:table-cell>
          <table:table-cell office:value-type="float" office:value="2.71751924674223" calcext:value-type="float">
            <text:p>2.718</text:p>
          </table:table-cell>
          <table:table-cell office:value-type="float" office:value="2.68780109032964" calcext:value-type="float">
            <text:p>2.688</text:p>
          </table:table-cell>
          <table:table-cell office:value-type="float" office:value="2.68835868802876" calcext:value-type="float">
            <text:p>2.688</text:p>
          </table:table-cell>
        </table:table-row>
        <table:table-row table:style-name="ro1">
          <table:table-cell office:value-type="string" calcext:value-type="string">
            <text:p>a_t</text:p>
          </table:table-cell>
          <table:table-cell office:value-type="float" office:value="5.43068854485368" calcext:value-type="float">
            <text:p>5.431</text:p>
          </table:table-cell>
          <table:table-cell office:value-type="float" office:value="5.42467446735277" calcext:value-type="float">
            <text:p>5.425</text:p>
          </table:table-cell>
          <table:table-cell office:value-type="float" office:value="5.42124547604953" calcext:value-type="float">
            <text:p>5.421</text:p>
          </table:table-cell>
          <table:table-cell office:value-type="float" office:value="5.42189161654696" calcext:value-type="float">
            <text:p>5.422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float" office:value="1.76865869405341" calcext:value-type="float">
            <text:p>1.769</text:p>
          </table:table-cell>
          <table:table-cell office:value-type="float" office:value="1.77451421655693" calcext:value-type="float">
            <text:p>1.775</text:p>
          </table:table-cell>
          <table:table-cell office:value-type="float" office:value="1.75510125338297" calcext:value-type="float">
            <text:p>1.755</text:p>
          </table:table-cell>
          <table:table-cell office:value-type="float" office:value="1.7551771501905" calcext:value-type="float">
            <text:p>1.755</text:p>
          </table:table-cell>
        </table:table-row>
        <table:table-row table:style-name="ro1">
          <table:table-cell office:value-type="string" calcext:value-type="string">
            <text:p>e_d</text:p>
          </table:table-cell>
          <table:table-cell office:value-type="float" office:value="2.22356423590212" calcext:value-type="float">
            <text:p>2.224</text:p>
          </table:table-cell>
          <table:table-cell office:value-type="float" office:value="2.23536387259568" calcext:value-type="float">
            <text:p>2.235</text:p>
          </table:table-cell>
          <table:table-cell table:style-name="ce193" office:value-type="float" office:value="2.22218267324825" calcext:value-type="float">
            <text:p>2.222</text:p>
          </table:table-cell>
          <table:table-cell office:value-type="float" office:value="2.22153762954647" calcext:value-type="float">
            <text:p>2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9:31:27.5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ниил Николаевич Поляков</meta:initial-creator>
    <meta:creation-date>2022-01-07T13:17:23.095000000</meta:creation-date>
    <dc:date>2022-04-18T20:02:01.753000000</dc:date>
    <dc:creator>Даниил Николаевич Поляков</dc:creator>
    <meta:editing-duration>PT3H14M15S</meta:editing-duration>
    <meta:editing-cycles>35</meta:editing-cycles>
    <meta:generator>LibreOffice/7.3.0.3$Windows_X86_64 LibreOffice_project/0f246aa12d0eee4a0f7adcefbf7c878fc2238db3</meta:generator>
    <meta:document-statistic meta:table-count="9" meta:cell-count="2594" meta:object-count="0"/>
  </office:meta>
</office:document-meta>
</file>